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Consolas" svg:font-family="Consolas"/>
    <style:font-face style:name="Liberation Sans" svg:font-family="'Liberation Sans'" style:font-family-generic="swiss" style:font-pitch="variable"/>
    <style:font-face style:name="Lucida Console" svg:font-family="'Lucida Console'" style:font-family-generic="modern" style:font-pitch="fixed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492in"/>
    </style:style>
    <style:style style:name="co2" style:family="table-column">
      <style:table-column-properties fo:break-before="auto" style:column-width="1.2016in"/>
    </style:style>
    <style:style style:name="co3" style:family="table-column">
      <style:table-column-properties fo:break-before="auto" style:column-width="1.0283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6335in"/>
    </style:style>
    <style:style style:name="co6" style:family="table-column">
      <style:table-column-properties fo:break-before="auto" style:column-width="0.8173in"/>
    </style:style>
    <style:style style:name="co7" style:family="table-column">
      <style:table-column-properties fo:break-before="auto" style:column-width="1.622in"/>
    </style:style>
    <style:style style:name="co8" style:family="table-column">
      <style:table-column-properties fo:break-before="auto" style:column-width="1.5681in"/>
    </style:style>
    <style:style style:name="co9" style:family="table-column">
      <style:table-column-properties fo:break-before="auto" style:column-width="0.9209in"/>
    </style:style>
    <style:style style:name="co10" style:family="table-column">
      <style:table-column-properties fo:break-before="auto" style:column-width="0.8555in"/>
    </style:style>
    <style:style style:name="co11" style:family="table-column">
      <style:table-column-properties fo:break-before="auto" style:column-width="0.9043in"/>
    </style:style>
    <style:style style:name="co12" style:family="table-column">
      <style:table-column-properties fo:break-before="auto" style:column-width="0.7772in"/>
    </style:style>
    <style:style style:name="co13" style:family="table-column">
      <style:table-column-properties fo:break-before="auto" style:column-width="1.0134in"/>
    </style:style>
    <style:style style:name="co14" style:family="table-column">
      <style:table-column-properties fo:break-before="auto" style:column-width="1.2937in"/>
    </style:style>
    <style:style style:name="co15" style:family="table-column">
      <style:table-column-properties fo:break-before="auto" style:column-width="1.307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>
      <style:table-cell-properties fo:border-bottom="none" fo:border-left="none" fo:border-right="none" fo:border-top="0.74pt solid #000000"/>
    </style:style>
    <style:style style:name="ce2" style:family="table-cell" style:parent-style-name="Default">
      <style:table-cell-properties fo:border-bottom="0.74pt solid #000000" fo:border-left="none" fo:border-right="none" fo:border-top="none"/>
    </style:style>
    <style:style style:name="ce3" style:family="table-cell" style:parent-style-name="Default">
      <style:table-cell-properties fo:border-bottom="0.74pt solid #000000" fo:border-left="none" fo:border-right="none" fo:border-top="0.74pt solid #000000"/>
    </style:style>
    <style:style style:name="ce4" style:family="table-cell" style:parent-style-name="Default" style:data-style-name="N4"/>
    <style:style style:name="ce5" style:family="table-cell" style:parent-style-name="Default" style:data-style-name="N49"/>
    <style:style style:name="ce6" style:family="table-cell" style:parent-style-name="Default" style:data-style-name="N4">
      <style:table-cell-properties fo:border-bottom="none" fo:border-left="none" fo:border-right="none" fo:border-top="0.74pt solid #000000"/>
    </style:style>
    <style:style style:name="ce7" style:family="table-cell" style:parent-style-name="Default" style:data-style-name="N4">
      <style:table-cell-properties fo:border-bottom="0.74pt solid #000000" fo:border-left="none" fo:border-right="none" fo:border-top="none"/>
    </style:style>
    <style:style style:name="ce8" style:family="table-cell" style:parent-style-name="Default" style:data-style-name="N4">
      <style:table-cell-properties fo:border-bottom="0.74pt solid #000000" fo:border-left="none" fo:border-right="none" fo:border-top="0.74pt solid #000000"/>
    </style:style>
    <style:style style:name="ce9" style:family="table-cell" style:parent-style-name="Default" style:data-style-name="N3"/>
    <style:style style:name="ce18" style:family="table-cell" style:parent-style-name="Default">
      <style:text-properties style:use-window-font-color="true" style:text-outline="false" style:text-line-through-style="none" style:text-line-through-type="none" style:font-name="Lucida Consol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Console" style:font-size-asian="9pt" style:language-asian="none" style:country-asian="none" style:font-style-asian="normal" style:font-weight-asian="normal" style:font-name-complex="Lucida Console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e994"/>
      <style:text-properties style:use-window-font-color="true" style:text-outline="false" style:text-line-through-style="none" style:text-line-through-type="none" style:font-name="Lucida Consol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Console" style:font-size-asian="9pt" style:language-asian="none" style:country-asian="none" style:font-style-asian="normal" style:font-weight-asian="normal" style:font-name-complex="Lucida Console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49">
      <style:text-properties style:use-window-font-color="true" style:text-outline="false" style:text-line-through-style="none" style:text-line-through-type="none" style:font-name="Lucida Consol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Console" style:font-size-asian="9pt" style:language-asian="none" style:country-asian="none" style:font-style-asian="normal" style:font-weight-asian="normal" style:font-name-complex="Lucida Console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49">
      <style:table-cell-properties fo:background-color="#ffe994"/>
      <style:text-properties style:use-window-font-color="true" style:text-outline="false" style:text-line-through-style="none" style:text-line-through-type="none" style:font-name="Lucida Consol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Console" style:font-size-asian="9pt" style:language-asian="none" style:country-asian="none" style:font-style-asian="normal" style:font-weight-asian="normal" style:font-name-complex="Lucida Console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3">
      <style:text-properties style:font-name="Arial" fo:font-size="10pt" style:font-size-asian="10pt" style:font-size-complex="10pt"/>
    </style:style>
    <style:style style:name="ce23" style:family="table-cell" style:parent-style-name="Default" style:data-style-name="N3">
      <style:text-properties style:use-window-font-color="true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Console" style:font-size-asian="10pt" style:language-asian="none" style:country-asian="none" style:font-style-asian="normal" style:font-weight-asian="normal" style:font-name-complex="Lucida Consol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3">
      <style:table-cell-properties fo:background-color="#ffe994"/>
      <style:text-properties style:use-window-font-color="true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Console" style:font-size-asian="10pt" style:language-asian="none" style:country-asian="none" style:font-style-asian="normal" style:font-weight-asian="normal" style:font-name-complex="Lucida Consol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3">
      <style:table-cell-properties fo:background-color="#ffe994"/>
      <style:text-properties style:font-name="Arial" fo:font-size="10pt" style:font-size-asian="10pt" style:font-size-complex="10pt"/>
    </style:style>
    <style:style style:name="ce26" style:family="table-cell" style:parent-style-name="Default" style:data-style-name="N3">
      <style:table-cell-properties fo:background-color="#ffe994"/>
    </style:style>
    <style:style style:name="ce27" style:family="table-cell" style:parent-style-name="Default" style:data-style-name="N3">
      <style:text-properties style:font-name="Arial" fo:font-size="9pt" style:font-size-asian="9pt" style:font-size-complex="9pt"/>
    </style:style>
    <style:style style:name="ce28" style:family="table-cell" style:parent-style-name="Default" style:data-style-name="N3">
      <style:text-properties style:use-window-font-color="true" style:text-outline="false" style:text-line-through-style="none" style:text-line-through-type="none" style:font-name="Arial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Console" style:font-size-asian="9pt" style:language-asian="none" style:country-asian="none" style:font-style-asian="normal" style:font-weight-asian="normal" style:font-name-complex="Lucida Console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3">
      <style:table-cell-properties fo:background-color="#ffe994"/>
      <style:text-properties style:use-window-font-color="true" style:text-outline="false" style:text-line-through-style="none" style:text-line-through-type="none" style:font-name="Arial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Console" style:font-size-asian="9pt" style:language-asian="none" style:country-asian="none" style:font-style-asian="normal" style:font-weight-asian="normal" style:font-name-complex="Lucida Console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">
      <style:table-cell-properties fo:background-color="#ffe994"/>
      <style:text-properties style:font-name="Arial" fo:font-size="9pt" style:font-size-asian="9pt" style:font-size-complex="9pt"/>
    </style:style>
    <style:style style:name="ce31" style:family="table-cell" style:parent-style-name="Default" style:data-style-name="N3">
      <style:text-properties style:use-window-font-color="true" style:text-outline="false" style:text-line-through-style="none" style:text-line-through-type="none" style:font-name="Lucida Consol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Console" style:font-size-asian="9pt" style:language-asian="none" style:country-asian="none" style:font-style-asian="normal" style:font-weight-asian="normal" style:font-name-complex="Lucida Console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99"/>
    <style:style style:name="ce33" style:family="table-cell" style:parent-style-name="Default" style:data-style-name="N99">
      <style:table-cell-properties fo:background-color="#ffe994"/>
    </style:style>
    <style:style style:name="ce34" style:family="table-cell" style:parent-style-name="Default">
      <style:table-cell-properties fo:background-color="#ffe994"/>
    </style:style>
    <style:style style:name="T1" style:family="text">
      <style:text-properties fo:color="#03a8d8" style:font-name="Consolas" fo:font-size="10pt" fo:font-weight="bold" style:font-name-asian="Consolas" style:font-name-complex="Consolas" style:font-size-asian="10pt" style:font-size-complex="10pt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number-columns-repeated="3" table:default-cell-style-name="ce4"/>
        <table:table-column table:style-name="co4" table:number-columns-repeated="16379" table:default-cell-style-name="Default"/>
        <table:table-row table:style-name="ro1" table:number-rows-repeated="3">
          <table:table-cell table:number-columns-repeated="16384"/>
        </table:table-row>
        <table:table-row table:style-name="ro1">
          <table:table-cell/>
          <table:table-cell table:style-name="ce5" office:value-type="date" office:date-value="2024-03-11" calcext:value-type="date">
            <text:p>2024-03-11</text:p>
          </table:table-cell>
          <table:table-cell table:style-name="ce5" office:value-type="date" office:date-value="2024-03-12" calcext:value-type="date">
            <text:p>2024-03-12</text:p>
          </table:table-cell>
          <table:table-cell table:style-name="ce5" office:value-type="date" office:date-value="2024-03-13" calcext:value-type="date">
            <text:p>2024-03-13</text:p>
          </table:table-cell>
          <table:table-cell table:style-name="ce5" office:value-type="date" office:date-value="2024-03-14" calcext:value-type="date">
            <text:p>2024-03-14</text:p>
          </table:table-cell>
          <table:table-cell table:number-columns-repeated="16379"/>
        </table:table-row>
        <table:table-row table:style-name="ro1">
          <table:table-cell table:style-name="ce1" office:value-type="string" calcext:value-type="string">
            <text:p>Camt 53 open</text:p>
          </table:table-cell>
          <table:table-cell table:style-name="ce6" office:value-type="float" office:value="27229398.96" calcext:value-type="float">
            <text:p>27,229,398.96</text:p>
          </table:table-cell>
          <table:table-cell table:style-name="ce6" office:value-type="float" office:value="29194819.2" calcext:value-type="float">
            <text:p>29,194,819.20</text:p>
          </table:table-cell>
          <table:table-cell table:style-name="ce6" office:value-type="float" office:value="24557140.69" calcext:value-type="float">
            <text:p>24,557,140.69</text:p>
          </table:table-cell>
          <table:table-cell table:style-name="ce6" office:value-type="float" office:value="24045029.5" calcext:value-type="float">
            <text:p>24,045,029.50</text:p>
          </table:table-cell>
          <table:table-cell table:style-name="ce1" table:number-columns-repeated="16379"/>
        </table:table-row>
        <table:table-row table:style-name="ro1">
          <table:table-cell office:value-type="string" calcext:value-type="string">
            <text:p>Camt 53 close</text:p>
          </table:table-cell>
          <table:table-cell office:value-type="float" office:value="29194819.2" calcext:value-type="float">
            <text:p>29,194,819.20</text:p>
          </table:table-cell>
          <table:table-cell office:value-type="float" office:value="24557140.69" calcext:value-type="float">
            <text:p>24,557,140.69</text:p>
          </table:table-cell>
          <table:table-cell office:value-type="float" office:value="24045029.5" calcext:value-type="float">
            <text:p>24,045,029.50</text:p>
          </table:table-cell>
          <table:table-cell office:value-type="float" office:value="20888586.83" calcext:value-type="float">
            <text:p>20,888,586.83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Camt 53 diff</text:p>
          </table:table-cell>
          <table:table-cell table:style-name="ce7" table:formula="of:=[.B6]-[.B5]" office:value-type="float" office:value="1965420.24" calcext:value-type="float">
            <text:p>1,965,420.24</text:p>
          </table:table-cell>
          <table:table-cell table:style-name="ce7" table:formula="of:=[.C6]-[.C5]" office:value-type="float" office:value="-4637678.51" calcext:value-type="float">
            <text:p>-4,637,678.51</text:p>
          </table:table-cell>
          <table:table-cell table:style-name="ce7" table:formula="of:=[.D6]-[.D5]" office:value-type="float" office:value="-512111.190000001" calcext:value-type="float">
            <text:p>-512,111.19</text:p>
          </table:table-cell>
          <table:table-cell table:style-name="ce7" table:formula="of:=[.E6]-[.E5]" office:value-type="float" office:value="-3156442.67" calcext:value-type="float">
            <text:p>-3,156,442.67</text:p>
          </table:table-cell>
          <table:table-cell table:style-name="ce2" table:number-columns-repeated="16379"/>
        </table:table-row>
        <table:table-row table:style-name="ro2">
          <table:table-cell table:style-name="ce3" office:value-type="string" calcext:value-type="string">
            <text:p>Camt 54 <text:span text:style-name="T1">Ntry/Amt</text:span></text:p>
          </table:table-cell>
          <table:table-cell table:style-name="ce8" office:value-type="float" office:value="1965670.69" calcext:value-type="float">
            <text:p>1,965,670.69</text:p>
          </table:table-cell>
          <table:table-cell table:style-name="ce8" office:value-type="float" office:value="-4637518.57" calcext:value-type="float">
            <text:p>-4,637,518.57</text:p>
          </table:table-cell>
          <table:table-cell table:style-name="ce8" office:value-type="float" office:value="-512077.21" calcext:value-type="float">
            <text:p>-512,077.21</text:p>
          </table:table-cell>
          <table:table-cell table:style-name="ce8" office:value-type="float" office:value="-3156442.67" calcext:value-type="float">
            <text:p>-3,156,442.67</text:p>
          </table:table-cell>
          <table:table-cell table:style-name="ce3" table:number-columns-repeated="16379"/>
        </table:table-row>
        <table:table-row table:style-name="ro1">
          <table:table-cell office:value-type="string" calcext:value-type="string">
            <text:p>Diff</text:p>
          </table:table-cell>
          <table:table-cell table:formula="of:=[.B7]-[.B8]" office:value-type="float" office:value="-250.450000001583" calcext:value-type="float">
            <text:p>-250.45</text:p>
          </table:table-cell>
          <table:table-cell table:formula="of:=[.C7]-[.C8]" office:value-type="float" office:value="-159.939999997616" calcext:value-type="float">
            <text:p>-159.94</text:p>
          </table:table-cell>
          <table:table-cell table:formula="of:=[.D7]-[.D8]" office:value-type="float" office:value="-33.9800000013202" calcext:value-type="float">
            <text:p>-33.98</text:p>
          </table:table-cell>
          <table:table-cell table:formula="of:=[.E7]-[.E8]" office:value-type="float" office:value="0" calcext:value-type="float">
            <text:p>0.00</text:p>
          </table:table-cell>
          <table:table-cell table:number-columns-repeated="16379"/>
        </table:table-row>
        <table:table-row table:style-name="ro1" table:number-rows-repeated="10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Counterpart BIC</text:p>
          </table:table-cell>
          <table:table-cell office:value-type="string" calcext:value-type="string">
            <text:p>CAMT053</text:p>
          </table:table-cell>
          <table:table-cell office:value-type="string" calcext:value-type="string">
            <text:p>CAMT05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BIYSGB2A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19710" calcext:value-type="float">
            <text:p>19,710.00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CLJUGB21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CNUALT21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EBAPFRPA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0" calcext:value-type="float">
            <text:p>0</text:p>
          </table:table-cell>
          <table:table-cell table:style-name="Default"/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LIABLT2XMSD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82" calcext:value-type="float">
            <text:p>82</text:p>
          </table:table-cell>
          <table:table-cell table:style-name="Default"/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PFSSESM1XXX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PRNSFRP1XXX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TRWIBEB1XXX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6380"/>
        </table:table-row>
        <table:table-row table:style-name="ro1" table:number-rows-repeated="3">
          <table:table-cell table:number-columns-repeated="2"/>
          <table:table-cell table:style-name="ce9" table:number-columns-repeated="2"/>
          <table:table-cell table:number-columns-repeated="16380"/>
        </table:table-row>
        <table:table-row table:style-name="ro1">
          <table:table-cell table:number-columns-repeated="2"/>
          <table:table-cell table:style-name="ce9" table:formula="of:=SUM([.C21:.C31])" office:value-type="float" office:value="93" calcext:value-type="float">
            <text:p>93</text:p>
          </table:table-cell>
          <table:table-cell table:style-name="ce9" table:formula="of:=SUM([.D21:.D31])" office:value-type="float" office:value="90" calcext:value-type="float">
            <text:p>90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e9" office:value-type="float" office:value="159" calcext:value-type="float">
            <text:p>159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e9" table:formula="of:=[.D33]-[.D32]" office:value-type="float" office:value="69" calcext:value-type="float">
            <text:p>69</text:p>
          </table:table-cell>
          <table:table-cell table:number-columns-repeated="16380"/>
        </table:table-row>
        <table:table-row table:style-name="ro1" table:number-rows-repeated="104854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2" table:style-name="ta1">
        <office:forms form:automatic-focus="false" form:apply-design-mode="false"/>
        <table:table-column table:style-name="co5" table:default-cell-style-name="Default"/>
        <table:table-column table:style-name="co6" table:default-cell-style-name="ce5"/>
        <table:table-column table:style-name="co7" table:default-cell-style-name="ce22"/>
        <table:table-column table:style-name="co8" table:default-cell-style-name="ce9"/>
        <table:table-column table:style-name="co9" table:default-cell-style-name="ce9"/>
        <table:table-column table:style-name="co10" table:default-cell-style-name="ce27"/>
        <table:table-column table:style-name="co11" table:default-cell-style-name="ce9"/>
        <table:table-column table:style-name="co12" table:default-cell-style-name="ce9"/>
        <table:table-column table:style-name="co9" table:default-cell-style-name="ce9"/>
        <table:table-column table:style-name="co13" table:default-cell-style-name="ce9"/>
        <table:table-column table:style-name="co14" table:number-columns-repeated="2" table:default-cell-style-name="ce9"/>
        <table:table-column table:style-name="co15" table:default-cell-style-name="ce9"/>
        <table:table-column table:style-name="co4" table:number-columns-repeated="16371" table:default-cell-style-name="Default"/>
        <table:table-row table:style-name="ro1">
          <table:table-cell table:style-name="ce18" office:value-type="string" calcext:value-type="string">
            <text:p>Account</text:p>
          </table:table-cell>
          <table:table-cell table:style-name="ce18" office:value-type="string" calcext:value-type="string">
            <text:p>Date</text:p>
          </table:table-cell>
          <table:table-cell office:value-type="string" calcext:value-type="string">
            <text:p>Camt53OpeningBalance</text:p>
          </table:table-cell>
          <table:table-cell office:value-type="string" calcext:value-type="string">
            <text:p>Camt53ClosingBalance</text:p>
          </table:table-cell>
          <table:table-cell office:value-type="string" calcext:value-type="string">
            <text:p>Camt53Mvt</text:p>
          </table:table-cell>
          <table:table-cell office:value-type="string" calcext:value-type="string">
            <text:p>Diff53Bal</text:p>
          </table:table-cell>
          <table:table-cell office:value-type="string" calcext:value-type="string">
            <text:p>Diff53BalMvt</text:p>
          </table:table-cell>
          <table:table-cell office:value-type="string" calcext:value-type="string">
            <text:p>Camt53Nb</text:p>
          </table:table-cell>
          <table:table-cell office:value-type="string" calcext:value-type="string">
            <text:p>Camt54Nb</text:p>
          </table:table-cell>
          <table:table-cell office:value-type="string" calcext:value-type="string">
            <text:p>Camt54Mvt</text:p>
          </table:table-cell>
          <table:table-cell office:value-type="string" calcext:value-type="string">
            <text:p>Camt54Total</text:p>
          </table:table-cell>
          <table:table-cell office:value-type="string" calcext:value-type="string">
            <text:p>Diff54TotalMvt</text:p>
          </table:table-cell>
          <table:table-cell office:value-type="string" calcext:value-type="string">
            <text:p>Diff53Mvt_54Total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Check Balance seq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?</text:p>
          </table:table-cell>
          <table:table-cell table:style-name="ce20" office:value-type="date" office:date-value="2024-03-07" calcext:value-type="date">
            <text:p>2024-03-07</text:p>
          </table:table-cell>
          <table:table-cell table:number-columns-repeated="5" office:value-type="string" calcext:value-type="string">
            <text:p>&lt;nil&gt;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&lt;nil&gt;</text:p>
          </table:table-cell>
          <table:table-cell office:value-type="string" calcext:value-type="string">
            <text:p>Camt Load Error Unexpected error while opening file: ../../example-files/CAMT/LT031020103000030025/CAMT_054/2024-03-07.xml - error: open ../../example-files/CAMT/LT031020103000030025/CAMT_054/2024-03-07.xml: The system cannot find the file specified.</text:p>
          </table:table-cell>
          <table:table-cell office:value-type="string" calcext:value-type="string">
            <text:p>NA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?</text:p>
          </table:table-cell>
          <table:table-cell table:style-name="ce20" office:value-type="date" office:date-value="2024-03-08" calcext:value-type="date">
            <text:p>2024-03-08</text:p>
          </table:table-cell>
          <table:table-cell table:number-columns-repeated="5" office:value-type="string" calcext:value-type="string">
            <text:p>&lt;nil&gt;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&lt;nil&gt;</text:p>
          </table:table-cell>
          <table:table-cell office:value-type="string" calcext:value-type="string">
            <text:p>Camt Load Error Unexpected error while opening file: ../../example-files/CAMT/LT031020103000030025/CAMT_054/2024-03-08.xml - error: open ../../example-files/CAMT/LT031020103000030025/CAMT_054/2024-03-08.xml: The system cannot find the file specified.</text:p>
          </table:table-cell>
          <table:table-cell office:value-type="string" calcext:value-type="string">
            <text:p>NA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031020103000030025</text:p>
          </table:table-cell>
          <table:table-cell table:style-name="ce20" office:value-type="date" office:date-value="2024-03-11" calcext:value-type="date">
            <text:p>2024-03-11</text:p>
          </table:table-cell>
          <table:table-cell office:value-type="float" office:value="2722939896" calcext:value-type="float">
            <text:p>2,722,939,896</text:p>
          </table:table-cell>
          <table:table-cell office:value-type="float" office:value="2919481920" calcext:value-type="float">
            <text:p>2,919,481,920</text:p>
          </table:table-cell>
          <table:table-cell table:number-columns-repeated="2" office:value-type="float" office:value="196542024" calcext:value-type="float">
            <text:p>196,542,024</text:p>
          </table:table-cell>
          <table:table-cell table:formula="of:=[.I4]&gt;[.H4]"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float" office:value="196567069" calcext:value-type="float">
            <text:p>196,567,069</text:p>
          </table:table-cell>
          <table:table-cell office:value-type="float" office:value="0" calcext:value-type="float">
            <text:p>0</text:p>
          </table:table-cell>
          <table:table-cell office:value-type="float" office:value="-25045" calcext:value-type="float">
            <text:p>-25,045</text:p>
          </table:table-cell>
          <table:table-cell office:value-type="string" calcext:value-type="string">
            <text:p>&lt;nil&gt;</text:p>
          </table:table-cell>
          <table:table-cell office:value-type="string" calcext:value-type="string">
            <text:p>NA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031020103000030025</text:p>
          </table:table-cell>
          <table:table-cell table:style-name="ce20" office:value-type="date" office:date-value="2024-03-12" calcext:value-type="date">
            <text:p>2024-03-12</text:p>
          </table:table-cell>
          <table:table-cell office:value-type="float" office:value="2919481920" calcext:value-type="float">
            <text:p>2,919,481,920</text:p>
          </table:table-cell>
          <table:table-cell office:value-type="float" office:value="2455714069" calcext:value-type="float">
            <text:p>2,455,714,069</text:p>
          </table:table-cell>
          <table:table-cell table:number-columns-repeated="2" office:value-type="float" office:value="-463767851" calcext:value-type="float">
            <text:p>-463,767,851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-463751857" calcext:value-type="float">
            <text:p>-463,751,857</text:p>
          </table:table-cell>
          <table:table-cell office:value-type="float" office:value="0" calcext:value-type="float">
            <text:p>0</text:p>
          </table:table-cell>
          <table:table-cell office:value-type="float" office:value="-15994" calcext:value-type="float">
            <text:p>-15,994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031020103000030025</text:p>
          </table:table-cell>
          <table:table-cell table:style-name="ce20" office:value-type="date" office:date-value="2024-03-13" calcext:value-type="date">
            <text:p>2024-03-13</text:p>
          </table:table-cell>
          <table:table-cell office:value-type="float" office:value="2455714069" calcext:value-type="float">
            <text:p>2,455,714,069</text:p>
          </table:table-cell>
          <table:table-cell office:value-type="float" office:value="2404502950" calcext:value-type="float">
            <text:p>2,404,502,950</text:p>
          </table:table-cell>
          <table:table-cell office:value-type="float" office:value="-51211119" calcext:value-type="float">
            <text:p>-51,211,119</text:p>
          </table:table-cell>
          <table:table-cell table:style-name="ce28" office:value-type="float" office:value="-51211119" calcext:value-type="float">
            <text:p>-51,211,119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-51207721" calcext:value-type="float">
            <text:p>-51,207,721</text:p>
          </table:table-cell>
          <table:table-cell office:value-type="float" office:value="0" calcext:value-type="float">
            <text:p>0</text:p>
          </table:table-cell>
          <table:table-cell office:value-type="float" office:value="-3398" calcext:value-type="float">
            <text:p>-3,398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031020103000030025</text:p>
          </table:table-cell>
          <table:table-cell table:style-name="ce20" office:value-type="date" office:date-value="2024-03-14" calcext:value-type="date">
            <text:p>2024-03-14</text:p>
          </table:table-cell>
          <table:table-cell table:style-name="ce23" office:value-type="float" office:value="2404502950" calcext:value-type="float">
            <text:p>2,404,502,950</text:p>
          </table:table-cell>
          <table:table-cell office:value-type="float" office:value="2088858683" calcext:value-type="float">
            <text:p>2,088,858,683</text:p>
          </table:table-cell>
          <table:table-cell office:value-type="float" office:value="-315644267" calcext:value-type="float">
            <text:p>-315,644,267</text:p>
          </table:table-cell>
          <table:table-cell table:style-name="ce28" office:value-type="float" office:value="-315644267" calcext:value-type="float">
            <text:p>-315,644,267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-315644267" calcext:value-type="float">
            <text:p>-315,644,26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031020103000030025</text:p>
          </table:table-cell>
          <table:table-cell table:style-name="ce20" office:value-type="date" office:date-value="2024-03-15" calcext:value-type="date">
            <text:p>2024-03-15</text:p>
          </table:table-cell>
          <table:table-cell office:value-type="float" office:value="2088858683" calcext:value-type="float">
            <text:p>2,088,858,683</text:p>
          </table:table-cell>
          <table:table-cell office:value-type="float" office:value="2043527301" calcext:value-type="float">
            <text:p>2,043,527,301</text:p>
          </table:table-cell>
          <table:table-cell office:value-type="float" office:value="-45331382" calcext:value-type="float">
            <text:p>-45,331,382</text:p>
          </table:table-cell>
          <table:table-cell table:style-name="ce28" office:value-type="float" office:value="-45331382" calcext:value-type="float">
            <text:p>-45,331,382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-45331382" calcext:value-type="float">
            <text:p>-45,331,38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031020103000030025</text:p>
          </table:table-cell>
          <table:table-cell table:style-name="ce20" office:value-type="date" office:date-value="2024-03-18" calcext:value-type="date">
            <text:p>2024-03-18</text:p>
          </table:table-cell>
          <table:table-cell office:value-type="float" office:value="2043527301" calcext:value-type="float">
            <text:p>2,043,527,301</text:p>
          </table:table-cell>
          <table:table-cell office:value-type="float" office:value="2070198141" calcext:value-type="float">
            <text:p>2,070,198,141</text:p>
          </table:table-cell>
          <table:table-cell office:value-type="float" office:value="26670840" calcext:value-type="float">
            <text:p>26,670,840</text:p>
          </table:table-cell>
          <table:table-cell table:style-name="ce28" office:value-type="float" office:value="26670840" calcext:value-type="float">
            <text:p>26,670,840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float" office:value="26672258" calcext:value-type="float">
            <text:p>26,672,258</text:p>
          </table:table-cell>
          <table:table-cell office:value-type="float" office:value="0" calcext:value-type="float">
            <text:p>0</text:p>
          </table:table-cell>
          <table:table-cell office:value-type="float" office:value="-1418" calcext:value-type="float">
            <text:p>-1,418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031020103000030025</text:p>
          </table:table-cell>
          <table:table-cell table:style-name="ce20" office:value-type="date" office:date-value="2024-03-19" calcext:value-type="date">
            <text:p>2024-03-19</text:p>
          </table:table-cell>
          <table:table-cell table:style-name="ce23" office:value-type="float" office:value="2070198141" calcext:value-type="float">
            <text:p>2,070,198,141</text:p>
          </table:table-cell>
          <table:table-cell office:value-type="float" office:value="1939478885" calcext:value-type="float">
            <text:p>1,939,478,885</text:p>
          </table:table-cell>
          <table:table-cell office:value-type="float" office:value="-130719256" calcext:value-type="float">
            <text:p>-130,719,256</text:p>
          </table:table-cell>
          <table:table-cell table:style-name="ce28" office:value-type="float" office:value="-130719256" calcext:value-type="float">
            <text:p>-130,719,256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-130715301" calcext:value-type="float">
            <text:p>-130,715,301</text:p>
          </table:table-cell>
          <table:table-cell office:value-type="float" office:value="0" calcext:value-type="float">
            <text:p>0</text:p>
          </table:table-cell>
          <table:table-cell office:value-type="float" office:value="-3955" calcext:value-type="float">
            <text:p>-3,955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031020103000030025</text:p>
          </table:table-cell>
          <table:table-cell table:style-name="ce20" office:value-type="date" office:date-value="2024-03-20" calcext:value-type="date">
            <text:p>2024-03-20</text:p>
          </table:table-cell>
          <table:table-cell table:style-name="ce23" office:value-type="float" office:value="1939478885" calcext:value-type="float">
            <text:p>1,939,478,885</text:p>
          </table:table-cell>
          <table:table-cell office:value-type="float" office:value="1953640250" calcext:value-type="float">
            <text:p>1,953,640,250</text:p>
          </table:table-cell>
          <table:table-cell office:value-type="float" office:value="14161365" calcext:value-type="float">
            <text:p>14,161,365</text:p>
          </table:table-cell>
          <table:table-cell table:style-name="ce28" office:value-type="float" office:value="14161365" calcext:value-type="float">
            <text:p>14,161,365</text:p>
          </table:table-cell>
          <table:table-cell table:style-name="ce31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14162729" calcext:value-type="float">
            <text:p>14,162,729</text:p>
          </table:table-cell>
          <table:table-cell office:value-type="float" office:value="0" calcext:value-type="float">
            <text:p>0</text:p>
          </table:table-cell>
          <table:table-cell office:value-type="float" office:value="-1364" calcext:value-type="float">
            <text:p>-1,364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9" office:value-type="string" calcext:value-type="string">
            <text:p>LT031020103000030025</text:p>
          </table:table-cell>
          <table:table-cell table:style-name="ce21" office:value-type="date" office:date-value="2024-03-21" calcext:value-type="date">
            <text:p>2024-03-21</text:p>
          </table:table-cell>
          <table:table-cell table:style-name="ce24" office:value-type="float" office:value="1953640250" calcext:value-type="float">
            <text:p>1,953,640,250</text:p>
          </table:table-cell>
          <table:table-cell table:style-name="ce26" office:value-type="float" office:value="1922750873" calcext:value-type="float">
            <text:p>1,922,750,873</text:p>
          </table:table-cell>
          <table:table-cell table:style-name="ce26" office:value-type="float" office:value="-30889377" calcext:value-type="float">
            <text:p>-30,889,377</text:p>
          </table:table-cell>
          <table:table-cell table:style-name="ce29" office:value-type="float" office:value="-30889377" calcext:value-type="float">
            <text:p>-30,889,37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302" calcext:value-type="float">
            <text:p>302</text:p>
          </table:table-cell>
          <table:table-cell table:style-name="ce26" office:value-type="float" office:value="133" calcext:value-type="float">
            <text:p>133</text:p>
          </table:table-cell>
          <table:table-cell table:number-columns-repeated="2" table:style-name="ce26" office:value-type="float" office:value="-53998314" calcext:value-type="float">
            <text:p>-53,998,314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23108937" calcext:value-type="float">
            <text:p>23,108,937</text:p>
          </table:table-cell>
          <table:table-cell table:style-name="ce33" office:value-type="string" calcext:value-type="string">
            <text:p>&lt;nil&gt;</text:p>
          </table:table-cell>
          <table:table-cell table:style-name="ce34" office:value-type="string" calcext:value-type="string">
            <text:p>OK</text:p>
          </table:table-cell>
          <table:table-cell table:style-name="ce34" table:number-columns-repeated="16369"/>
        </table:table-row>
        <table:table-row table:style-name="ro1">
          <table:table-cell table:style-name="ce18" office:value-type="string" calcext:value-type="string">
            <text:p>LT031020103000030025</text:p>
          </table:table-cell>
          <table:table-cell table:style-name="ce20" office:value-type="date" office:date-value="2024-03-22" calcext:value-type="date">
            <text:p>2024-03-22</text:p>
          </table:table-cell>
          <table:table-cell table:style-name="ce23" office:value-type="float" office:value="1922750873" calcext:value-type="float">
            <text:p>1,922,750,873</text:p>
          </table:table-cell>
          <table:table-cell office:value-type="float" office:value="2044012761" calcext:value-type="float">
            <text:p>2,044,012,761</text:p>
          </table:table-cell>
          <table:table-cell office:value-type="float" office:value="121261888" calcext:value-type="float">
            <text:p>121,261,888</text:p>
          </table:table-cell>
          <table:table-cell table:style-name="ce28" office:value-type="float" office:value="121261888" calcext:value-type="float">
            <text:p>121,261,888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21612716" calcext:value-type="float">
            <text:p>121,612,716</text:p>
          </table:table-cell>
          <table:table-cell office:value-type="float" office:value="0" calcext:value-type="float">
            <text:p>0</text:p>
          </table:table-cell>
          <table:table-cell office:value-type="float" office:value="-350828" calcext:value-type="float">
            <text:p>-350,828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031020103000030025</text:p>
          </table:table-cell>
          <table:table-cell table:style-name="ce20" office:value-type="date" office:date-value="2024-03-25" calcext:value-type="date">
            <text:p>2024-03-25</text:p>
          </table:table-cell>
          <table:table-cell office:value-type="float" office:value="2044012761" calcext:value-type="float">
            <text:p>2,044,012,761</text:p>
          </table:table-cell>
          <table:table-cell office:value-type="float" office:value="1836057452" calcext:value-type="float">
            <text:p>1,836,057,452</text:p>
          </table:table-cell>
          <table:table-cell office:value-type="float" office:value="-207955309" calcext:value-type="float">
            <text:p>-207,955,309</text:p>
          </table:table-cell>
          <table:table-cell table:style-name="ce28" office:value-type="float" office:value="-207955309" calcext:value-type="float">
            <text:p>-207,955,309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-207905949" calcext:value-type="float">
            <text:p>-207,905,949</text:p>
          </table:table-cell>
          <table:table-cell office:value-type="float" office:value="0" calcext:value-type="float">
            <text:p>0</text:p>
          </table:table-cell>
          <table:table-cell office:value-type="float" office:value="-49360" calcext:value-type="float">
            <text:p>-49,360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031020103000030025</text:p>
          </table:table-cell>
          <table:table-cell table:style-name="ce20" office:value-type="date" office:date-value="2024-03-26" calcext:value-type="date">
            <text:p>2024-03-26</text:p>
          </table:table-cell>
          <table:table-cell office:value-type="float" office:value="1836057452" calcext:value-type="float">
            <text:p>1,836,057,452</text:p>
          </table:table-cell>
          <table:table-cell office:value-type="float" office:value="1853385717" calcext:value-type="float">
            <text:p>1,853,385,717</text:p>
          </table:table-cell>
          <table:table-cell office:value-type="float" office:value="17328265" calcext:value-type="float">
            <text:p>17,328,265</text:p>
          </table:table-cell>
          <table:table-cell table:style-name="ce28" office:value-type="float" office:value="17328265" calcext:value-type="float">
            <text:p>17,328,265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17328265" calcext:value-type="float">
            <text:p>17,328,26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031020103000030025</text:p>
          </table:table-cell>
          <table:table-cell table:style-name="ce20" office:value-type="date" office:date-value="2024-03-27" calcext:value-type="date">
            <text:p>2024-03-27</text:p>
          </table:table-cell>
          <table:table-cell office:value-type="float" office:value="1853385717" calcext:value-type="float">
            <text:p>1,853,385,717</text:p>
          </table:table-cell>
          <table:table-cell office:value-type="float" office:value="1777591067" calcext:value-type="float">
            <text:p>1,777,591,067</text:p>
          </table:table-cell>
          <table:table-cell office:value-type="float" office:value="-75794650" calcext:value-type="float">
            <text:p>-75,794,650</text:p>
          </table:table-cell>
          <table:table-cell table:style-name="ce28" office:value-type="float" office:value="-75794650" calcext:value-type="float">
            <text:p>-75,794,650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199" calcext:value-type="float">
            <text:p>199</text:p>
          </table:table-cell>
          <table:table-cell table:number-columns-repeated="2" office:value-type="float" office:value="-75793368" calcext:value-type="float">
            <text:p>-75,793,368</text:p>
          </table:table-cell>
          <table:table-cell office:value-type="float" office:value="0" calcext:value-type="float">
            <text:p>0</text:p>
          </table:table-cell>
          <table:table-cell office:value-type="float" office:value="-1282" calcext:value-type="float">
            <text:p>-1,282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031020103000030025</text:p>
          </table:table-cell>
          <table:table-cell table:style-name="ce20" office:value-type="date" office:date-value="2024-03-28" calcext:value-type="date">
            <text:p>2024-03-28</text:p>
          </table:table-cell>
          <table:table-cell office:value-type="float" office:value="1777591067" calcext:value-type="float">
            <text:p>1,777,591,067</text:p>
          </table:table-cell>
          <table:table-cell office:value-type="float" office:value="1808077211" calcext:value-type="float">
            <text:p>1,808,077,211</text:p>
          </table:table-cell>
          <table:table-cell office:value-type="float" office:value="30486144" calcext:value-type="float">
            <text:p>30,486,144</text:p>
          </table:table-cell>
          <table:table-cell table:style-name="ce28" office:value-type="float" office:value="30486144" calcext:value-type="float">
            <text:p>30,486,144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29958012" calcext:value-type="float">
            <text:p>29,958,012</text:p>
          </table:table-cell>
          <table:table-cell office:value-type="float" office:value="0" calcext:value-type="float">
            <text:p>0</text:p>
          </table:table-cell>
          <table:table-cell office:value-type="float" office:value="528132" calcext:value-type="float">
            <text:p>528,132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031020103000030025</text:p>
          </table:table-cell>
          <table:table-cell table:style-name="ce20" office:value-type="date" office:date-value="2024-04-02" calcext:value-type="date">
            <text:p>2024-04-02</text:p>
          </table:table-cell>
          <table:table-cell office:value-type="float" office:value="1808077211" calcext:value-type="float">
            <text:p>1,808,077,211</text:p>
          </table:table-cell>
          <table:table-cell office:value-type="float" office:value="1808304249" calcext:value-type="float">
            <text:p>1,808,304,249</text:p>
          </table:table-cell>
          <table:table-cell office:value-type="float" office:value="227038" calcext:value-type="float">
            <text:p>227,038</text:p>
          </table:table-cell>
          <table:table-cell table:style-name="ce28" office:value-type="float" office:value="227038" calcext:value-type="float">
            <text:p>227,038</text:p>
          </table:table-cell>
          <table:table-cell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float" office:value="293457" calcext:value-type="float">
            <text:p>293,457</text:p>
          </table:table-cell>
          <table:table-cell office:value-type="float" office:value="0" calcext:value-type="float">
            <text:p>0</text:p>
          </table:table-cell>
          <table:table-cell office:value-type="float" office:value="-66419" calcext:value-type="float">
            <text:p>-66,419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031020103000030025</text:p>
          </table:table-cell>
          <table:table-cell table:style-name="ce20" office:value-type="date" office:date-value="2024-04-03" calcext:value-type="date">
            <text:p>2024-04-03</text:p>
          </table:table-cell>
          <table:table-cell office:value-type="float" office:value="1808304249" calcext:value-type="float">
            <text:p>1,808,304,249</text:p>
          </table:table-cell>
          <table:table-cell office:value-type="float" office:value="2089830049" calcext:value-type="float">
            <text:p>2,089,830,049</text:p>
          </table:table-cell>
          <table:table-cell office:value-type="float" office:value="281525800" calcext:value-type="float">
            <text:p>281,525,800</text:p>
          </table:table-cell>
          <table:table-cell table:style-name="ce28" office:value-type="float" office:value="281525800" calcext:value-type="float">
            <text:p>281,525,800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296" calcext:value-type="float">
            <text:p>296</text:p>
          </table:table-cell>
          <table:table-cell table:number-columns-repeated="2" office:value-type="float" office:value="281550787" calcext:value-type="float">
            <text:p>281,550,787</text:p>
          </table:table-cell>
          <table:table-cell office:value-type="float" office:value="0" calcext:value-type="float">
            <text:p>0</text:p>
          </table:table-cell>
          <table:table-cell office:value-type="float" office:value="-24987" calcext:value-type="float">
            <text:p>-24,987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031020103000030025</text:p>
          </table:table-cell>
          <table:table-cell table:style-name="ce20" office:value-type="date" office:date-value="2024-04-04" calcext:value-type="date">
            <text:p>2024-04-04</text:p>
          </table:table-cell>
          <table:table-cell office:value-type="float" office:value="2089830049" calcext:value-type="float">
            <text:p>2,089,830,049</text:p>
          </table:table-cell>
          <table:table-cell office:value-type="float" office:value="1731221874" calcext:value-type="float">
            <text:p>1,731,221,874</text:p>
          </table:table-cell>
          <table:table-cell table:number-columns-repeated="2" office:value-type="float" office:value="-358608175" calcext:value-type="float">
            <text:p>-358,608,175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228" calcext:value-type="float">
            <text:p>228</text:p>
          </table:table-cell>
          <table:table-cell table:number-columns-repeated="2" office:value-type="float" office:value="-358561625" calcext:value-type="float">
            <text:p>-358,561,625</text:p>
          </table:table-cell>
          <table:table-cell office:value-type="float" office:value="0" calcext:value-type="float">
            <text:p>0</text:p>
          </table:table-cell>
          <table:table-cell office:value-type="float" office:value="-46550" calcext:value-type="float">
            <text:p>-46,550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031020103000030025</text:p>
          </table:table-cell>
          <table:table-cell table:style-name="ce20" office:value-type="date" office:date-value="2024-04-05" calcext:value-type="date">
            <text:p>2024-04-05</text:p>
          </table:table-cell>
          <table:table-cell office:value-type="float" office:value="1731221874" calcext:value-type="float">
            <text:p>1,731,221,874</text:p>
          </table:table-cell>
          <table:table-cell office:value-type="float" office:value="1931411437" calcext:value-type="float">
            <text:p>1,931,411,437</text:p>
          </table:table-cell>
          <table:table-cell table:number-columns-repeated="2" office:value-type="float" office:value="200189563" calcext:value-type="float">
            <text:p>200,189,563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251" calcext:value-type="float">
            <text:p>251</text:p>
          </table:table-cell>
          <table:table-cell table:number-columns-repeated="2" office:value-type="float" office:value="200406710" calcext:value-type="float">
            <text:p>200,406,710</text:p>
          </table:table-cell>
          <table:table-cell office:value-type="float" office:value="0" calcext:value-type="float">
            <text:p>0</text:p>
          </table:table-cell>
          <table:table-cell office:value-type="float" office:value="-217147" calcext:value-type="float">
            <text:p>-217,147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031020103000030025</text:p>
          </table:table-cell>
          <table:table-cell table:style-name="ce20" office:value-type="date" office:date-value="2024-04-08" calcext:value-type="date">
            <text:p>2024-04-08</text:p>
          </table:table-cell>
          <table:table-cell office:value-type="float" office:value="1931411437" calcext:value-type="float">
            <text:p>1,931,411,437</text:p>
          </table:table-cell>
          <table:table-cell office:value-type="float" office:value="1919384505" calcext:value-type="float">
            <text:p>1,919,384,505</text:p>
          </table:table-cell>
          <table:table-cell table:number-columns-repeated="2" office:value-type="float" office:value="-12026932" calcext:value-type="float">
            <text:p>-12,026,932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336" calcext:value-type="float">
            <text:p>336</text:p>
          </table:table-cell>
          <table:table-cell table:number-columns-repeated="2" office:value-type="float" office:value="-11959712" calcext:value-type="float">
            <text:p>-11,959,712</text:p>
          </table:table-cell>
          <table:table-cell office:value-type="float" office:value="0" calcext:value-type="float">
            <text:p>0</text:p>
          </table:table-cell>
          <table:table-cell office:value-type="float" office:value="-67220" calcext:value-type="float">
            <text:p>-67,220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031020103000030025</text:p>
          </table:table-cell>
          <table:table-cell table:style-name="ce20" office:value-type="date" office:date-value="2024-04-09" calcext:value-type="date">
            <text:p>2024-04-09</text:p>
          </table:table-cell>
          <table:table-cell office:value-type="float" office:value="1919384505" calcext:value-type="float">
            <text:p>1,919,384,505</text:p>
          </table:table-cell>
          <table:table-cell office:value-type="float" office:value="1962973255" calcext:value-type="float">
            <text:p>1,962,973,255</text:p>
          </table:table-cell>
          <table:table-cell table:number-columns-repeated="2" office:value-type="float" office:value="43588750" calcext:value-type="float">
            <text:p>43,588,750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202" calcext:value-type="float">
            <text:p>202</text:p>
          </table:table-cell>
          <table:table-cell table:number-columns-repeated="2" office:value-type="float" office:value="43627536" calcext:value-type="float">
            <text:p>43,627,536</text:p>
          </table:table-cell>
          <table:table-cell office:value-type="float" office:value="0" calcext:value-type="float">
            <text:p>0</text:p>
          </table:table-cell>
          <table:table-cell office:value-type="float" office:value="-38786" calcext:value-type="float">
            <text:p>-38,786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031020103000030025</text:p>
          </table:table-cell>
          <table:table-cell table:style-name="ce20" office:value-type="date" office:date-value="2024-04-10" calcext:value-type="date">
            <text:p>2024-04-10</text:p>
          </table:table-cell>
          <table:table-cell office:value-type="float" office:value="1962973255" calcext:value-type="float">
            <text:p>1,962,973,255</text:p>
          </table:table-cell>
          <table:table-cell office:value-type="float" office:value="2146383035" calcext:value-type="float">
            <text:p>2,146,383,035</text:p>
          </table:table-cell>
          <table:table-cell table:number-columns-repeated="2" office:value-type="float" office:value="183409780" calcext:value-type="float">
            <text:p>183,409,780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248" calcext:value-type="float">
            <text:p>248</text:p>
          </table:table-cell>
          <table:table-cell table:number-columns-repeated="2" office:value-type="float" office:value="175683760" calcext:value-type="float">
            <text:p>175,683,760</text:p>
          </table:table-cell>
          <table:table-cell office:value-type="float" office:value="0" calcext:value-type="float">
            <text:p>0</text:p>
          </table:table-cell>
          <table:table-cell office:value-type="float" office:value="7726020" calcext:value-type="float">
            <text:p>7,726,020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031020103000030025</text:p>
          </table:table-cell>
          <table:table-cell table:style-name="ce20" office:value-type="date" office:date-value="2024-04-11" calcext:value-type="date">
            <text:p>2024-04-11</text:p>
          </table:table-cell>
          <table:table-cell office:value-type="float" office:value="2146383035" calcext:value-type="float">
            <text:p>2,146,383,035</text:p>
          </table:table-cell>
          <table:table-cell office:value-type="float" office:value="1719465059" calcext:value-type="float">
            <text:p>1,719,465,059</text:p>
          </table:table-cell>
          <table:table-cell table:number-columns-repeated="2" office:value-type="float" office:value="-426917976" calcext:value-type="float">
            <text:p>-426,917,976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197" calcext:value-type="float">
            <text:p>197</text:p>
          </table:table-cell>
          <table:table-cell table:number-columns-repeated="2" office:value-type="float" office:value="-426841082" calcext:value-type="float">
            <text:p>-426,841,082</text:p>
          </table:table-cell>
          <table:table-cell office:value-type="float" office:value="0" calcext:value-type="float">
            <text:p>0</text:p>
          </table:table-cell>
          <table:table-cell office:value-type="float" office:value="-76894" calcext:value-type="float">
            <text:p>-76,894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031020103000030025</text:p>
          </table:table-cell>
          <table:table-cell table:style-name="ce20" office:value-type="date" office:date-value="2024-04-12" calcext:value-type="date">
            <text:p>2024-04-12</text:p>
          </table:table-cell>
          <table:table-cell office:value-type="float" office:value="1719465059" calcext:value-type="float">
            <text:p>1,719,465,059</text:p>
          </table:table-cell>
          <table:table-cell office:value-type="float" office:value="1863789531" calcext:value-type="float">
            <text:p>1,863,789,531</text:p>
          </table:table-cell>
          <table:table-cell office:value-type="float" office:value="144324472" calcext:value-type="float">
            <text:p>144,324,472</text:p>
          </table:table-cell>
          <table:table-cell table:style-name="ce28" office:value-type="float" office:value="144324472" calcext:value-type="float">
            <text:p>144,324,472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float" office:value="142520118" calcext:value-type="float">
            <text:p>142,520,118</text:p>
          </table:table-cell>
          <table:table-cell office:value-type="float" office:value="0" calcext:value-type="float">
            <text:p>0</text:p>
          </table:table-cell>
          <table:table-cell office:value-type="float" office:value="1804354" calcext:value-type="float">
            <text:p>1,804,354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031020103000030025</text:p>
          </table:table-cell>
          <table:table-cell table:style-name="ce20" office:value-type="date" office:date-value="2024-04-15" calcext:value-type="date">
            <text:p>2024-04-15</text:p>
          </table:table-cell>
          <table:table-cell office:value-type="float" office:value="1863789531" calcext:value-type="float">
            <text:p>1,863,789,531</text:p>
          </table:table-cell>
          <table:table-cell office:value-type="float" office:value="1861699233" calcext:value-type="float">
            <text:p>1,861,699,233</text:p>
          </table:table-cell>
          <table:table-cell table:number-columns-repeated="2" office:value-type="float" office:value="-2090298" calcext:value-type="float">
            <text:p>-2,090,298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-1952550" calcext:value-type="float">
            <text:p>-1,952,550</text:p>
          </table:table-cell>
          <table:table-cell office:value-type="float" office:value="0" calcext:value-type="float">
            <text:p>0</text:p>
          </table:table-cell>
          <table:table-cell office:value-type="float" office:value="-137748" calcext:value-type="float">
            <text:p>-137,748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031020103000030025</text:p>
          </table:table-cell>
          <table:table-cell table:style-name="ce20" office:value-type="date" office:date-value="2024-04-16" calcext:value-type="date">
            <text:p>2024-04-16</text:p>
          </table:table-cell>
          <table:table-cell office:value-type="float" office:value="1861699233" calcext:value-type="float">
            <text:p>1,861,699,233</text:p>
          </table:table-cell>
          <table:table-cell office:value-type="float" office:value="1753115066" calcext:value-type="float">
            <text:p>1,753,115,066</text:p>
          </table:table-cell>
          <table:table-cell table:number-columns-repeated="2" office:value-type="float" office:value="-108584167" calcext:value-type="float">
            <text:p>-108,584,167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-108574127" calcext:value-type="float">
            <text:p>-108,574,127</text:p>
          </table:table-cell>
          <table:table-cell office:value-type="float" office:value="0" calcext:value-type="float">
            <text:p>0</text:p>
          </table:table-cell>
          <table:table-cell office:value-type="float" office:value="-10040" calcext:value-type="float">
            <text:p>-10,040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9" office:value-type="string" calcext:value-type="string">
            <text:p>LT031020103000030025</text:p>
          </table:table-cell>
          <table:table-cell table:style-name="ce21" office:value-type="date" office:date-value="2024-04-17" calcext:value-type="date">
            <text:p>2024-04-17</text:p>
          </table:table-cell>
          <table:table-cell table:style-name="ce25" office:value-type="float" office:value="1753115066" calcext:value-type="float">
            <text:p>1,753,115,066</text:p>
          </table:table-cell>
          <table:table-cell table:style-name="ce26" office:value-type="float" office:value="1888857904" calcext:value-type="float">
            <text:p>1,888,857,904</text:p>
          </table:table-cell>
          <table:table-cell table:style-name="ce26" office:value-type="float" office:value="135742838" calcext:value-type="float">
            <text:p>135,742,838</text:p>
          </table:table-cell>
          <table:table-cell table:style-name="ce30" office:value-type="float" office:value="135742838" calcext:value-type="float">
            <text:p>135,742,838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414" calcext:value-type="float">
            <text:p>414</text:p>
          </table:table-cell>
          <table:table-cell table:style-name="ce26" office:value-type="float" office:value="167" calcext:value-type="float">
            <text:p>167</text:p>
          </table:table-cell>
          <table:table-cell table:number-columns-repeated="2" table:style-name="ce26" office:value-type="float" office:value="102011863" calcext:value-type="float">
            <text:p>102,011,863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33730975" calcext:value-type="float">
            <text:p>33,730,975</text:p>
          </table:table-cell>
          <table:table-cell table:style-name="ce33" office:value-type="string" calcext:value-type="string">
            <text:p>&lt;nil&gt;</text:p>
          </table:table-cell>
          <table:table-cell table:style-name="ce34" office:value-type="string" calcext:value-type="string">
            <text:p>OK</text:p>
          </table:table-cell>
          <table:table-cell table:style-name="ce34" table:number-columns-repeated="16369"/>
        </table:table-row>
        <table:table-row table:style-name="ro1">
          <table:table-cell table:style-name="ce18" office:value-type="string" calcext:value-type="string">
            <text:p>LT031020103000030025</text:p>
          </table:table-cell>
          <table:table-cell table:style-name="ce20" office:value-type="date" office:date-value="2024-04-18" calcext:value-type="date">
            <text:p>2024-04-18</text:p>
          </table:table-cell>
          <table:table-cell office:value-type="float" office:value="1888857904" calcext:value-type="float">
            <text:p>1,888,857,904</text:p>
          </table:table-cell>
          <table:table-cell office:value-type="float" office:value="1951731893" calcext:value-type="float">
            <text:p>1,951,731,893</text:p>
          </table:table-cell>
          <table:table-cell table:number-columns-repeated="2" office:value-type="float" office:value="62873989" calcext:value-type="float">
            <text:p>62,873,989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62891485" calcext:value-type="float">
            <text:p>62,891,485</text:p>
          </table:table-cell>
          <table:table-cell office:value-type="float" office:value="0" calcext:value-type="float">
            <text:p>0</text:p>
          </table:table-cell>
          <table:table-cell office:value-type="float" office:value="-17496" calcext:value-type="float">
            <text:p>-17,496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031020103000030025</text:p>
          </table:table-cell>
          <table:table-cell table:style-name="ce20" office:value-type="date" office:date-value="2024-04-19" calcext:value-type="date">
            <text:p>2024-04-19</text:p>
          </table:table-cell>
          <table:table-cell office:value-type="float" office:value="1951731893" calcext:value-type="float">
            <text:p>1,951,731,893</text:p>
          </table:table-cell>
          <table:table-cell office:value-type="float" office:value="2007366835" calcext:value-type="float">
            <text:p>2,007,366,835</text:p>
          </table:table-cell>
          <table:table-cell table:number-columns-repeated="2" office:value-type="float" office:value="55634942" calcext:value-type="float">
            <text:p>55,634,942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209" calcext:value-type="float">
            <text:p>209</text:p>
          </table:table-cell>
          <table:table-cell table:number-columns-repeated="2" office:value-type="float" office:value="55711540" calcext:value-type="float">
            <text:p>55,711,540</text:p>
          </table:table-cell>
          <table:table-cell office:value-type="float" office:value="0" calcext:value-type="float">
            <text:p>0</text:p>
          </table:table-cell>
          <table:table-cell office:value-type="float" office:value="-76598" calcext:value-type="float">
            <text:p>-76,598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031020103000030025</text:p>
          </table:table-cell>
          <table:table-cell table:style-name="ce20" office:value-type="date" office:date-value="2024-04-22" calcext:value-type="date">
            <text:p>2024-04-22</text:p>
          </table:table-cell>
          <table:table-cell office:value-type="float" office:value="2007366835" calcext:value-type="float">
            <text:p>2,007,366,835</text:p>
          </table:table-cell>
          <table:table-cell office:value-type="float" office:value="1761541035" calcext:value-type="float">
            <text:p>1,761,541,035</text:p>
          </table:table-cell>
          <table:table-cell table:number-columns-repeated="2" office:value-type="float" office:value="-245825800" calcext:value-type="float">
            <text:p>-245,825,800</text:p>
          </table:table-cell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275" calcext:value-type="float">
            <text:p>275</text:p>
          </table:table-cell>
          <table:table-cell table:number-columns-repeated="2" office:value-type="float" office:value="-245823712" calcext:value-type="float">
            <text:p>-245,823,712</text:p>
          </table:table-cell>
          <table:table-cell office:value-type="float" office:value="0" calcext:value-type="float">
            <text:p>0</text:p>
          </table:table-cell>
          <table:table-cell office:value-type="float" office:value="-2088" calcext:value-type="float">
            <text:p>-2,088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031020103000030025</text:p>
          </table:table-cell>
          <table:table-cell table:style-name="ce20" office:value-type="date" office:date-value="2024-04-23" calcext:value-type="date">
            <text:p>2024-04-23</text:p>
          </table:table-cell>
          <table:table-cell office:value-type="float" office:value="1761541035" calcext:value-type="float">
            <text:p>1,761,541,035</text:p>
          </table:table-cell>
          <table:table-cell office:value-type="float" office:value="1814553942" calcext:value-type="float">
            <text:p>1,814,553,942</text:p>
          </table:table-cell>
          <table:table-cell table:number-columns-repeated="2" office:value-type="float" office:value="53012907" calcext:value-type="float">
            <text:p>53,012,907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239" calcext:value-type="float">
            <text:p>239</text:p>
          </table:table-cell>
          <table:table-cell table:number-columns-repeated="2" office:value-type="float" office:value="53017207" calcext:value-type="float">
            <text:p>53,017,207</text:p>
          </table:table-cell>
          <table:table-cell office:value-type="float" office:value="0" calcext:value-type="float">
            <text:p>0</text:p>
          </table:table-cell>
          <table:table-cell office:value-type="float" office:value="-4300" calcext:value-type="float">
            <text:p>-4,300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031020103000030025</text:p>
          </table:table-cell>
          <table:table-cell table:style-name="ce20" office:value-type="date" office:date-value="2024-04-24" calcext:value-type="date">
            <text:p>2024-04-24</text:p>
          </table:table-cell>
          <table:table-cell office:value-type="float" office:value="1814553942" calcext:value-type="float">
            <text:p>1,814,553,942</text:p>
          </table:table-cell>
          <table:table-cell office:value-type="float" office:value="1785771117" calcext:value-type="float">
            <text:p>1,785,771,117</text:p>
          </table:table-cell>
          <table:table-cell table:number-columns-repeated="2" office:value-type="float" office:value="-28782825" calcext:value-type="float">
            <text:p>-28,782,825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float" office:value="-28275857" calcext:value-type="float">
            <text:p>-28,275,857</text:p>
          </table:table-cell>
          <table:table-cell office:value-type="float" office:value="0" calcext:value-type="float">
            <text:p>0</text:p>
          </table:table-cell>
          <table:table-cell office:value-type="float" office:value="-506968" calcext:value-type="float">
            <text:p>-506,968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031020103000030025</text:p>
          </table:table-cell>
          <table:table-cell table:style-name="ce20" office:value-type="date" office:date-value="2024-04-25" calcext:value-type="date">
            <text:p>2024-04-25</text:p>
          </table:table-cell>
          <table:table-cell office:value-type="float" office:value="1785771117" calcext:value-type="float">
            <text:p>1,785,771,117</text:p>
          </table:table-cell>
          <table:table-cell office:value-type="float" office:value="1825595414" calcext:value-type="float">
            <text:p>1,825,595,414</text:p>
          </table:table-cell>
          <table:table-cell table:number-columns-repeated="2" office:value-type="float" office:value="39824297" calcext:value-type="float">
            <text:p>39,824,297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float" office:value="39844791" calcext:value-type="float">
            <text:p>39,844,791</text:p>
          </table:table-cell>
          <table:table-cell office:value-type="float" office:value="0" calcext:value-type="float">
            <text:p>0</text:p>
          </table:table-cell>
          <table:table-cell office:value-type="float" office:value="-20494" calcext:value-type="float">
            <text:p>-20,494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031020103000030025</text:p>
          </table:table-cell>
          <table:table-cell table:style-name="ce20" office:value-type="date" office:date-value="2024-04-26" calcext:value-type="date">
            <text:p>2024-04-26</text:p>
          </table:table-cell>
          <table:table-cell office:value-type="float" office:value="1825595414" calcext:value-type="float">
            <text:p>1,825,595,414</text:p>
          </table:table-cell>
          <table:table-cell office:value-type="float" office:value="1823583709" calcext:value-type="float">
            <text:p>1,823,583,709</text:p>
          </table:table-cell>
          <table:table-cell table:number-columns-repeated="2" office:value-type="float" office:value="-2011705" calcext:value-type="float">
            <text:p>-2,011,705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float" office:value="-2002079" calcext:value-type="float">
            <text:p>-2,002,079</text:p>
          </table:table-cell>
          <table:table-cell office:value-type="float" office:value="0" calcext:value-type="float">
            <text:p>0</text:p>
          </table:table-cell>
          <table:table-cell office:value-type="float" office:value="-9626" calcext:value-type="float">
            <text:p>-9,626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031020103000030025</text:p>
          </table:table-cell>
          <table:table-cell table:style-name="ce20" office:value-type="date" office:date-value="2024-04-29" calcext:value-type="date">
            <text:p>2024-04-29</text:p>
          </table:table-cell>
          <table:table-cell office:value-type="float" office:value="1823583709" calcext:value-type="float">
            <text:p>1,823,583,709</text:p>
          </table:table-cell>
          <table:table-cell office:value-type="float" office:value="1671141767" calcext:value-type="float">
            <text:p>1,671,141,767</text:p>
          </table:table-cell>
          <table:table-cell table:number-columns-repeated="2" office:value-type="float" office:value="-152441942" calcext:value-type="float">
            <text:p>-152,441,942</text:p>
          </table:table-cell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office:value-type="float" office:value="345" calcext:value-type="float">
            <text:p>345</text:p>
          </table:table-cell>
          <table:table-cell table:number-columns-repeated="2" office:value-type="float" office:value="-152344960" calcext:value-type="float">
            <text:p>-152,344,960</text:p>
          </table:table-cell>
          <table:table-cell office:value-type="float" office:value="0" calcext:value-type="float">
            <text:p>0</text:p>
          </table:table-cell>
          <table:table-cell office:value-type="float" office:value="-96982" calcext:value-type="float">
            <text:p>-96,982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031020103000030025</text:p>
          </table:table-cell>
          <table:table-cell table:style-name="ce20" office:value-type="date" office:date-value="2024-04-30" calcext:value-type="date">
            <text:p>2024-04-30</text:p>
          </table:table-cell>
          <table:table-cell office:value-type="float" office:value="1671141767" calcext:value-type="float">
            <text:p>1,671,141,767</text:p>
          </table:table-cell>
          <table:table-cell office:value-type="float" office:value="1748413864" calcext:value-type="float">
            <text:p>1,748,413,864</text:p>
          </table:table-cell>
          <table:table-cell table:number-columns-repeated="2" office:value-type="float" office:value="77272097" calcext:value-type="float">
            <text:p>77,272,097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306" calcext:value-type="float">
            <text:p>306</text:p>
          </table:table-cell>
          <table:table-cell table:number-columns-repeated="2" office:value-type="float" office:value="77289300" calcext:value-type="float">
            <text:p>77,289,300</text:p>
          </table:table-cell>
          <table:table-cell office:value-type="float" office:value="0" calcext:value-type="float">
            <text:p>0</text:p>
          </table:table-cell>
          <table:table-cell office:value-type="float" office:value="-17203" calcext:value-type="float">
            <text:p>-17,203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031020103000030025</text:p>
          </table:table-cell>
          <table:table-cell table:style-name="ce20" office:value-type="date" office:date-value="2024-05-02" calcext:value-type="date">
            <text:p>2024-05-02</text:p>
          </table:table-cell>
          <table:table-cell office:value-type="float" office:value="1748413864" calcext:value-type="float">
            <text:p>1,748,413,864</text:p>
          </table:table-cell>
          <table:table-cell office:value-type="float" office:value="1820564515" calcext:value-type="float">
            <text:p>1,820,564,515</text:p>
          </table:table-cell>
          <table:table-cell table:number-columns-repeated="2" office:value-type="float" office:value="72150651" calcext:value-type="float">
            <text:p>72,150,65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65" calcext:value-type="float">
            <text:p>265</text:p>
          </table:table-cell>
          <table:table-cell table:number-columns-repeated="2" office:value-type="float" office:value="72180656" calcext:value-type="float">
            <text:p>72,180,656</text:p>
          </table:table-cell>
          <table:table-cell office:value-type="float" office:value="0" calcext:value-type="float">
            <text:p>0</text:p>
          </table:table-cell>
          <table:table-cell office:value-type="float" office:value="-30005" calcext:value-type="float">
            <text:p>-30,005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031020103000030025</text:p>
          </table:table-cell>
          <table:table-cell table:style-name="ce20" office:value-type="date" office:date-value="2024-05-03" calcext:value-type="date">
            <text:p>2024-05-03</text:p>
          </table:table-cell>
          <table:table-cell office:value-type="float" office:value="1820564515" calcext:value-type="float">
            <text:p>1,820,564,515</text:p>
          </table:table-cell>
          <table:table-cell office:value-type="float" office:value="1751819597" calcext:value-type="float">
            <text:p>1,751,819,597</text:p>
          </table:table-cell>
          <table:table-cell table:number-columns-repeated="2" office:value-type="float" office:value="-68744918" calcext:value-type="float">
            <text:p>-68,744,918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319" calcext:value-type="float">
            <text:p>319</text:p>
          </table:table-cell>
          <table:table-cell table:number-columns-repeated="2" office:value-type="float" office:value="-68603920" calcext:value-type="float">
            <text:p>-68,603,920</text:p>
          </table:table-cell>
          <table:table-cell office:value-type="float" office:value="0" calcext:value-type="float">
            <text:p>0</text:p>
          </table:table-cell>
          <table:table-cell office:value-type="float" office:value="-140998" calcext:value-type="float">
            <text:p>-140,998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031020103000030025</text:p>
          </table:table-cell>
          <table:table-cell table:style-name="ce20" office:value-type="date" office:date-value="2024-05-06" calcext:value-type="date">
            <text:p>2024-05-06</text:p>
          </table:table-cell>
          <table:table-cell office:value-type="float" office:value="1751819597" calcext:value-type="float">
            <text:p>1,751,819,597</text:p>
          </table:table-cell>
          <table:table-cell office:value-type="float" office:value="1915813375" calcext:value-type="float">
            <text:p>1,915,813,375</text:p>
          </table:table-cell>
          <table:table-cell table:number-columns-repeated="2" office:value-type="float" office:value="163993778" calcext:value-type="float">
            <text:p>163,993,778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382" calcext:value-type="float">
            <text:p>382</text:p>
          </table:table-cell>
          <table:table-cell table:number-columns-repeated="2" office:value-type="float" office:value="164635191" calcext:value-type="float">
            <text:p>164,635,191</text:p>
          </table:table-cell>
          <table:table-cell office:value-type="float" office:value="0" calcext:value-type="float">
            <text:p>0</text:p>
          </table:table-cell>
          <table:table-cell office:value-type="float" office:value="-641413" calcext:value-type="float">
            <text:p>-641,413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031020103000030025</text:p>
          </table:table-cell>
          <table:table-cell table:style-name="ce20" office:value-type="date" office:date-value="2024-05-07" calcext:value-type="date">
            <text:p>2024-05-07</text:p>
          </table:table-cell>
          <table:table-cell office:value-type="float" office:value="1915813375" calcext:value-type="float">
            <text:p>1,915,813,375</text:p>
          </table:table-cell>
          <table:table-cell office:value-type="float" office:value="1774151512" calcext:value-type="float">
            <text:p>1,774,151,512</text:p>
          </table:table-cell>
          <table:table-cell table:number-columns-repeated="2" office:value-type="float" office:value="-141661863" calcext:value-type="float">
            <text:p>-141,661,863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-141465085" calcext:value-type="float">
            <text:p>-141,465,085</text:p>
          </table:table-cell>
          <table:table-cell office:value-type="float" office:value="0" calcext:value-type="float">
            <text:p>0</text:p>
          </table:table-cell>
          <table:table-cell office:value-type="float" office:value="-196778" calcext:value-type="float">
            <text:p>-196,778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031020103000030025</text:p>
          </table:table-cell>
          <table:table-cell table:style-name="ce20" office:value-type="date" office:date-value="2024-05-08" calcext:value-type="date">
            <text:p>2024-05-08</text:p>
          </table:table-cell>
          <table:table-cell office:value-type="float" office:value="1774151512" calcext:value-type="float">
            <text:p>1,774,151,512</text:p>
          </table:table-cell>
          <table:table-cell office:value-type="float" office:value="1636745297" calcext:value-type="float">
            <text:p>1,636,745,297</text:p>
          </table:table-cell>
          <table:table-cell table:number-columns-repeated="2" office:value-type="float" office:value="-137406215" calcext:value-type="float">
            <text:p>-137,406,215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-137288099" calcext:value-type="float">
            <text:p>-137,288,099</text:p>
          </table:table-cell>
          <table:table-cell office:value-type="float" office:value="0" calcext:value-type="float">
            <text:p>0</text:p>
          </table:table-cell>
          <table:table-cell office:value-type="float" office:value="-118116" calcext:value-type="float">
            <text:p>-118,116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031020103000030025</text:p>
          </table:table-cell>
          <table:table-cell table:style-name="ce20" office:value-type="date" office:date-value="2024-05-09" calcext:value-type="date">
            <text:p>2024-05-09</text:p>
          </table:table-cell>
          <table:table-cell office:value-type="float" office:value="1636745297" calcext:value-type="float">
            <text:p>1,636,745,297</text:p>
          </table:table-cell>
          <table:table-cell office:value-type="float" office:value="1640289022" calcext:value-type="float">
            <text:p>1,640,289,022</text:p>
          </table:table-cell>
          <table:table-cell table:number-columns-repeated="2" office:value-type="float" office:value="3543725" calcext:value-type="float">
            <text:p>3,543,725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168" calcext:value-type="float">
            <text:p>168</text:p>
          </table:table-cell>
          <table:table-cell table:number-columns-repeated="2" office:value-type="float" office:value="3547572" calcext:value-type="float">
            <text:p>3,547,572</text:p>
          </table:table-cell>
          <table:table-cell office:value-type="float" office:value="0" calcext:value-type="float">
            <text:p>0</text:p>
          </table:table-cell>
          <table:table-cell office:value-type="float" office:value="-3847" calcext:value-type="float">
            <text:p>-3,847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031020103000030025</text:p>
          </table:table-cell>
          <table:table-cell table:style-name="ce20" office:value-type="date" office:date-value="2024-05-10" calcext:value-type="date">
            <text:p>2024-05-10</text:p>
          </table:table-cell>
          <table:table-cell office:value-type="float" office:value="1640289022" calcext:value-type="float">
            <text:p>1,640,289,022</text:p>
          </table:table-cell>
          <table:table-cell office:value-type="float" office:value="1653656279" calcext:value-type="float">
            <text:p>1,653,656,279</text:p>
          </table:table-cell>
          <table:table-cell table:number-columns-repeated="2" office:value-type="float" office:value="13367257" calcext:value-type="float">
            <text:p>13,367,257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3566889" calcext:value-type="float">
            <text:p>13,566,889</text:p>
          </table:table-cell>
          <table:table-cell office:value-type="float" office:value="0" calcext:value-type="float">
            <text:p>0</text:p>
          </table:table-cell>
          <table:table-cell office:value-type="float" office:value="-199632" calcext:value-type="float">
            <text:p>-199,632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031020103000030025</text:p>
          </table:table-cell>
          <table:table-cell table:style-name="ce20" office:value-type="date" office:date-value="2024-05-13" calcext:value-type="date">
            <text:p>2024-05-13</text:p>
          </table:table-cell>
          <table:table-cell office:value-type="float" office:value="1653656279" calcext:value-type="float">
            <text:p>1,653,656,279</text:p>
          </table:table-cell>
          <table:table-cell office:value-type="float" office:value="1854515125" calcext:value-type="float">
            <text:p>1,854,515,125</text:p>
          </table:table-cell>
          <table:table-cell table:number-columns-repeated="2" office:value-type="float" office:value="200858846" calcext:value-type="float">
            <text:p>200,858,846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247" calcext:value-type="float">
            <text:p>247</text:p>
          </table:table-cell>
          <table:table-cell table:number-columns-repeated="2" office:value-type="float" office:value="201038503" calcext:value-type="float">
            <text:p>201,038,503</text:p>
          </table:table-cell>
          <table:table-cell office:value-type="float" office:value="0" calcext:value-type="float">
            <text:p>0</text:p>
          </table:table-cell>
          <table:table-cell office:value-type="float" office:value="-179657" calcext:value-type="float">
            <text:p>-179,657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031020103000030025</text:p>
          </table:table-cell>
          <table:table-cell table:style-name="ce20" office:value-type="date" office:date-value="2024-05-14" calcext:value-type="date">
            <text:p>2024-05-14</text:p>
          </table:table-cell>
          <table:table-cell office:value-type="float" office:value="1854515125" calcext:value-type="float">
            <text:p>1,854,515,125</text:p>
          </table:table-cell>
          <table:table-cell office:value-type="float" office:value="1633566378" calcext:value-type="float">
            <text:p>1,633,566,378</text:p>
          </table:table-cell>
          <table:table-cell table:number-columns-repeated="2" office:value-type="float" office:value="-220948747" calcext:value-type="float">
            <text:p>-220,948,747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286" calcext:value-type="float">
            <text:p>286</text:p>
          </table:table-cell>
          <table:table-cell table:number-columns-repeated="2" office:value-type="float" office:value="-220915490" calcext:value-type="float">
            <text:p>-220,915,490</text:p>
          </table:table-cell>
          <table:table-cell office:value-type="float" office:value="0" calcext:value-type="float">
            <text:p>0</text:p>
          </table:table-cell>
          <table:table-cell office:value-type="float" office:value="-33257" calcext:value-type="float">
            <text:p>-33,257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031020103000030025</text:p>
          </table:table-cell>
          <table:table-cell table:style-name="ce20" office:value-type="date" office:date-value="2024-05-15" calcext:value-type="date">
            <text:p>2024-05-15</text:p>
          </table:table-cell>
          <table:table-cell office:value-type="float" office:value="1633566378" calcext:value-type="float">
            <text:p>1,633,566,378</text:p>
          </table:table-cell>
          <table:table-cell office:value-type="float" office:value="1902851993" calcext:value-type="float">
            <text:p>1,902,851,993</text:p>
          </table:table-cell>
          <table:table-cell table:number-columns-repeated="2" office:value-type="float" office:value="269285615" calcext:value-type="float">
            <text:p>269,285,615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248" calcext:value-type="float">
            <text:p>248</text:p>
          </table:table-cell>
          <table:table-cell table:number-columns-repeated="2" office:value-type="float" office:value="269514387" calcext:value-type="float">
            <text:p>269,514,387</text:p>
          </table:table-cell>
          <table:table-cell office:value-type="float" office:value="0" calcext:value-type="float">
            <text:p>0</text:p>
          </table:table-cell>
          <table:table-cell office:value-type="float" office:value="-228772" calcext:value-type="float">
            <text:p>-228,772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031020103000030025</text:p>
          </table:table-cell>
          <table:table-cell table:style-name="ce20" office:value-type="date" office:date-value="2024-05-16" calcext:value-type="date">
            <text:p>2024-05-16</text:p>
          </table:table-cell>
          <table:table-cell office:value-type="float" office:value="1902851993" calcext:value-type="float">
            <text:p>1,902,851,993</text:p>
          </table:table-cell>
          <table:table-cell office:value-type="float" office:value="1715430882" calcext:value-type="float">
            <text:p>1,715,430,882</text:p>
          </table:table-cell>
          <table:table-cell table:number-columns-repeated="2" office:value-type="float" office:value="-187421111" calcext:value-type="float">
            <text:p>-187,421,111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221" calcext:value-type="float">
            <text:p>221</text:p>
          </table:table-cell>
          <table:table-cell table:number-columns-repeated="2" office:value-type="float" office:value="-187390936" calcext:value-type="float">
            <text:p>-187,390,936</text:p>
          </table:table-cell>
          <table:table-cell office:value-type="float" office:value="0" calcext:value-type="float">
            <text:p>0</text:p>
          </table:table-cell>
          <table:table-cell office:value-type="float" office:value="-30175" calcext:value-type="float">
            <text:p>-30,175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9" office:value-type="string" calcext:value-type="string">
            <text:p>LT031020103000030025</text:p>
          </table:table-cell>
          <table:table-cell table:style-name="ce21" office:value-type="date" office:date-value="2024-05-17" calcext:value-type="date">
            <text:p>2024-05-17</text:p>
          </table:table-cell>
          <table:table-cell table:style-name="ce25" office:value-type="float" office:value="1715430882" calcext:value-type="float">
            <text:p>1,715,430,882</text:p>
          </table:table-cell>
          <table:table-cell table:style-name="ce26" office:value-type="float" office:value="2060358071" calcext:value-type="float">
            <text:p>2,060,358,071</text:p>
          </table:table-cell>
          <table:table-cell table:style-name="ce26" office:value-type="float" office:value="344927189" calcext:value-type="float">
            <text:p>344,927,189</text:p>
          </table:table-cell>
          <table:table-cell table:style-name="ce30" office:value-type="float" office:value="344927189" calcext:value-type="float">
            <text:p>344,927,189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431" calcext:value-type="float">
            <text:p>431</text:p>
          </table:table-cell>
          <table:table-cell table:style-name="ce26" office:value-type="float" office:value="178" calcext:value-type="float">
            <text:p>178</text:p>
          </table:table-cell>
          <table:table-cell table:number-columns-repeated="2" table:style-name="ce26" office:value-type="float" office:value="311894005" calcext:value-type="float">
            <text:p>311,894,005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33033184" calcext:value-type="float">
            <text:p>33,033,184</text:p>
          </table:table-cell>
          <table:table-cell table:style-name="ce33" office:value-type="string" calcext:value-type="string">
            <text:p>&lt;nil&gt;</text:p>
          </table:table-cell>
          <table:table-cell table:style-name="ce34" office:value-type="string" calcext:value-type="string">
            <text:p>OK</text:p>
          </table:table-cell>
          <table:table-cell table:style-name="ce34" table:number-columns-repeated="16369"/>
        </table:table-row>
        <table:table-row table:style-name="ro1">
          <table:table-cell table:style-name="ce18" office:value-type="string" calcext:value-type="string">
            <text:p>LT031020103000030025</text:p>
          </table:table-cell>
          <table:table-cell table:style-name="ce20" office:value-type="date" office:date-value="2024-05-20" calcext:value-type="date">
            <text:p>2024-05-20</text:p>
          </table:table-cell>
          <table:table-cell office:value-type="float" office:value="2060358071" calcext:value-type="float">
            <text:p>2,060,358,071</text:p>
          </table:table-cell>
          <table:table-cell office:value-type="float" office:value="1944340763" calcext:value-type="float">
            <text:p>1,944,340,763</text:p>
          </table:table-cell>
          <table:table-cell table:number-columns-repeated="2" office:value-type="float" office:value="-116017308" calcext:value-type="float">
            <text:p>-116,017,308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16030132" calcext:value-type="float">
            <text:p>-116,030,132</text:p>
          </table:table-cell>
          <table:table-cell office:value-type="float" office:value="0" calcext:value-type="float">
            <text:p>0</text:p>
          </table:table-cell>
          <table:table-cell office:value-type="float" office:value="12824" calcext:value-type="float">
            <text:p>12,824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031020103000030025</text:p>
          </table:table-cell>
          <table:table-cell table:style-name="ce20" office:value-type="date" office:date-value="2024-05-21" calcext:value-type="date">
            <text:p>2024-05-21</text:p>
          </table:table-cell>
          <table:table-cell office:value-type="float" office:value="1944340763" calcext:value-type="float">
            <text:p>1,944,340,763</text:p>
          </table:table-cell>
          <table:table-cell office:value-type="float" office:value="1862995272" calcext:value-type="float">
            <text:p>1,862,995,272</text:p>
          </table:table-cell>
          <table:table-cell table:number-columns-repeated="2" office:value-type="float" office:value="-81345491" calcext:value-type="float">
            <text:p>-81,345,491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-81293464" calcext:value-type="float">
            <text:p>-81,293,464</text:p>
          </table:table-cell>
          <table:table-cell office:value-type="float" office:value="0" calcext:value-type="float">
            <text:p>0</text:p>
          </table:table-cell>
          <table:table-cell office:value-type="float" office:value="-52027" calcext:value-type="float">
            <text:p>-52,027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031020103000030025</text:p>
          </table:table-cell>
          <table:table-cell table:style-name="ce20" office:value-type="date" office:date-value="2024-05-22" calcext:value-type="date">
            <text:p>2024-05-22</text:p>
          </table:table-cell>
          <table:table-cell office:value-type="float" office:value="1862995272" calcext:value-type="float">
            <text:p>1,862,995,272</text:p>
          </table:table-cell>
          <table:table-cell office:value-type="float" office:value="2337571828" calcext:value-type="float">
            <text:p>2,337,571,828</text:p>
          </table:table-cell>
          <table:table-cell table:number-columns-repeated="2" office:value-type="float" office:value="474576556" calcext:value-type="float">
            <text:p>474,576,556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295" calcext:value-type="float">
            <text:p>295</text:p>
          </table:table-cell>
          <table:table-cell table:number-columns-repeated="2" office:value-type="float" office:value="475036591" calcext:value-type="float">
            <text:p>475,036,591</text:p>
          </table:table-cell>
          <table:table-cell office:value-type="float" office:value="0" calcext:value-type="float">
            <text:p>0</text:p>
          </table:table-cell>
          <table:table-cell office:value-type="float" office:value="-460035" calcext:value-type="float">
            <text:p>-460,035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031020103000030025</text:p>
          </table:table-cell>
          <table:table-cell table:style-name="ce20" office:value-type="date" office:date-value="2024-05-23" calcext:value-type="date">
            <text:p>2024-05-23</text:p>
          </table:table-cell>
          <table:table-cell office:value-type="float" office:value="2337571828" calcext:value-type="float">
            <text:p>2,337,571,828</text:p>
          </table:table-cell>
          <table:table-cell office:value-type="float" office:value="2056680838" calcext:value-type="float">
            <text:p>2,056,680,838</text:p>
          </table:table-cell>
          <table:table-cell table:number-columns-repeated="2" office:value-type="float" office:value="-280890990" calcext:value-type="float">
            <text:p>-280,890,99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07" calcext:value-type="float">
            <text:p>207</text:p>
          </table:table-cell>
          <table:table-cell table:number-columns-repeated="2" office:value-type="float" office:value="-280873020" calcext:value-type="float">
            <text:p>-280,873,020</text:p>
          </table:table-cell>
          <table:table-cell office:value-type="float" office:value="0" calcext:value-type="float">
            <text:p>0</text:p>
          </table:table-cell>
          <table:table-cell office:value-type="float" office:value="-17970" calcext:value-type="float">
            <text:p>-17,970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031020103000030025</text:p>
          </table:table-cell>
          <table:table-cell table:style-name="ce20" office:value-type="date" office:date-value="2024-05-24" calcext:value-type="date">
            <text:p>2024-05-24</text:p>
          </table:table-cell>
          <table:table-cell office:value-type="float" office:value="2056680838" calcext:value-type="float">
            <text:p>2,056,680,838</text:p>
          </table:table-cell>
          <table:table-cell office:value-type="float" office:value="2071523001" calcext:value-type="float">
            <text:p>2,071,523,001</text:p>
          </table:table-cell>
          <table:table-cell table:number-columns-repeated="2" office:value-type="float" office:value="14842163" calcext:value-type="float">
            <text:p>14,842,163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97" calcext:value-type="float">
            <text:p>197</text:p>
          </table:table-cell>
          <table:table-cell table:number-columns-repeated="2" office:value-type="float" office:value="14900742" calcext:value-type="float">
            <text:p>14,900,742</text:p>
          </table:table-cell>
          <table:table-cell office:value-type="float" office:value="0" calcext:value-type="float">
            <text:p>0</text:p>
          </table:table-cell>
          <table:table-cell office:value-type="float" office:value="-58579" calcext:value-type="float">
            <text:p>-58,579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031020103000030025</text:p>
          </table:table-cell>
          <table:table-cell table:style-name="ce20" office:value-type="date" office:date-value="2024-05-27" calcext:value-type="date">
            <text:p>2024-05-27</text:p>
          </table:table-cell>
          <table:table-cell office:value-type="float" office:value="2071523001" calcext:value-type="float">
            <text:p>2,071,523,001</text:p>
          </table:table-cell>
          <table:table-cell office:value-type="float" office:value="2061923425" calcext:value-type="float">
            <text:p>2,061,923,425</text:p>
          </table:table-cell>
          <table:table-cell table:number-columns-repeated="2" office:value-type="float" office:value="-9599576" calcext:value-type="float">
            <text:p>-9,599,576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242" calcext:value-type="float">
            <text:p>242</text:p>
          </table:table-cell>
          <table:table-cell table:number-columns-repeated="2" office:value-type="float" office:value="-9587259" calcext:value-type="float">
            <text:p>-9,587,259</text:p>
          </table:table-cell>
          <table:table-cell office:value-type="float" office:value="0" calcext:value-type="float">
            <text:p>0</text:p>
          </table:table-cell>
          <table:table-cell office:value-type="float" office:value="-12317" calcext:value-type="float">
            <text:p>-12,317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031020103000030025</text:p>
          </table:table-cell>
          <table:table-cell table:style-name="ce20" office:value-type="date" office:date-value="2024-05-28" calcext:value-type="date">
            <text:p>2024-05-28</text:p>
          </table:table-cell>
          <table:table-cell office:value-type="float" office:value="2061923425" calcext:value-type="float">
            <text:p>2,061,923,425</text:p>
          </table:table-cell>
          <table:table-cell office:value-type="float" office:value="1748855453" calcext:value-type="float">
            <text:p>1,748,855,453</text:p>
          </table:table-cell>
          <table:table-cell table:number-columns-repeated="2" office:value-type="float" office:value="-313067972" calcext:value-type="float">
            <text:p>-313,067,972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279" calcext:value-type="float">
            <text:p>279</text:p>
          </table:table-cell>
          <table:table-cell table:number-columns-repeated="2" office:value-type="float" office:value="-313054089" calcext:value-type="float">
            <text:p>-313,054,089</text:p>
          </table:table-cell>
          <table:table-cell office:value-type="float" office:value="0" calcext:value-type="float">
            <text:p>0</text:p>
          </table:table-cell>
          <table:table-cell office:value-type="float" office:value="-13883" calcext:value-type="float">
            <text:p>-13,883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031020103000030025</text:p>
          </table:table-cell>
          <table:table-cell table:style-name="ce20" office:value-type="date" office:date-value="2024-05-29" calcext:value-type="date">
            <text:p>2024-05-29</text:p>
          </table:table-cell>
          <table:table-cell office:value-type="float" office:value="1748855453" calcext:value-type="float">
            <text:p>1,748,855,453</text:p>
          </table:table-cell>
          <table:table-cell office:value-type="float" office:value="2005214383" calcext:value-type="float">
            <text:p>2,005,214,383</text:p>
          </table:table-cell>
          <table:table-cell table:number-columns-repeated="2" office:value-type="float" office:value="256358930" calcext:value-type="float">
            <text:p>256,358,930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229" calcext:value-type="float">
            <text:p>229</text:p>
          </table:table-cell>
          <table:table-cell table:number-columns-repeated="2" office:value-type="float" office:value="256432984" calcext:value-type="float">
            <text:p>256,432,984</text:p>
          </table:table-cell>
          <table:table-cell office:value-type="float" office:value="0" calcext:value-type="float">
            <text:p>0</text:p>
          </table:table-cell>
          <table:table-cell office:value-type="float" office:value="-74054" calcext:value-type="float">
            <text:p>-74,054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031020103000030025</text:p>
          </table:table-cell>
          <table:table-cell table:style-name="ce20" office:value-type="date" office:date-value="2024-05-30" calcext:value-type="date">
            <text:p>2024-05-30</text:p>
          </table:table-cell>
          <table:table-cell office:value-type="float" office:value="2005214383" calcext:value-type="float">
            <text:p>2,005,214,383</text:p>
          </table:table-cell>
          <table:table-cell office:value-type="float" office:value="1826184739" calcext:value-type="float">
            <text:p>1,826,184,739</text:p>
          </table:table-cell>
          <table:table-cell table:number-columns-repeated="2" office:value-type="float" office:value="-179029644" calcext:value-type="float">
            <text:p>-179,029,644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242" calcext:value-type="float">
            <text:p>242</text:p>
          </table:table-cell>
          <table:table-cell table:number-columns-repeated="2" office:value-type="float" office:value="-179001249" calcext:value-type="float">
            <text:p>-179,001,249</text:p>
          </table:table-cell>
          <table:table-cell office:value-type="float" office:value="0" calcext:value-type="float">
            <text:p>0</text:p>
          </table:table-cell>
          <table:table-cell office:value-type="float" office:value="-28395" calcext:value-type="float">
            <text:p>-28,395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031020103000030025</text:p>
          </table:table-cell>
          <table:table-cell table:style-name="ce20" office:value-type="date" office:date-value="2024-05-31" calcext:value-type="date">
            <text:p>2024-05-31</text:p>
          </table:table-cell>
          <table:table-cell office:value-type="float" office:value="1826184739" calcext:value-type="float">
            <text:p>1,826,184,739</text:p>
          </table:table-cell>
          <table:table-cell office:value-type="float" office:value="1912917892" calcext:value-type="float">
            <text:p>1,912,917,892</text:p>
          </table:table-cell>
          <table:table-cell table:number-columns-repeated="2" office:value-type="float" office:value="86733153" calcext:value-type="float">
            <text:p>86,733,153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225" calcext:value-type="float">
            <text:p>225</text:p>
          </table:table-cell>
          <table:table-cell table:number-columns-repeated="2" office:value-type="float" office:value="86772755" calcext:value-type="float">
            <text:p>86,772,755</text:p>
          </table:table-cell>
          <table:table-cell office:value-type="float" office:value="0" calcext:value-type="float">
            <text:p>0</text:p>
          </table:table-cell>
          <table:table-cell office:value-type="float" office:value="-39602" calcext:value-type="float">
            <text:p>-39,602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031020103000030025</text:p>
          </table:table-cell>
          <table:table-cell table:style-name="ce20" office:value-type="date" office:date-value="2024-06-03" calcext:value-type="date">
            <text:p>2024-06-03</text:p>
          </table:table-cell>
          <table:table-cell office:value-type="float" office:value="1912917892" calcext:value-type="float">
            <text:p>1,912,917,892</text:p>
          </table:table-cell>
          <table:table-cell office:value-type="float" office:value="1841567668" calcext:value-type="float">
            <text:p>1,841,567,668</text:p>
          </table:table-cell>
          <table:table-cell table:number-columns-repeated="2" office:value-type="float" office:value="-71350224" calcext:value-type="float">
            <text:p>-71,350,224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438" calcext:value-type="float">
            <text:p>438</text:p>
          </table:table-cell>
          <table:table-cell table:number-columns-repeated="2" office:value-type="float" office:value="-71161081" calcext:value-type="float">
            <text:p>-71,161,081</text:p>
          </table:table-cell>
          <table:table-cell office:value-type="float" office:value="0" calcext:value-type="float">
            <text:p>0</text:p>
          </table:table-cell>
          <table:table-cell office:value-type="float" office:value="-189143" calcext:value-type="float">
            <text:p>-189,143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031020103000030025</text:p>
          </table:table-cell>
          <table:table-cell table:style-name="ce20" office:value-type="date" office:date-value="2024-06-04" calcext:value-type="date">
            <text:p>2024-06-04</text:p>
          </table:table-cell>
          <table:table-cell office:value-type="float" office:value="1841567668" calcext:value-type="float">
            <text:p>1,841,567,668</text:p>
          </table:table-cell>
          <table:table-cell office:value-type="float" office:value="1878496867" calcext:value-type="float">
            <text:p>1,878,496,867</text:p>
          </table:table-cell>
          <table:table-cell table:number-columns-repeated="2" office:value-type="float" office:value="36929199" calcext:value-type="float">
            <text:p>36,929,199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float" office:value="37151842" calcext:value-type="float">
            <text:p>37,151,842</text:p>
          </table:table-cell>
          <table:table-cell office:value-type="float" office:value="0" calcext:value-type="float">
            <text:p>0</text:p>
          </table:table-cell>
          <table:table-cell office:value-type="float" office:value="-222643" calcext:value-type="float">
            <text:p>-222,643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031020103000030025</text:p>
          </table:table-cell>
          <table:table-cell table:style-name="ce20" office:value-type="date" office:date-value="2024-06-05" calcext:value-type="date">
            <text:p>2024-06-05</text:p>
          </table:table-cell>
          <table:table-cell office:value-type="float" office:value="1878496867" calcext:value-type="float">
            <text:p>1,878,496,867</text:p>
          </table:table-cell>
          <table:table-cell office:value-type="float" office:value="1906319023" calcext:value-type="float">
            <text:p>1,906,319,023</text:p>
          </table:table-cell>
          <table:table-cell table:number-columns-repeated="2" office:value-type="float" office:value="27822156" calcext:value-type="float">
            <text:p>27,822,156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304" calcext:value-type="float">
            <text:p>304</text:p>
          </table:table-cell>
          <table:table-cell table:number-columns-repeated="2" office:value-type="float" office:value="29416310" calcext:value-type="float">
            <text:p>29,416,310</text:p>
          </table:table-cell>
          <table:table-cell office:value-type="float" office:value="0" calcext:value-type="float">
            <text:p>0</text:p>
          </table:table-cell>
          <table:table-cell office:value-type="float" office:value="-1594154" calcext:value-type="float">
            <text:p>-1,594,154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031020103000030025</text:p>
          </table:table-cell>
          <table:table-cell table:style-name="ce20" office:value-type="date" office:date-value="2024-06-06" calcext:value-type="date">
            <text:p>2024-06-06</text:p>
          </table:table-cell>
          <table:table-cell office:value-type="float" office:value="1906319023" calcext:value-type="float">
            <text:p>1,906,319,023</text:p>
          </table:table-cell>
          <table:table-cell office:value-type="float" office:value="1639403783" calcext:value-type="float">
            <text:p>1,639,403,783</text:p>
          </table:table-cell>
          <table:table-cell table:number-columns-repeated="2" office:value-type="float" office:value="-266915240" calcext:value-type="float">
            <text:p>-266,915,240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237" calcext:value-type="float">
            <text:p>237</text:p>
          </table:table-cell>
          <table:table-cell table:number-columns-repeated="2" office:value-type="float" office:value="-266761757" calcext:value-type="float">
            <text:p>-266,761,757</text:p>
          </table:table-cell>
          <table:table-cell office:value-type="float" office:value="0" calcext:value-type="float">
            <text:p>0</text:p>
          </table:table-cell>
          <table:table-cell office:value-type="float" office:value="-153483" calcext:value-type="float">
            <text:p>-153,483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031020103000030025</text:p>
          </table:table-cell>
          <table:table-cell table:style-name="ce20" office:value-type="date" office:date-value="2024-06-07" calcext:value-type="date">
            <text:p>2024-06-07</text:p>
          </table:table-cell>
          <table:table-cell office:value-type="float" office:value="1639403783" calcext:value-type="float">
            <text:p>1,639,403,783</text:p>
          </table:table-cell>
          <table:table-cell office:value-type="float" office:value="1657396547" calcext:value-type="float">
            <text:p>1,657,396,547</text:p>
          </table:table-cell>
          <table:table-cell table:number-columns-repeated="2" office:value-type="float" office:value="17992764" calcext:value-type="float">
            <text:p>17,992,764</text:p>
          </table:table-cell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301" calcext:value-type="float">
            <text:p>301</text:p>
          </table:table-cell>
          <table:table-cell table:number-columns-repeated="2" office:value-type="float" office:value="18076088" calcext:value-type="float">
            <text:p>18,076,088</text:p>
          </table:table-cell>
          <table:table-cell office:value-type="float" office:value="0" calcext:value-type="float">
            <text:p>0</text:p>
          </table:table-cell>
          <table:table-cell office:value-type="float" office:value="-83324" calcext:value-type="float">
            <text:p>-83,324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031020103000030025</text:p>
          </table:table-cell>
          <table:table-cell table:style-name="ce20" office:value-type="date" office:date-value="2024-06-10" calcext:value-type="date">
            <text:p>2024-06-10</text:p>
          </table:table-cell>
          <table:table-cell office:value-type="float" office:value="1657396547" calcext:value-type="float">
            <text:p>1,657,396,547</text:p>
          </table:table-cell>
          <table:table-cell office:value-type="float" office:value="1689661600" calcext:value-type="float">
            <text:p>1,689,661,600</text:p>
          </table:table-cell>
          <table:table-cell table:number-columns-repeated="2" office:value-type="float" office:value="32265053" calcext:value-type="float">
            <text:p>32,265,053</text:p>
          </table:table-cell>
          <table:table-cell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305" calcext:value-type="float">
            <text:p>305</text:p>
          </table:table-cell>
          <table:table-cell table:number-columns-repeated="2" office:value-type="float" office:value="31456243" calcext:value-type="float">
            <text:p>31,456,243</text:p>
          </table:table-cell>
          <table:table-cell office:value-type="float" office:value="0" calcext:value-type="float">
            <text:p>0</text:p>
          </table:table-cell>
          <table:table-cell office:value-type="float" office:value="808810" calcext:value-type="float">
            <text:p>808,810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031020103000030025</text:p>
          </table:table-cell>
          <table:table-cell table:style-name="ce20" office:value-type="date" office:date-value="2024-06-11" calcext:value-type="date">
            <text:p>2024-06-11</text:p>
          </table:table-cell>
          <table:table-cell office:value-type="float" office:value="1689661600" calcext:value-type="float">
            <text:p>1,689,661,600</text:p>
          </table:table-cell>
          <table:table-cell office:value-type="float" office:value="1864571991" calcext:value-type="float">
            <text:p>1,864,571,991</text:p>
          </table:table-cell>
          <table:table-cell table:number-columns-repeated="2" office:value-type="float" office:value="174910391" calcext:value-type="float">
            <text:p>174,910,391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328" calcext:value-type="float">
            <text:p>328</text:p>
          </table:table-cell>
          <table:table-cell table:number-columns-repeated="2" office:value-type="float" office:value="175033823" calcext:value-type="float">
            <text:p>175,033,823</text:p>
          </table:table-cell>
          <table:table-cell office:value-type="float" office:value="0" calcext:value-type="float">
            <text:p>0</text:p>
          </table:table-cell>
          <table:table-cell office:value-type="float" office:value="-123432" calcext:value-type="float">
            <text:p>-123,432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031020103000030025</text:p>
          </table:table-cell>
          <table:table-cell table:style-name="ce20" office:value-type="date" office:date-value="2024-06-12" calcext:value-type="date">
            <text:p>2024-06-12</text:p>
          </table:table-cell>
          <table:table-cell office:value-type="float" office:value="1864571991" calcext:value-type="float">
            <text:p>1,864,571,991</text:p>
          </table:table-cell>
          <table:table-cell office:value-type="float" office:value="1875247878" calcext:value-type="float">
            <text:p>1,875,247,878</text:p>
          </table:table-cell>
          <table:table-cell table:number-columns-repeated="2" office:value-type="float" office:value="10675887" calcext:value-type="float">
            <text:p>10,675,887</text:p>
          </table:table-cell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97" calcext:value-type="float">
            <text:p>197</text:p>
          </table:table-cell>
          <table:table-cell table:number-columns-repeated="2" office:value-type="float" office:value="10847992" calcext:value-type="float">
            <text:p>10,847,992</text:p>
          </table:table-cell>
          <table:table-cell office:value-type="float" office:value="0" calcext:value-type="float">
            <text:p>0</text:p>
          </table:table-cell>
          <table:table-cell office:value-type="float" office:value="-172105" calcext:value-type="float">
            <text:p>-172,105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031020103000030025</text:p>
          </table:table-cell>
          <table:table-cell table:style-name="ce20" office:value-type="date" office:date-value="2024-06-13" calcext:value-type="date">
            <text:p>2024-06-13</text:p>
          </table:table-cell>
          <table:table-cell office:value-type="float" office:value="1875247878" calcext:value-type="float">
            <text:p>1,875,247,878</text:p>
          </table:table-cell>
          <table:table-cell office:value-type="float" office:value="1888526041" calcext:value-type="float">
            <text:p>1,888,526,041</text:p>
          </table:table-cell>
          <table:table-cell table:number-columns-repeated="2" office:value-type="float" office:value="13278163" calcext:value-type="float">
            <text:p>13,278,163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253" calcext:value-type="float">
            <text:p>253</text:p>
          </table:table-cell>
          <table:table-cell table:number-columns-repeated="2" office:value-type="float" office:value="13448323" calcext:value-type="float">
            <text:p>13,448,323</text:p>
          </table:table-cell>
          <table:table-cell office:value-type="float" office:value="0" calcext:value-type="float">
            <text:p>0</text:p>
          </table:table-cell>
          <table:table-cell office:value-type="float" office:value="-170160" calcext:value-type="float">
            <text:p>-170,160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031020103000030025</text:p>
          </table:table-cell>
          <table:table-cell table:style-name="ce20" office:value-type="date" office:date-value="2024-06-14" calcext:value-type="date">
            <text:p>2024-06-14</text:p>
          </table:table-cell>
          <table:table-cell office:value-type="float" office:value="1888526041" calcext:value-type="float">
            <text:p>1,888,526,041</text:p>
          </table:table-cell>
          <table:table-cell office:value-type="float" office:value="1951231686" calcext:value-type="float">
            <text:p>1,951,231,686</text:p>
          </table:table-cell>
          <table:table-cell table:number-columns-repeated="2" office:value-type="float" office:value="62705645" calcext:value-type="float">
            <text:p>62,705,645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253" calcext:value-type="float">
            <text:p>253</text:p>
          </table:table-cell>
          <table:table-cell table:number-columns-repeated="2" office:value-type="float" office:value="62777488" calcext:value-type="float">
            <text:p>62,777,488</text:p>
          </table:table-cell>
          <table:table-cell office:value-type="float" office:value="0" calcext:value-type="float">
            <text:p>0</text:p>
          </table:table-cell>
          <table:table-cell office:value-type="float" office:value="-71843" calcext:value-type="float">
            <text:p>-71,843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031020103000030025</text:p>
          </table:table-cell>
          <table:table-cell table:style-name="ce20" office:value-type="date" office:date-value="2024-06-17" calcext:value-type="date">
            <text:p>2024-06-17</text:p>
          </table:table-cell>
          <table:table-cell office:value-type="float" office:value="1951231686" calcext:value-type="float">
            <text:p>1,951,231,686</text:p>
          </table:table-cell>
          <table:table-cell office:value-type="float" office:value="2320298332" calcext:value-type="float">
            <text:p>2,320,298,332</text:p>
          </table:table-cell>
          <table:table-cell table:number-columns-repeated="2" office:value-type="float" office:value="369066646" calcext:value-type="float">
            <text:p>369,066,646</text:p>
          </table:table-cell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float" office:value="369331531" calcext:value-type="float">
            <text:p>369,331,531</text:p>
          </table:table-cell>
          <table:table-cell office:value-type="float" office:value="0" calcext:value-type="float">
            <text:p>0</text:p>
          </table:table-cell>
          <table:table-cell office:value-type="float" office:value="-264885" calcext:value-type="float">
            <text:p>-264,885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031020103000030025</text:p>
          </table:table-cell>
          <table:table-cell table:style-name="ce20" office:value-type="date" office:date-value="2024-06-18" calcext:value-type="date">
            <text:p>2024-06-18</text:p>
          </table:table-cell>
          <table:table-cell office:value-type="float" office:value="2320298332" calcext:value-type="float">
            <text:p>2,320,298,332</text:p>
          </table:table-cell>
          <table:table-cell office:value-type="float" office:value="1835934697" calcext:value-type="float">
            <text:p>1,835,934,697</text:p>
          </table:table-cell>
          <table:table-cell table:number-columns-repeated="2" office:value-type="float" office:value="-484363635" calcext:value-type="float">
            <text:p>-484,363,63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360" calcext:value-type="float">
            <text:p>360</text:p>
          </table:table-cell>
          <table:table-cell table:number-columns-repeated="2" office:value-type="float" office:value="-484265700" calcext:value-type="float">
            <text:p>-484,265,700</text:p>
          </table:table-cell>
          <table:table-cell office:value-type="float" office:value="0" calcext:value-type="float">
            <text:p>0</text:p>
          </table:table-cell>
          <table:table-cell office:value-type="float" office:value="-97935" calcext:value-type="float">
            <text:p>-97,935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9" office:value-type="string" calcext:value-type="string">
            <text:p>LT031020103000030025</text:p>
          </table:table-cell>
          <table:table-cell table:style-name="ce21" office:value-type="date" office:date-value="2024-06-19" calcext:value-type="date">
            <text:p>2024-06-19</text:p>
          </table:table-cell>
          <table:table-cell table:style-name="ce25" office:value-type="float" office:value="1835934697" calcext:value-type="float">
            <text:p>1,835,934,697</text:p>
          </table:table-cell>
          <table:table-cell table:style-name="ce26" office:value-type="float" office:value="1877242122" calcext:value-type="float">
            <text:p>1,877,242,122</text:p>
          </table:table-cell>
          <table:table-cell table:style-name="ce26" office:value-type="float" office:value="41307425" calcext:value-type="float">
            <text:p>41,307,425</text:p>
          </table:table-cell>
          <table:table-cell table:style-name="ce30" office:value-type="float" office:value="41307425" calcext:value-type="float">
            <text:p>41,307,425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462" calcext:value-type="float">
            <text:p>462</text:p>
          </table:table-cell>
          <table:table-cell table:style-name="ce26" office:value-type="float" office:value="229" calcext:value-type="float">
            <text:p>229</text:p>
          </table:table-cell>
          <table:table-cell table:number-columns-repeated="2" table:style-name="ce26" office:value-type="float" office:value="11720717" calcext:value-type="float">
            <text:p>11,720,71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29586708" calcext:value-type="float">
            <text:p>29,586,708</text:p>
          </table:table-cell>
          <table:table-cell table:style-name="ce33" office:value-type="string" calcext:value-type="string">
            <text:p>&lt;nil&gt;</text:p>
          </table:table-cell>
          <table:table-cell table:style-name="ce34" office:value-type="string" calcext:value-type="string">
            <text:p>OK</text:p>
          </table:table-cell>
          <table:table-cell table:style-name="ce34" table:number-columns-repeated="16369"/>
        </table:table-row>
        <table:table-row table:style-name="ro1">
          <table:table-cell table:style-name="ce18" office:value-type="string" calcext:value-type="string">
            <text:p>LT031020103000030025</text:p>
          </table:table-cell>
          <table:table-cell table:style-name="ce20" office:value-type="date" office:date-value="2024-06-20" calcext:value-type="date">
            <text:p>2024-06-20</text:p>
          </table:table-cell>
          <table:table-cell office:value-type="float" office:value="1877242122" calcext:value-type="float">
            <text:p>1,877,242,122</text:p>
          </table:table-cell>
          <table:table-cell office:value-type="float" office:value="1807525693" calcext:value-type="float">
            <text:p>1,807,525,693</text:p>
          </table:table-cell>
          <table:table-cell table:number-columns-repeated="2" office:value-type="float" office:value="-69716429" calcext:value-type="float">
            <text:p>-69,716,429</text:p>
          </table:table-cell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228" calcext:value-type="float">
            <text:p>228</text:p>
          </table:table-cell>
          <table:table-cell table:number-columns-repeated="2" office:value-type="float" office:value="-69685379" calcext:value-type="float">
            <text:p>-69,685,379</text:p>
          </table:table-cell>
          <table:table-cell office:value-type="float" office:value="0" calcext:value-type="float">
            <text:p>0</text:p>
          </table:table-cell>
          <table:table-cell office:value-type="float" office:value="-31050" calcext:value-type="float">
            <text:p>-31,050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031020103000030025</text:p>
          </table:table-cell>
          <table:table-cell table:style-name="ce20" office:value-type="date" office:date-value="2024-06-21" calcext:value-type="date">
            <text:p>2024-06-21</text:p>
          </table:table-cell>
          <table:table-cell office:value-type="float" office:value="1807525693" calcext:value-type="float">
            <text:p>1,807,525,693</text:p>
          </table:table-cell>
          <table:table-cell office:value-type="float" office:value="2061099797" calcext:value-type="float">
            <text:p>2,061,099,797</text:p>
          </table:table-cell>
          <table:table-cell table:number-columns-repeated="2" office:value-type="float" office:value="253574104" calcext:value-type="float">
            <text:p>253,574,104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311" calcext:value-type="float">
            <text:p>311</text:p>
          </table:table-cell>
          <table:table-cell table:number-columns-repeated="2" office:value-type="float" office:value="253863708" calcext:value-type="float">
            <text:p>253,863,708</text:p>
          </table:table-cell>
          <table:table-cell office:value-type="float" office:value="0" calcext:value-type="float">
            <text:p>0</text:p>
          </table:table-cell>
          <table:table-cell office:value-type="float" office:value="-289604" calcext:value-type="float">
            <text:p>-289,604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031020103000030025</text:p>
          </table:table-cell>
          <table:table-cell table:style-name="ce20" office:value-type="date" office:date-value="2024-06-24" calcext:value-type="date">
            <text:p>2024-06-24</text:p>
          </table:table-cell>
          <table:table-cell office:value-type="float" office:value="2061099797" calcext:value-type="float">
            <text:p>2,061,099,797</text:p>
          </table:table-cell>
          <table:table-cell office:value-type="float" office:value="2026000533" calcext:value-type="float">
            <text:p>2,026,000,533</text:p>
          </table:table-cell>
          <table:table-cell table:number-columns-repeated="2" office:value-type="float" office:value="-35099264" calcext:value-type="float">
            <text:p>-35,099,264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332" calcext:value-type="float">
            <text:p>332</text:p>
          </table:table-cell>
          <table:table-cell table:number-columns-repeated="2" office:value-type="float" office:value="-34938489" calcext:value-type="float">
            <text:p>-34,938,489</text:p>
          </table:table-cell>
          <table:table-cell office:value-type="float" office:value="0" calcext:value-type="float">
            <text:p>0</text:p>
          </table:table-cell>
          <table:table-cell office:value-type="float" office:value="-160775" calcext:value-type="float">
            <text:p>-160,775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031020103000030025</text:p>
          </table:table-cell>
          <table:table-cell table:style-name="ce20" office:value-type="date" office:date-value="2024-06-25" calcext:value-type="date">
            <text:p>2024-06-25</text:p>
          </table:table-cell>
          <table:table-cell office:value-type="float" office:value="2026000533" calcext:value-type="float">
            <text:p>2,026,000,533</text:p>
          </table:table-cell>
          <table:table-cell office:value-type="float" office:value="2068845426" calcext:value-type="float">
            <text:p>2,068,845,426</text:p>
          </table:table-cell>
          <table:table-cell table:number-columns-repeated="2" office:value-type="float" office:value="42844893" calcext:value-type="float">
            <text:p>42,844,893</text:p>
          </table:table-cell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42892331" calcext:value-type="float">
            <text:p>42,892,331</text:p>
          </table:table-cell>
          <table:table-cell office:value-type="float" office:value="0" calcext:value-type="float">
            <text:p>0</text:p>
          </table:table-cell>
          <table:table-cell office:value-type="float" office:value="-47438" calcext:value-type="float">
            <text:p>-47,438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031020103000030025</text:p>
          </table:table-cell>
          <table:table-cell table:style-name="ce20" office:value-type="date" office:date-value="2024-06-26" calcext:value-type="date">
            <text:p>2024-06-26</text:p>
          </table:table-cell>
          <table:table-cell office:value-type="float" office:value="2068845426" calcext:value-type="float">
            <text:p>2,068,845,426</text:p>
          </table:table-cell>
          <table:table-cell office:value-type="float" office:value="2360468502" calcext:value-type="float">
            <text:p>2,360,468,502</text:p>
          </table:table-cell>
          <table:table-cell table:number-columns-repeated="2" office:value-type="float" office:value="291623076" calcext:value-type="float">
            <text:p>291,623,076</text:p>
          </table:table-cell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291657295" calcext:value-type="float">
            <text:p>291,657,295</text:p>
          </table:table-cell>
          <table:table-cell office:value-type="float" office:value="0" calcext:value-type="float">
            <text:p>0</text:p>
          </table:table-cell>
          <table:table-cell office:value-type="float" office:value="-34219" calcext:value-type="float">
            <text:p>-34,219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031020103000030025</text:p>
          </table:table-cell>
          <table:table-cell table:style-name="ce20" office:value-type="date" office:date-value="2024-06-27" calcext:value-type="date">
            <text:p>2024-06-27</text:p>
          </table:table-cell>
          <table:table-cell office:value-type="float" office:value="2360468502" calcext:value-type="float">
            <text:p>2,360,468,502</text:p>
          </table:table-cell>
          <table:table-cell office:value-type="float" office:value="2017259690" calcext:value-type="float">
            <text:p>2,017,259,690</text:p>
          </table:table-cell>
          <table:table-cell table:number-columns-repeated="2" office:value-type="float" office:value="-343208812" calcext:value-type="float">
            <text:p>-343,208,812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340" calcext:value-type="float">
            <text:p>340</text:p>
          </table:table-cell>
          <table:table-cell table:number-columns-repeated="2" office:value-type="float" office:value="-343139276" calcext:value-type="float">
            <text:p>-343,139,276</text:p>
          </table:table-cell>
          <table:table-cell office:value-type="float" office:value="0" calcext:value-type="float">
            <text:p>0</text:p>
          </table:table-cell>
          <table:table-cell office:value-type="float" office:value="-69536" calcext:value-type="float">
            <text:p>-69,536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031020103000030025</text:p>
          </table:table-cell>
          <table:table-cell table:style-name="ce20" office:value-type="date" office:date-value="2024-06-28" calcext:value-type="date">
            <text:p>2024-06-28</text:p>
          </table:table-cell>
          <table:table-cell office:value-type="float" office:value="2017259690" calcext:value-type="float">
            <text:p>2,017,259,690</text:p>
          </table:table-cell>
          <table:table-cell office:value-type="float" office:value="1772852095" calcext:value-type="float">
            <text:p>1,772,852,095</text:p>
          </table:table-cell>
          <table:table-cell table:number-columns-repeated="2" office:value-type="float" office:value="-244407595" calcext:value-type="float">
            <text:p>-244,407,595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431" calcext:value-type="float">
            <text:p>431</text:p>
          </table:table-cell>
          <table:table-cell table:number-columns-repeated="2" office:value-type="float" office:value="-245618654" calcext:value-type="float">
            <text:p>-245,618,654</text:p>
          </table:table-cell>
          <table:table-cell office:value-type="float" office:value="0" calcext:value-type="float">
            <text:p>0</text:p>
          </table:table-cell>
          <table:table-cell office:value-type="float" office:value="1211059" calcext:value-type="float">
            <text:p>1,211,059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031020103000030025</text:p>
          </table:table-cell>
          <table:table-cell table:style-name="ce20" office:value-type="date" office:date-value="2024-07-01" calcext:value-type="date">
            <text:p>2024-07-01</text:p>
          </table:table-cell>
          <table:table-cell office:value-type="float" office:value="1772852095" calcext:value-type="float">
            <text:p>1,772,852,095</text:p>
          </table:table-cell>
          <table:table-cell office:value-type="float" office:value="1640280662" calcext:value-type="float">
            <text:p>1,640,280,662</text:p>
          </table:table-cell>
          <table:table-cell table:number-columns-repeated="2" office:value-type="float" office:value="-132571433" calcext:value-type="float">
            <text:p>-132,571,433</text:p>
          </table:table-cell>
          <table:table-cell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office:value-type="float" office:value="427" calcext:value-type="float">
            <text:p>427</text:p>
          </table:table-cell>
          <table:table-cell table:number-columns-repeated="2" office:value-type="float" office:value="-132451334" calcext:value-type="float">
            <text:p>-132,451,334</text:p>
          </table:table-cell>
          <table:table-cell office:value-type="float" office:value="0" calcext:value-type="float">
            <text:p>0</text:p>
          </table:table-cell>
          <table:table-cell office:value-type="float" office:value="-120099" calcext:value-type="float">
            <text:p>-120,099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031020103000030025</text:p>
          </table:table-cell>
          <table:table-cell table:style-name="ce20" office:value-type="date" office:date-value="2024-07-02" calcext:value-type="date">
            <text:p>2024-07-02</text:p>
          </table:table-cell>
          <table:table-cell office:value-type="float" office:value="1640280662" calcext:value-type="float">
            <text:p>1,640,280,662</text:p>
          </table:table-cell>
          <table:table-cell office:value-type="float" office:value="1445729750" calcext:value-type="float">
            <text:p>1,445,729,750</text:p>
          </table:table-cell>
          <table:table-cell table:number-columns-repeated="2" office:value-type="float" office:value="-194550912" calcext:value-type="float">
            <text:p>-194,550,912</text:p>
          </table:table-cell>
          <table:table-cell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410" calcext:value-type="float">
            <text:p>410</text:p>
          </table:table-cell>
          <table:table-cell table:number-columns-repeated="2" office:value-type="float" office:value="-194421046" calcext:value-type="float">
            <text:p>-194,421,046</text:p>
          </table:table-cell>
          <table:table-cell office:value-type="float" office:value="0" calcext:value-type="float">
            <text:p>0</text:p>
          </table:table-cell>
          <table:table-cell office:value-type="float" office:value="-129866" calcext:value-type="float">
            <text:p>-129,866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031020103000030025</text:p>
          </table:table-cell>
          <table:table-cell table:style-name="ce20" office:value-type="date" office:date-value="2024-07-03" calcext:value-type="date">
            <text:p>2024-07-03</text:p>
          </table:table-cell>
          <table:table-cell office:value-type="float" office:value="1445729750" calcext:value-type="float">
            <text:p>1,445,729,750</text:p>
          </table:table-cell>
          <table:table-cell office:value-type="float" office:value="1439210260" calcext:value-type="float">
            <text:p>1,439,210,260</text:p>
          </table:table-cell>
          <table:table-cell table:number-columns-repeated="2" office:value-type="float" office:value="-6519490" calcext:value-type="float">
            <text:p>-6,519,490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264" calcext:value-type="float">
            <text:p>264</text:p>
          </table:table-cell>
          <table:table-cell table:number-columns-repeated="2" office:value-type="float" office:value="-6310969" calcext:value-type="float">
            <text:p>-6,310,969</text:p>
          </table:table-cell>
          <table:table-cell office:value-type="float" office:value="0" calcext:value-type="float">
            <text:p>0</text:p>
          </table:table-cell>
          <table:table-cell office:value-type="float" office:value="-208521" calcext:value-type="float">
            <text:p>-208,521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031020103000030025</text:p>
          </table:table-cell>
          <table:table-cell table:style-name="ce20" office:value-type="date" office:date-value="2024-07-04" calcext:value-type="date">
            <text:p>2024-07-04</text:p>
          </table:table-cell>
          <table:table-cell office:value-type="float" office:value="1439210260" calcext:value-type="float">
            <text:p>1,439,210,260</text:p>
          </table:table-cell>
          <table:table-cell office:value-type="float" office:value="1444169416" calcext:value-type="float">
            <text:p>1,444,169,416</text:p>
          </table:table-cell>
          <table:table-cell table:number-columns-repeated="2" office:value-type="float" office:value="4959156" calcext:value-type="float">
            <text:p>4,959,156</text:p>
          </table:table-cell>
          <table:table-cell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5082361" calcext:value-type="float">
            <text:p>5,082,361</text:p>
          </table:table-cell>
          <table:table-cell office:value-type="float" office:value="0" calcext:value-type="float">
            <text:p>0</text:p>
          </table:table-cell>
          <table:table-cell office:value-type="float" office:value="-123205" calcext:value-type="float">
            <text:p>-123,205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031020103000030025</text:p>
          </table:table-cell>
          <table:table-cell table:style-name="ce20" office:value-type="date" office:date-value="2024-07-05" calcext:value-type="date">
            <text:p>2024-07-05</text:p>
          </table:table-cell>
          <table:table-cell office:value-type="float" office:value="1444169416" calcext:value-type="float">
            <text:p>1,444,169,416</text:p>
          </table:table-cell>
          <table:table-cell office:value-type="float" office:value="1442715002" calcext:value-type="float">
            <text:p>1,442,715,002</text:p>
          </table:table-cell>
          <table:table-cell table:number-columns-repeated="2" office:value-type="float" office:value="-1454414" calcext:value-type="float">
            <text:p>-1,454,414</text:p>
          </table:table-cell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392" calcext:value-type="float">
            <text:p>392</text:p>
          </table:table-cell>
          <table:table-cell table:number-columns-repeated="2" office:value-type="float" office:value="-794128" calcext:value-type="float">
            <text:p>-794,128</text:p>
          </table:table-cell>
          <table:table-cell office:value-type="float" office:value="0" calcext:value-type="float">
            <text:p>0</text:p>
          </table:table-cell>
          <table:table-cell office:value-type="float" office:value="-660286" calcext:value-type="float">
            <text:p>-660,286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031020103000030025</text:p>
          </table:table-cell>
          <table:table-cell table:style-name="ce20" office:value-type="date" office:date-value="2024-07-08" calcext:value-type="date">
            <text:p>2024-07-08</text:p>
          </table:table-cell>
          <table:table-cell office:value-type="float" office:value="1442715002" calcext:value-type="float">
            <text:p>1,442,715,002</text:p>
          </table:table-cell>
          <table:table-cell office:value-type="float" office:value="1481267520" calcext:value-type="float">
            <text:p>1,481,267,520</text:p>
          </table:table-cell>
          <table:table-cell table:number-columns-repeated="2" office:value-type="float" office:value="38552518" calcext:value-type="float">
            <text:p>38,552,518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423" calcext:value-type="float">
            <text:p>423</text:p>
          </table:table-cell>
          <table:table-cell table:number-columns-repeated="2" office:value-type="float" office:value="38954232" calcext:value-type="float">
            <text:p>38,954,232</text:p>
          </table:table-cell>
          <table:table-cell office:value-type="float" office:value="0" calcext:value-type="float">
            <text:p>0</text:p>
          </table:table-cell>
          <table:table-cell office:value-type="float" office:value="-401714" calcext:value-type="float">
            <text:p>-401,714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031020103000030025</text:p>
          </table:table-cell>
          <table:table-cell table:style-name="ce20" office:value-type="date" office:date-value="2024-07-09" calcext:value-type="date">
            <text:p>2024-07-09</text:p>
          </table:table-cell>
          <table:table-cell office:value-type="float" office:value="1481267520" calcext:value-type="float">
            <text:p>1,481,267,520</text:p>
          </table:table-cell>
          <table:table-cell office:value-type="float" office:value="1497959320" calcext:value-type="float">
            <text:p>1,497,959,320</text:p>
          </table:table-cell>
          <table:table-cell table:number-columns-repeated="2" office:value-type="float" office:value="16691800" calcext:value-type="float">
            <text:p>16,691,800</text:p>
          </table:table-cell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261" calcext:value-type="float">
            <text:p>261</text:p>
          </table:table-cell>
          <table:table-cell table:number-columns-repeated="2" office:value-type="float" office:value="16830689" calcext:value-type="float">
            <text:p>16,830,689</text:p>
          </table:table-cell>
          <table:table-cell office:value-type="float" office:value="0" calcext:value-type="float">
            <text:p>0</text:p>
          </table:table-cell>
          <table:table-cell office:value-type="float" office:value="-138889" calcext:value-type="float">
            <text:p>-138,889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031020103000030025</text:p>
          </table:table-cell>
          <table:table-cell table:style-name="ce20" office:value-type="date" office:date-value="2024-07-10" calcext:value-type="date">
            <text:p>2024-07-10</text:p>
          </table:table-cell>
          <table:table-cell office:value-type="float" office:value="1497959320" calcext:value-type="float">
            <text:p>1,497,959,320</text:p>
          </table:table-cell>
          <table:table-cell office:value-type="float" office:value="1517513360" calcext:value-type="float">
            <text:p>1,517,513,360</text:p>
          </table:table-cell>
          <table:table-cell table:number-columns-repeated="2" office:value-type="float" office:value="19554040" calcext:value-type="float">
            <text:p>19,554,040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264" calcext:value-type="float">
            <text:p>264</text:p>
          </table:table-cell>
          <table:table-cell table:number-columns-repeated="2" office:value-type="float" office:value="19853421" calcext:value-type="float">
            <text:p>19,853,421</text:p>
          </table:table-cell>
          <table:table-cell office:value-type="float" office:value="0" calcext:value-type="float">
            <text:p>0</text:p>
          </table:table-cell>
          <table:table-cell office:value-type="float" office:value="-299381" calcext:value-type="float">
            <text:p>-299,381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031020103000030025</text:p>
          </table:table-cell>
          <table:table-cell table:style-name="ce20" office:value-type="date" office:date-value="2024-07-11" calcext:value-type="date">
            <text:p>2024-07-11</text:p>
          </table:table-cell>
          <table:table-cell office:value-type="float" office:value="1517513360" calcext:value-type="float">
            <text:p>1,517,513,360</text:p>
          </table:table-cell>
          <table:table-cell office:value-type="float" office:value="1573893325" calcext:value-type="float">
            <text:p>1,573,893,325</text:p>
          </table:table-cell>
          <table:table-cell table:number-columns-repeated="2" office:value-type="float" office:value="56379965" calcext:value-type="float">
            <text:p>56,379,965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314" calcext:value-type="float">
            <text:p>314</text:p>
          </table:table-cell>
          <table:table-cell table:number-columns-repeated="2" office:value-type="float" office:value="56535936" calcext:value-type="float">
            <text:p>56,535,936</text:p>
          </table:table-cell>
          <table:table-cell office:value-type="float" office:value="0" calcext:value-type="float">
            <text:p>0</text:p>
          </table:table-cell>
          <table:table-cell office:value-type="float" office:value="-155971" calcext:value-type="float">
            <text:p>-155,971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031020103000030025</text:p>
          </table:table-cell>
          <table:table-cell table:style-name="ce20" office:value-type="date" office:date-value="2024-07-12" calcext:value-type="date">
            <text:p>2024-07-12</text:p>
          </table:table-cell>
          <table:table-cell office:value-type="float" office:value="1573893325" calcext:value-type="float">
            <text:p>1,573,893,325</text:p>
          </table:table-cell>
          <table:table-cell office:value-type="float" office:value="1624823783" calcext:value-type="float">
            <text:p>1,624,823,783</text:p>
          </table:table-cell>
          <table:table-cell table:number-columns-repeated="2" office:value-type="float" office:value="50930458" calcext:value-type="float">
            <text:p>50,930,458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51089524" calcext:value-type="float">
            <text:p>51,089,524</text:p>
          </table:table-cell>
          <table:table-cell office:value-type="float" office:value="0" calcext:value-type="float">
            <text:p>0</text:p>
          </table:table-cell>
          <table:table-cell office:value-type="float" office:value="-159066" calcext:value-type="float">
            <text:p>-159,066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031020103000030025</text:p>
          </table:table-cell>
          <table:table-cell table:style-name="ce20" office:value-type="date" office:date-value="2024-07-15" calcext:value-type="date">
            <text:p>2024-07-15</text:p>
          </table:table-cell>
          <table:table-cell office:value-type="float" office:value="1624823783" calcext:value-type="float">
            <text:p>1,624,823,783</text:p>
          </table:table-cell>
          <table:table-cell office:value-type="float" office:value="1645787685" calcext:value-type="float">
            <text:p>1,645,787,685</text:p>
          </table:table-cell>
          <table:table-cell table:number-columns-repeated="2" office:value-type="float" office:value="20963902" calcext:value-type="float">
            <text:p>20,963,902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328" calcext:value-type="float">
            <text:p>328</text:p>
          </table:table-cell>
          <table:table-cell table:number-columns-repeated="2" office:value-type="float" office:value="21489350" calcext:value-type="float">
            <text:p>21,489,350</text:p>
          </table:table-cell>
          <table:table-cell office:value-type="float" office:value="0" calcext:value-type="float">
            <text:p>0</text:p>
          </table:table-cell>
          <table:table-cell office:value-type="float" office:value="-525448" calcext:value-type="float">
            <text:p>-525,448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031020103000030025</text:p>
          </table:table-cell>
          <table:table-cell table:style-name="ce20" office:value-type="date" office:date-value="2024-07-16" calcext:value-type="date">
            <text:p>2024-07-16</text:p>
          </table:table-cell>
          <table:table-cell office:value-type="float" office:value="1645787685" calcext:value-type="float">
            <text:p>1,645,787,685</text:p>
          </table:table-cell>
          <table:table-cell office:value-type="float" office:value="1574613290" calcext:value-type="float">
            <text:p>1,574,613,290</text:p>
          </table:table-cell>
          <table:table-cell table:number-columns-repeated="2" office:value-type="float" office:value="-71174395" calcext:value-type="float">
            <text:p>-71,174,395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303" calcext:value-type="float">
            <text:p>303</text:p>
          </table:table-cell>
          <table:table-cell table:number-columns-repeated="2" office:value-type="float" office:value="-71047689" calcext:value-type="float">
            <text:p>-71,047,689</text:p>
          </table:table-cell>
          <table:table-cell office:value-type="float" office:value="0" calcext:value-type="float">
            <text:p>0</text:p>
          </table:table-cell>
          <table:table-cell office:value-type="float" office:value="-126706" calcext:value-type="float">
            <text:p>-126,706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9" office:value-type="string" calcext:value-type="string">
            <text:p>LT031020103000030025</text:p>
          </table:table-cell>
          <table:table-cell table:style-name="ce21" office:value-type="date" office:date-value="2024-07-17" calcext:value-type="date">
            <text:p>2024-07-17</text:p>
          </table:table-cell>
          <table:table-cell table:style-name="ce25" office:value-type="float" office:value="1574613290" calcext:value-type="float">
            <text:p>1,574,613,290</text:p>
          </table:table-cell>
          <table:table-cell table:style-name="ce26" office:value-type="float" office:value="1580586810" calcext:value-type="float">
            <text:p>1,580,586,810</text:p>
          </table:table-cell>
          <table:table-cell table:style-name="ce26" office:value-type="float" office:value="5973520" calcext:value-type="float">
            <text:p>5,973,520</text:p>
          </table:table-cell>
          <table:table-cell table:style-name="ce30" office:value-type="float" office:value="5973520" calcext:value-type="float">
            <text:p>5,973,520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459" calcext:value-type="float">
            <text:p>459</text:p>
          </table:table-cell>
          <table:table-cell table:style-name="ce26" office:value-type="float" office:value="249" calcext:value-type="float">
            <text:p>249</text:p>
          </table:table-cell>
          <table:table-cell table:number-columns-repeated="2" table:style-name="ce26" office:value-type="float" office:value="-27237955" calcext:value-type="float">
            <text:p>-27,237,955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33211475" calcext:value-type="float">
            <text:p>33,211,475</text:p>
          </table:table-cell>
          <table:table-cell table:style-name="ce33" office:value-type="string" calcext:value-type="string">
            <text:p>&lt;nil&gt;</text:p>
          </table:table-cell>
          <table:table-cell table:style-name="ce34" office:value-type="string" calcext:value-type="string">
            <text:p>OK</text:p>
          </table:table-cell>
          <table:table-cell table:style-name="ce34" table:number-columns-repeated="16369"/>
        </table:table-row>
        <table:table-row table:style-name="ro1">
          <table:table-cell table:style-name="ce18" office:value-type="string" calcext:value-type="string">
            <text:p>LT031020103000030025</text:p>
          </table:table-cell>
          <table:table-cell table:style-name="ce20" office:value-type="date" office:date-value="2024-07-18" calcext:value-type="date">
            <text:p>2024-07-18</text:p>
          </table:table-cell>
          <table:table-cell office:value-type="float" office:value="1580586810" calcext:value-type="float">
            <text:p>1,580,586,810</text:p>
          </table:table-cell>
          <table:table-cell office:value-type="float" office:value="1466341848" calcext:value-type="float">
            <text:p>1,466,341,848</text:p>
          </table:table-cell>
          <table:table-cell table:number-columns-repeated="2" office:value-type="float" office:value="-114244962" calcext:value-type="float">
            <text:p>-114,244,962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246" calcext:value-type="float">
            <text:p>246</text:p>
          </table:table-cell>
          <table:table-cell table:number-columns-repeated="2" office:value-type="float" office:value="-114229900" calcext:value-type="float">
            <text:p>-114,229,900</text:p>
          </table:table-cell>
          <table:table-cell office:value-type="float" office:value="0" calcext:value-type="float">
            <text:p>0</text:p>
          </table:table-cell>
          <table:table-cell office:value-type="float" office:value="-15062" calcext:value-type="float">
            <text:p>-15,062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031020103000030025</text:p>
          </table:table-cell>
          <table:table-cell table:style-name="ce20" office:value-type="date" office:date-value="2024-07-19" calcext:value-type="date">
            <text:p>2024-07-19</text:p>
          </table:table-cell>
          <table:table-cell office:value-type="float" office:value="1466341848" calcext:value-type="float">
            <text:p>1,466,341,848</text:p>
          </table:table-cell>
          <table:table-cell office:value-type="float" office:value="1567794914" calcext:value-type="float">
            <text:p>1,567,794,914</text:p>
          </table:table-cell>
          <table:table-cell table:number-columns-repeated="2" office:value-type="float" office:value="101453066" calcext:value-type="float">
            <text:p>101,453,066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203" calcext:value-type="float">
            <text:p>203</text:p>
          </table:table-cell>
          <table:table-cell table:number-columns-repeated="2" office:value-type="float" office:value="101585327" calcext:value-type="float">
            <text:p>101,585,327</text:p>
          </table:table-cell>
          <table:table-cell office:value-type="float" office:value="0" calcext:value-type="float">
            <text:p>0</text:p>
          </table:table-cell>
          <table:table-cell office:value-type="float" office:value="-132261" calcext:value-type="float">
            <text:p>-132,261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031020103000030025</text:p>
          </table:table-cell>
          <table:table-cell table:style-name="ce20" office:value-type="date" office:date-value="2024-07-22" calcext:value-type="date">
            <text:p>2024-07-22</text:p>
          </table:table-cell>
          <table:table-cell office:value-type="float" office:value="1567794914" calcext:value-type="float">
            <text:p>1,567,794,914</text:p>
          </table:table-cell>
          <table:table-cell office:value-type="float" office:value="1525633631" calcext:value-type="float">
            <text:p>1,525,633,631</text:p>
          </table:table-cell>
          <table:table-cell table:number-columns-repeated="2" office:value-type="float" office:value="-42161283" calcext:value-type="float">
            <text:p>-42,161,283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-41943685" calcext:value-type="float">
            <text:p>-41,943,685</text:p>
          </table:table-cell>
          <table:table-cell office:value-type="float" office:value="0" calcext:value-type="float">
            <text:p>0</text:p>
          </table:table-cell>
          <table:table-cell office:value-type="float" office:value="-217598" calcext:value-type="float">
            <text:p>-217,598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031020103000030025</text:p>
          </table:table-cell>
          <table:table-cell table:style-name="ce20" office:value-type="date" office:date-value="2024-07-23" calcext:value-type="date">
            <text:p>2024-07-23</text:p>
          </table:table-cell>
          <table:table-cell office:value-type="float" office:value="1525633631" calcext:value-type="float">
            <text:p>1,525,633,631</text:p>
          </table:table-cell>
          <table:table-cell office:value-type="float" office:value="1524945009" calcext:value-type="float">
            <text:p>1,524,945,009</text:p>
          </table:table-cell>
          <table:table-cell table:number-columns-repeated="2" office:value-type="float" office:value="-688622" calcext:value-type="float">
            <text:p>-688,622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304" calcext:value-type="float">
            <text:p>304</text:p>
          </table:table-cell>
          <table:table-cell table:number-columns-repeated="2" office:value-type="float" office:value="-630668" calcext:value-type="float">
            <text:p>-630,668</text:p>
          </table:table-cell>
          <table:table-cell office:value-type="float" office:value="0" calcext:value-type="float">
            <text:p>0</text:p>
          </table:table-cell>
          <table:table-cell office:value-type="float" office:value="-57954" calcext:value-type="float">
            <text:p>-57,954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031020103000030025</text:p>
          </table:table-cell>
          <table:table-cell table:style-name="ce20" office:value-type="date" office:date-value="2024-07-24" calcext:value-type="date">
            <text:p>2024-07-24</text:p>
          </table:table-cell>
          <table:table-cell office:value-type="float" office:value="1524945009" calcext:value-type="float">
            <text:p>1,524,945,009</text:p>
          </table:table-cell>
          <table:table-cell office:value-type="float" office:value="1557071475" calcext:value-type="float">
            <text:p>1,557,071,475</text:p>
          </table:table-cell>
          <table:table-cell table:number-columns-repeated="2" office:value-type="float" office:value="32126466" calcext:value-type="float">
            <text:p>32,126,466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32420696" calcext:value-type="float">
            <text:p>32,420,696</text:p>
          </table:table-cell>
          <table:table-cell office:value-type="float" office:value="0" calcext:value-type="float">
            <text:p>0</text:p>
          </table:table-cell>
          <table:table-cell office:value-type="float" office:value="-294230" calcext:value-type="float">
            <text:p>-294,230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031020103000030025</text:p>
          </table:table-cell>
          <table:table-cell table:style-name="ce20" office:value-type="date" office:date-value="2024-07-25" calcext:value-type="date">
            <text:p>2024-07-25</text:p>
          </table:table-cell>
          <table:table-cell office:value-type="float" office:value="1557071475" calcext:value-type="float">
            <text:p>1,557,071,475</text:p>
          </table:table-cell>
          <table:table-cell office:value-type="float" office:value="1563072221" calcext:value-type="float">
            <text:p>1,563,072,221</text:p>
          </table:table-cell>
          <table:table-cell table:number-columns-repeated="2" office:value-type="float" office:value="6000746" calcext:value-type="float">
            <text:p>6,000,746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262" calcext:value-type="float">
            <text:p>262</text:p>
          </table:table-cell>
          <table:table-cell table:number-columns-repeated="2" office:value-type="float" office:value="6082377" calcext:value-type="float">
            <text:p>6,082,377</text:p>
          </table:table-cell>
          <table:table-cell office:value-type="float" office:value="0" calcext:value-type="float">
            <text:p>0</text:p>
          </table:table-cell>
          <table:table-cell office:value-type="float" office:value="-81631" calcext:value-type="float">
            <text:p>-81,631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031020103000030025</text:p>
          </table:table-cell>
          <table:table-cell table:style-name="ce20" office:value-type="date" office:date-value="2024-07-26" calcext:value-type="date">
            <text:p>2024-07-26</text:p>
          </table:table-cell>
          <table:table-cell office:value-type="float" office:value="1563072221" calcext:value-type="float">
            <text:p>1,563,072,221</text:p>
          </table:table-cell>
          <table:table-cell office:value-type="float" office:value="1706890082" calcext:value-type="float">
            <text:p>1,706,890,082</text:p>
          </table:table-cell>
          <table:table-cell table:number-columns-repeated="2" office:value-type="float" office:value="143817861" calcext:value-type="float">
            <text:p>143,817,861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215" calcext:value-type="float">
            <text:p>215</text:p>
          </table:table-cell>
          <table:table-cell table:number-columns-repeated="2" office:value-type="float" office:value="143874689" calcext:value-type="float">
            <text:p>143,874,689</text:p>
          </table:table-cell>
          <table:table-cell office:value-type="float" office:value="0" calcext:value-type="float">
            <text:p>0</text:p>
          </table:table-cell>
          <table:table-cell office:value-type="float" office:value="-56828" calcext:value-type="float">
            <text:p>-56,828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031020103000030025</text:p>
          </table:table-cell>
          <table:table-cell table:style-name="ce20" office:value-type="date" office:date-value="2024-07-29" calcext:value-type="date">
            <text:p>2024-07-29</text:p>
          </table:table-cell>
          <table:table-cell office:value-type="float" office:value="1706890082" calcext:value-type="float">
            <text:p>1,706,890,082</text:p>
          </table:table-cell>
          <table:table-cell office:value-type="float" office:value="1752870909" calcext:value-type="float">
            <text:p>1,752,870,909</text:p>
          </table:table-cell>
          <table:table-cell table:number-columns-repeated="2" office:value-type="float" office:value="45980827" calcext:value-type="float">
            <text:p>45,980,827</text:p>
          </table:table-cell>
          <table:table-cell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table-cell office:value-type="float" office:value="439" calcext:value-type="float">
            <text:p>439</text:p>
          </table:table-cell>
          <table:table-cell table:number-columns-repeated="2" office:value-type="float" office:value="46264957" calcext:value-type="float">
            <text:p>46,264,957</text:p>
          </table:table-cell>
          <table:table-cell office:value-type="float" office:value="0" calcext:value-type="float">
            <text:p>0</text:p>
          </table:table-cell>
          <table:table-cell office:value-type="float" office:value="-284130" calcext:value-type="float">
            <text:p>-284,130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031020103000030025</text:p>
          </table:table-cell>
          <table:table-cell table:style-name="ce20" office:value-type="date" office:date-value="2024-07-30" calcext:value-type="date">
            <text:p>2024-07-30</text:p>
          </table:table-cell>
          <table:table-cell office:value-type="float" office:value="1752870909" calcext:value-type="float">
            <text:p>1,752,870,909</text:p>
          </table:table-cell>
          <table:table-cell office:value-type="float" office:value="1791939633" calcext:value-type="float">
            <text:p>1,791,939,633</text:p>
          </table:table-cell>
          <table:table-cell table:number-columns-repeated="2" office:value-type="float" office:value="39068724" calcext:value-type="float">
            <text:p>39,068,724</text:p>
          </table:table-cell>
          <table:table-cell office:value-type="float" office:value="0" calcext:value-type="float">
            <text:p>0</text:p>
          </table:table-cell>
          <table:table-cell office:value-type="float" office:value="313" calcext:value-type="float">
            <text:p>313</text:p>
          </table:table-cell>
          <table:table-cell office:value-type="float" office:value="378" calcext:value-type="float">
            <text:p>378</text:p>
          </table:table-cell>
          <table:table-cell table:number-columns-repeated="2" office:value-type="float" office:value="39157342" calcext:value-type="float">
            <text:p>39,157,342</text:p>
          </table:table-cell>
          <table:table-cell office:value-type="float" office:value="0" calcext:value-type="float">
            <text:p>0</text:p>
          </table:table-cell>
          <table:table-cell office:value-type="float" office:value="-88618" calcext:value-type="float">
            <text:p>-88,618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031020103000030025</text:p>
          </table:table-cell>
          <table:table-cell table:style-name="ce20" office:value-type="date" office:date-value="2024-07-31" calcext:value-type="date">
            <text:p>2024-07-31</text:p>
          </table:table-cell>
          <table:table-cell office:value-type="float" office:value="1791939633" calcext:value-type="float">
            <text:p>1,791,939,633</text:p>
          </table:table-cell>
          <table:table-cell office:value-type="float" office:value="1786612408" calcext:value-type="float">
            <text:p>1,786,612,408</text:p>
          </table:table-cell>
          <table:table-cell table:number-columns-repeated="2" office:value-type="float" office:value="-5327225" calcext:value-type="float">
            <text:p>-5,327,225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451" calcext:value-type="float">
            <text:p>451</text:p>
          </table:table-cell>
          <table:table-cell table:number-columns-repeated="2" office:value-type="float" office:value="-5265890" calcext:value-type="float">
            <text:p>-5,265,890</text:p>
          </table:table-cell>
          <table:table-cell office:value-type="float" office:value="0" calcext:value-type="float">
            <text:p>0</text:p>
          </table:table-cell>
          <table:table-cell office:value-type="float" office:value="-61335" calcext:value-type="float">
            <text:p>-61,335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031020103000030025</text:p>
          </table:table-cell>
          <table:table-cell table:style-name="ce20" office:value-type="date" office:date-value="2024-08-01" calcext:value-type="date">
            <text:p>2024-08-01</text:p>
          </table:table-cell>
          <table:table-cell office:value-type="float" office:value="1786612408" calcext:value-type="float">
            <text:p>1,786,612,408</text:p>
          </table:table-cell>
          <table:table-cell office:value-type="float" office:value="1855202198" calcext:value-type="float">
            <text:p>1,855,202,198</text:p>
          </table:table-cell>
          <table:table-cell table:number-columns-repeated="2" office:value-type="float" office:value="68589790" calcext:value-type="float">
            <text:p>68,589,790</text:p>
          </table:table-cell>
          <table:table-cell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office:value-type="float" office:value="305" calcext:value-type="float">
            <text:p>305</text:p>
          </table:table-cell>
          <table:table-cell table:number-columns-repeated="2" office:value-type="float" office:value="68788436" calcext:value-type="float">
            <text:p>68,788,436</text:p>
          </table:table-cell>
          <table:table-cell office:value-type="float" office:value="0" calcext:value-type="float">
            <text:p>0</text:p>
          </table:table-cell>
          <table:table-cell office:value-type="float" office:value="-198646" calcext:value-type="float">
            <text:p>-198,646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031020103000030025</text:p>
          </table:table-cell>
          <table:table-cell table:style-name="ce20" office:value-type="date" office:date-value="2024-08-02" calcext:value-type="date">
            <text:p>2024-08-02</text:p>
          </table:table-cell>
          <table:table-cell office:value-type="float" office:value="1855202198" calcext:value-type="float">
            <text:p>1,855,202,198</text:p>
          </table:table-cell>
          <table:table-cell office:value-type="float" office:value="1904653174" calcext:value-type="float">
            <text:p>1,904,653,174</text:p>
          </table:table-cell>
          <table:table-cell table:number-columns-repeated="2" office:value-type="float" office:value="49450976" calcext:value-type="float">
            <text:p>49,450,976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295" calcext:value-type="float">
            <text:p>295</text:p>
          </table:table-cell>
          <table:table-cell table:number-columns-repeated="2" office:value-type="float" office:value="49886085" calcext:value-type="float">
            <text:p>49,886,085</text:p>
          </table:table-cell>
          <table:table-cell office:value-type="float" office:value="0" calcext:value-type="float">
            <text:p>0</text:p>
          </table:table-cell>
          <table:table-cell office:value-type="float" office:value="-435109" calcext:value-type="float">
            <text:p>-435,109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031020103000030025</text:p>
          </table:table-cell>
          <table:table-cell table:style-name="ce20" office:value-type="date" office:date-value="2024-08-05" calcext:value-type="date">
            <text:p>2024-08-05</text:p>
          </table:table-cell>
          <table:table-cell office:value-type="float" office:value="1904653174" calcext:value-type="float">
            <text:p>1,904,653,174</text:p>
          </table:table-cell>
          <table:table-cell office:value-type="float" office:value="1809874047" calcext:value-type="float">
            <text:p>1,809,874,047</text:p>
          </table:table-cell>
          <table:table-cell table:number-columns-repeated="2" office:value-type="float" office:value="-94779127" calcext:value-type="float">
            <text:p>-94,779,127</text:p>
          </table:table-cell>
          <table:table-cell office:value-type="float" office:value="0" calcext:value-type="float">
            <text:p>0</text:p>
          </table:table-cell>
          <table:table-cell office:value-type="float" office:value="492" calcext:value-type="float">
            <text:p>49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-99437499" calcext:value-type="float">
            <text:p>-99,437,499</text:p>
          </table:table-cell>
          <table:table-cell office:value-type="float" office:value="0" calcext:value-type="float">
            <text:p>0</text:p>
          </table:table-cell>
          <table:table-cell office:value-type="float" office:value="4658372" calcext:value-type="float">
            <text:p>4,658,372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031020103000030025</text:p>
          </table:table-cell>
          <table:table-cell table:style-name="ce20" office:value-type="date" office:date-value="2024-08-06" calcext:value-type="date">
            <text:p>2024-08-06</text:p>
          </table:table-cell>
          <table:table-cell office:value-type="float" office:value="1809874047" calcext:value-type="float">
            <text:p>1,809,874,047</text:p>
          </table:table-cell>
          <table:table-cell office:value-type="float" office:value="1763468810" calcext:value-type="float">
            <text:p>1,763,468,810</text:p>
          </table:table-cell>
          <table:table-cell table:number-columns-repeated="2" office:value-type="float" office:value="-46405237" calcext:value-type="float">
            <text:p>-46,405,237</text:p>
          </table:table-cell>
          <table:table-cell office:value-type="float" office:value="0" calcext:value-type="float">
            <text:p>0</text:p>
          </table:table-cell>
          <table:table-cell office:value-type="float" office:value="313" calcext:value-type="float">
            <text:p>313</text:p>
          </table:table-cell>
          <table:table-cell office:value-type="float" office:value="382" calcext:value-type="float">
            <text:p>382</text:p>
          </table:table-cell>
          <table:table-cell table:number-columns-repeated="2" office:value-type="float" office:value="-45870539" calcext:value-type="float">
            <text:p>-45,870,539</text:p>
          </table:table-cell>
          <table:table-cell office:value-type="float" office:value="0" calcext:value-type="float">
            <text:p>0</text:p>
          </table:table-cell>
          <table:table-cell office:value-type="float" office:value="-534698" calcext:value-type="float">
            <text:p>-534,698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031020103000030025</text:p>
          </table:table-cell>
          <table:table-cell table:style-name="ce20" office:value-type="date" office:date-value="2024-08-07" calcext:value-type="date">
            <text:p>2024-08-07</text:p>
          </table:table-cell>
          <table:table-cell office:value-type="float" office:value="1763468810" calcext:value-type="float">
            <text:p>1,763,468,810</text:p>
          </table:table-cell>
          <table:table-cell office:value-type="float" office:value="1714222728" calcext:value-type="float">
            <text:p>1,714,222,728</text:p>
          </table:table-cell>
          <table:table-cell table:number-columns-repeated="2" office:value-type="float" office:value="-49246082" calcext:value-type="float">
            <text:p>-49,246,082</text:p>
          </table:table-cell>
          <table:table-cell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office:value-type="float" office:value="368" calcext:value-type="float">
            <text:p>368</text:p>
          </table:table-cell>
          <table:table-cell table:number-columns-repeated="2" office:value-type="float" office:value="-48913764" calcext:value-type="float">
            <text:p>-48,913,764</text:p>
          </table:table-cell>
          <table:table-cell office:value-type="float" office:value="0" calcext:value-type="float">
            <text:p>0</text:p>
          </table:table-cell>
          <table:table-cell office:value-type="float" office:value="-332318" calcext:value-type="float">
            <text:p>-332,318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031020103000030025</text:p>
          </table:table-cell>
          <table:table-cell table:style-name="ce20" office:value-type="date" office:date-value="2024-08-08" calcext:value-type="date">
            <text:p>2024-08-08</text:p>
          </table:table-cell>
          <table:table-cell office:value-type="float" office:value="1714222728" calcext:value-type="float">
            <text:p>1,714,222,728</text:p>
          </table:table-cell>
          <table:table-cell office:value-type="float" office:value="1762832603" calcext:value-type="float">
            <text:p>1,762,832,603</text:p>
          </table:table-cell>
          <table:table-cell table:number-columns-repeated="2" office:value-type="float" office:value="48609875" calcext:value-type="float">
            <text:p>48,609,875</text:p>
          </table:table-cell>
          <table:table-cell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291" calcext:value-type="float">
            <text:p>291</text:p>
          </table:table-cell>
          <table:table-cell table:number-columns-repeated="2" office:value-type="float" office:value="48710826" calcext:value-type="float">
            <text:p>48,710,826</text:p>
          </table:table-cell>
          <table:table-cell office:value-type="float" office:value="0" calcext:value-type="float">
            <text:p>0</text:p>
          </table:table-cell>
          <table:table-cell office:value-type="float" office:value="-100951" calcext:value-type="float">
            <text:p>-100,951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031020103000030025</text:p>
          </table:table-cell>
          <table:table-cell table:style-name="ce20" office:value-type="date" office:date-value="2024-08-09" calcext:value-type="date">
            <text:p>2024-08-09</text:p>
          </table:table-cell>
          <table:table-cell office:value-type="float" office:value="1762832603" calcext:value-type="float">
            <text:p>1,762,832,603</text:p>
          </table:table-cell>
          <table:table-cell office:value-type="float" office:value="1785068644" calcext:value-type="float">
            <text:p>1,785,068,644</text:p>
          </table:table-cell>
          <table:table-cell table:number-columns-repeated="2" office:value-type="float" office:value="22236041" calcext:value-type="float">
            <text:p>22,236,041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264" calcext:value-type="float">
            <text:p>264</text:p>
          </table:table-cell>
          <table:table-cell table:number-columns-repeated="2" office:value-type="float" office:value="22669757" calcext:value-type="float">
            <text:p>22,669,757</text:p>
          </table:table-cell>
          <table:table-cell office:value-type="float" office:value="0" calcext:value-type="float">
            <text:p>0</text:p>
          </table:table-cell>
          <table:table-cell office:value-type="float" office:value="-433716" calcext:value-type="float">
            <text:p>-433,716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031020103000030025</text:p>
          </table:table-cell>
          <table:table-cell table:style-name="ce20" office:value-type="date" office:date-value="2024-08-12" calcext:value-type="date">
            <text:p>2024-08-12</text:p>
          </table:table-cell>
          <table:table-cell office:value-type="float" office:value="1785068644" calcext:value-type="float">
            <text:p>1,785,068,644</text:p>
          </table:table-cell>
          <table:table-cell office:value-type="float" office:value="1700308532" calcext:value-type="float">
            <text:p>1,700,308,532</text:p>
          </table:table-cell>
          <table:table-cell table:number-columns-repeated="2" office:value-type="float" office:value="-84760112" calcext:value-type="float">
            <text:p>-84,760,112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376" calcext:value-type="float">
            <text:p>376</text:p>
          </table:table-cell>
          <table:table-cell table:number-columns-repeated="2" office:value-type="float" office:value="-84355402" calcext:value-type="float">
            <text:p>-84,355,402</text:p>
          </table:table-cell>
          <table:table-cell office:value-type="float" office:value="0" calcext:value-type="float">
            <text:p>0</text:p>
          </table:table-cell>
          <table:table-cell office:value-type="float" office:value="-404710" calcext:value-type="float">
            <text:p>-404,710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031020103000030025</text:p>
          </table:table-cell>
          <table:table-cell table:style-name="ce20" office:value-type="date" office:date-value="2024-08-13" calcext:value-type="date">
            <text:p>2024-08-13</text:p>
          </table:table-cell>
          <table:table-cell office:value-type="float" office:value="1700308532" calcext:value-type="float">
            <text:p>1,700,308,532</text:p>
          </table:table-cell>
          <table:table-cell office:value-type="float" office:value="1692699321" calcext:value-type="float">
            <text:p>1,692,699,321</text:p>
          </table:table-cell>
          <table:table-cell table:number-columns-repeated="2" office:value-type="float" office:value="-7609211" calcext:value-type="float">
            <text:p>-7,609,211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float" office:value="-7379537" calcext:value-type="float">
            <text:p>-7,379,537</text:p>
          </table:table-cell>
          <table:table-cell office:value-type="float" office:value="0" calcext:value-type="float">
            <text:p>0</text:p>
          </table:table-cell>
          <table:table-cell office:value-type="float" office:value="-229674" calcext:value-type="float">
            <text:p>-229,674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031020103000030025</text:p>
          </table:table-cell>
          <table:table-cell table:style-name="ce20" office:value-type="date" office:date-value="2024-08-14" calcext:value-type="date">
            <text:p>2024-08-14</text:p>
          </table:table-cell>
          <table:table-cell office:value-type="float" office:value="1692699321" calcext:value-type="float">
            <text:p>1,692,699,321</text:p>
          </table:table-cell>
          <table:table-cell office:value-type="float" office:value="1775394056" calcext:value-type="float">
            <text:p>1,775,394,056</text:p>
          </table:table-cell>
          <table:table-cell table:number-columns-repeated="2" office:value-type="float" office:value="82694735" calcext:value-type="float">
            <text:p>82,694,735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252" calcext:value-type="float">
            <text:p>252</text:p>
          </table:table-cell>
          <table:table-cell table:number-columns-repeated="2" office:value-type="float" office:value="82775231" calcext:value-type="float">
            <text:p>82,775,231</text:p>
          </table:table-cell>
          <table:table-cell office:value-type="float" office:value="0" calcext:value-type="float">
            <text:p>0</text:p>
          </table:table-cell>
          <table:table-cell office:value-type="float" office:value="-80496" calcext:value-type="float">
            <text:p>-80,496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031020103000030025</text:p>
          </table:table-cell>
          <table:table-cell table:style-name="ce20" office:value-type="date" office:date-value="2024-08-15" calcext:value-type="date">
            <text:p>2024-08-15</text:p>
          </table:table-cell>
          <table:table-cell office:value-type="float" office:value="1775394056" calcext:value-type="float">
            <text:p>1,775,394,056</text:p>
          </table:table-cell>
          <table:table-cell office:value-type="float" office:value="1711958243" calcext:value-type="float">
            <text:p>1,711,958,243</text:p>
          </table:table-cell>
          <table:table-cell table:number-columns-repeated="2" office:value-type="float" office:value="-63435813" calcext:value-type="float">
            <text:p>-63,435,813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-63162661" calcext:value-type="float">
            <text:p>-63,162,661</text:p>
          </table:table-cell>
          <table:table-cell office:value-type="float" office:value="0" calcext:value-type="float">
            <text:p>0</text:p>
          </table:table-cell>
          <table:table-cell office:value-type="float" office:value="-273152" calcext:value-type="float">
            <text:p>-273,152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031020103000030025</text:p>
          </table:table-cell>
          <table:table-cell table:style-name="ce20" office:value-type="date" office:date-value="2024-08-16" calcext:value-type="date">
            <text:p>2024-08-16</text:p>
          </table:table-cell>
          <table:table-cell office:value-type="float" office:value="1711958243" calcext:value-type="float">
            <text:p>1,711,958,243</text:p>
          </table:table-cell>
          <table:table-cell office:value-type="float" office:value="1720932168" calcext:value-type="float">
            <text:p>1,720,932,168</text:p>
          </table:table-cell>
          <table:table-cell table:number-columns-repeated="2" office:value-type="float" office:value="8973925" calcext:value-type="float">
            <text:p>8,973,925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float" office:value="9437038" calcext:value-type="float">
            <text:p>9,437,038</text:p>
          </table:table-cell>
          <table:table-cell office:value-type="float" office:value="0" calcext:value-type="float">
            <text:p>0</text:p>
          </table:table-cell>
          <table:table-cell office:value-type="float" office:value="-463113" calcext:value-type="float">
            <text:p>-463,113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9" office:value-type="string" calcext:value-type="string">
            <text:p>LT031020103000030025</text:p>
          </table:table-cell>
          <table:table-cell table:style-name="ce21" office:value-type="date" office:date-value="2024-08-19" calcext:value-type="date">
            <text:p>2024-08-19</text:p>
          </table:table-cell>
          <table:table-cell table:style-name="ce25" office:value-type="float" office:value="1720932168" calcext:value-type="float">
            <text:p>1,720,932,168</text:p>
          </table:table-cell>
          <table:table-cell table:style-name="ce26" office:value-type="float" office:value="1672864741" calcext:value-type="float">
            <text:p>1,672,864,741</text:p>
          </table:table-cell>
          <table:table-cell table:style-name="ce26" office:value-type="float" office:value="-48067427" calcext:value-type="float">
            <text:p>-48,067,427</text:p>
          </table:table-cell>
          <table:table-cell table:style-name="ce30" office:value-type="float" office:value="-48067427" calcext:value-type="float">
            <text:p>-48,067,42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635" calcext:value-type="float">
            <text:p>635</text:p>
          </table:table-cell>
          <table:table-cell table:style-name="ce26" office:value-type="float" office:value="401" calcext:value-type="float">
            <text:p>401</text:p>
          </table:table-cell>
          <table:table-cell table:number-columns-repeated="2" table:style-name="ce26" office:value-type="float" office:value="-82265750" calcext:value-type="float">
            <text:p>-82,265,750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34198323" calcext:value-type="float">
            <text:p>34,198,323</text:p>
          </table:table-cell>
          <table:table-cell table:style-name="ce33" office:value-type="string" calcext:value-type="string">
            <text:p>&lt;nil&gt;</text:p>
          </table:table-cell>
          <table:table-cell table:style-name="ce34" office:value-type="string" calcext:value-type="string">
            <text:p>OK</text:p>
          </table:table-cell>
          <table:table-cell table:style-name="ce34" table:number-columns-repeated="16369"/>
        </table:table-row>
        <table:table-row table:style-name="ro1">
          <table:table-cell table:style-name="ce18" office:value-type="string" calcext:value-type="string">
            <text:p>LT031020103000030025</text:p>
          </table:table-cell>
          <table:table-cell table:style-name="ce20" office:value-type="date" office:date-value="2024-08-20" calcext:value-type="date">
            <text:p>2024-08-20</text:p>
          </table:table-cell>
          <table:table-cell office:value-type="float" office:value="1672864741" calcext:value-type="float">
            <text:p>1,672,864,741</text:p>
          </table:table-cell>
          <table:table-cell office:value-type="float" office:value="1669719497" calcext:value-type="float">
            <text:p>1,669,719,497</text:p>
          </table:table-cell>
          <table:table-cell table:number-columns-repeated="2" office:value-type="float" office:value="-3145244" calcext:value-type="float">
            <text:p>-3,145,244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383" calcext:value-type="float">
            <text:p>383</text:p>
          </table:table-cell>
          <table:table-cell table:number-columns-repeated="2" office:value-type="float" office:value="-2941511" calcext:value-type="float">
            <text:p>-2,941,511</text:p>
          </table:table-cell>
          <table:table-cell office:value-type="float" office:value="0" calcext:value-type="float">
            <text:p>0</text:p>
          </table:table-cell>
          <table:table-cell office:value-type="float" office:value="-203733" calcext:value-type="float">
            <text:p>-203,733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031020103000030025</text:p>
          </table:table-cell>
          <table:table-cell table:style-name="ce20" office:value-type="date" office:date-value="2024-08-21" calcext:value-type="date">
            <text:p>2024-08-21</text:p>
          </table:table-cell>
          <table:table-cell office:value-type="float" office:value="1669719497" calcext:value-type="float">
            <text:p>1,669,719,497</text:p>
          </table:table-cell>
          <table:table-cell office:value-type="float" office:value="1598749033" calcext:value-type="float">
            <text:p>1,598,749,033</text:p>
          </table:table-cell>
          <table:table-cell table:number-columns-repeated="2" office:value-type="float" office:value="-70970464" calcext:value-type="float">
            <text:p>-70,970,464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291" calcext:value-type="float">
            <text:p>291</text:p>
          </table:table-cell>
          <table:table-cell table:number-columns-repeated="2" office:value-type="float" office:value="-70836413" calcext:value-type="float">
            <text:p>-70,836,413</text:p>
          </table:table-cell>
          <table:table-cell office:value-type="float" office:value="0" calcext:value-type="float">
            <text:p>0</text:p>
          </table:table-cell>
          <table:table-cell office:value-type="float" office:value="-134051" calcext:value-type="float">
            <text:p>-134,051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031020103000030025</text:p>
          </table:table-cell>
          <table:table-cell table:style-name="ce20" office:value-type="date" office:date-value="2024-08-22" calcext:value-type="date">
            <text:p>2024-08-22</text:p>
          </table:table-cell>
          <table:table-cell office:value-type="float" office:value="1598749033" calcext:value-type="float">
            <text:p>1,598,749,033</text:p>
          </table:table-cell>
          <table:table-cell office:value-type="float" office:value="1523572078" calcext:value-type="float">
            <text:p>1,523,572,078</text:p>
          </table:table-cell>
          <table:table-cell table:number-columns-repeated="2" office:value-type="float" office:value="-75176955" calcext:value-type="float">
            <text:p>-75,176,955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259" calcext:value-type="float">
            <text:p>259</text:p>
          </table:table-cell>
          <table:table-cell table:number-columns-repeated="2" office:value-type="float" office:value="-75053972" calcext:value-type="float">
            <text:p>-75,053,972</text:p>
          </table:table-cell>
          <table:table-cell office:value-type="float" office:value="0" calcext:value-type="float">
            <text:p>0</text:p>
          </table:table-cell>
          <table:table-cell office:value-type="float" office:value="-122983" calcext:value-type="float">
            <text:p>-122,983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031020103000030025</text:p>
          </table:table-cell>
          <table:table-cell table:style-name="ce20" office:value-type="date" office:date-value="2024-08-23" calcext:value-type="date">
            <text:p>2024-08-23</text:p>
          </table:table-cell>
          <table:table-cell office:value-type="float" office:value="1523572078" calcext:value-type="float">
            <text:p>1,523,572,078</text:p>
          </table:table-cell>
          <table:table-cell office:value-type="float" office:value="1448645538" calcext:value-type="float">
            <text:p>1,448,645,538</text:p>
          </table:table-cell>
          <table:table-cell table:number-columns-repeated="2" office:value-type="float" office:value="-74926540" calcext:value-type="float">
            <text:p>-74,926,540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242" calcext:value-type="float">
            <text:p>242</text:p>
          </table:table-cell>
          <table:table-cell table:number-columns-repeated="2" office:value-type="float" office:value="-74908602" calcext:value-type="float">
            <text:p>-74,908,602</text:p>
          </table:table-cell>
          <table:table-cell office:value-type="float" office:value="0" calcext:value-type="float">
            <text:p>0</text:p>
          </table:table-cell>
          <table:table-cell office:value-type="float" office:value="-17938" calcext:value-type="float">
            <text:p>-17,938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031020103000030025</text:p>
          </table:table-cell>
          <table:table-cell table:style-name="ce20" office:value-type="date" office:date-value="2024-08-26" calcext:value-type="date">
            <text:p>2024-08-26</text:p>
          </table:table-cell>
          <table:table-cell office:value-type="float" office:value="1448645538" calcext:value-type="float">
            <text:p>1,448,645,538</text:p>
          </table:table-cell>
          <table:table-cell office:value-type="float" office:value="1388975291" calcext:value-type="float">
            <text:p>1,388,975,291</text:p>
          </table:table-cell>
          <table:table-cell table:number-columns-repeated="2" office:value-type="float" office:value="-59670247" calcext:value-type="float">
            <text:p>-59,670,247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390" calcext:value-type="float">
            <text:p>390</text:p>
          </table:table-cell>
          <table:table-cell table:number-columns-repeated="2" office:value-type="float" office:value="-58513424" calcext:value-type="float">
            <text:p>-58,513,424</text:p>
          </table:table-cell>
          <table:table-cell office:value-type="float" office:value="0" calcext:value-type="float">
            <text:p>0</text:p>
          </table:table-cell>
          <table:table-cell office:value-type="float" office:value="-1156823" calcext:value-type="float">
            <text:p>-1,156,823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031020103000030025</text:p>
          </table:table-cell>
          <table:table-cell table:style-name="ce20" office:value-type="date" office:date-value="2024-08-27" calcext:value-type="date">
            <text:p>2024-08-27</text:p>
          </table:table-cell>
          <table:table-cell office:value-type="float" office:value="1388975291" calcext:value-type="float">
            <text:p>1,388,975,291</text:p>
          </table:table-cell>
          <table:table-cell office:value-type="float" office:value="1397901964" calcext:value-type="float">
            <text:p>1,397,901,964</text:p>
          </table:table-cell>
          <table:table-cell table:number-columns-repeated="2" office:value-type="float" office:value="8926673" calcext:value-type="float">
            <text:p>8,926,673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office:value-type="float" office:value="352" calcext:value-type="float">
            <text:p>352</text:p>
          </table:table-cell>
          <table:table-cell table:number-columns-repeated="2" office:value-type="float" office:value="9091324" calcext:value-type="float">
            <text:p>9,091,324</text:p>
          </table:table-cell>
          <table:table-cell office:value-type="float" office:value="0" calcext:value-type="float">
            <text:p>0</text:p>
          </table:table-cell>
          <table:table-cell office:value-type="float" office:value="-164651" calcext:value-type="float">
            <text:p>-164,651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031020103000030025</text:p>
          </table:table-cell>
          <table:table-cell table:style-name="ce20" office:value-type="date" office:date-value="2024-08-28" calcext:value-type="date">
            <text:p>2024-08-28</text:p>
          </table:table-cell>
          <table:table-cell office:value-type="float" office:value="1397901964" calcext:value-type="float">
            <text:p>1,397,901,964</text:p>
          </table:table-cell>
          <table:table-cell office:value-type="float" office:value="1485317253" calcext:value-type="float">
            <text:p>1,485,317,253</text:p>
          </table:table-cell>
          <table:table-cell table:number-columns-repeated="2" office:value-type="float" office:value="87415289" calcext:value-type="float">
            <text:p>87,415,289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352" calcext:value-type="float">
            <text:p>352</text:p>
          </table:table-cell>
          <table:table-cell table:number-columns-repeated="2" office:value-type="float" office:value="87530814" calcext:value-type="float">
            <text:p>87,530,814</text:p>
          </table:table-cell>
          <table:table-cell office:value-type="float" office:value="0" calcext:value-type="float">
            <text:p>0</text:p>
          </table:table-cell>
          <table:table-cell office:value-type="float" office:value="-115525" calcext:value-type="float">
            <text:p>-115,525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031020103000030025</text:p>
          </table:table-cell>
          <table:table-cell table:style-name="ce20" office:value-type="date" office:date-value="2024-08-29" calcext:value-type="date">
            <text:p>2024-08-29</text:p>
          </table:table-cell>
          <table:table-cell office:value-type="float" office:value="1485317253" calcext:value-type="float">
            <text:p>1,485,317,253</text:p>
          </table:table-cell>
          <table:table-cell office:value-type="float" office:value="1633063753" calcext:value-type="float">
            <text:p>1,633,063,753</text:p>
          </table:table-cell>
          <table:table-cell table:number-columns-repeated="2" office:value-type="float" office:value="147746500" calcext:value-type="float">
            <text:p>147,746,500</text:p>
          </table:table-cell>
          <table:table-cell office:value-type="float" office:value="0" calcext:value-type="float">
            <text:p>0</text:p>
          </table:table-cell>
          <table:table-cell office:value-type="float" office:value="406" calcext:value-type="float">
            <text:p>406</text:p>
          </table:table-cell>
          <table:table-cell office:value-type="float" office:value="490" calcext:value-type="float">
            <text:p>490</text:p>
          </table:table-cell>
          <table:table-cell table:number-columns-repeated="2" office:value-type="float" office:value="147824217" calcext:value-type="float">
            <text:p>147,824,217</text:p>
          </table:table-cell>
          <table:table-cell office:value-type="float" office:value="0" calcext:value-type="float">
            <text:p>0</text:p>
          </table:table-cell>
          <table:table-cell office:value-type="float" office:value="-77717" calcext:value-type="float">
            <text:p>-77,717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031020103000030025</text:p>
          </table:table-cell>
          <table:table-cell table:style-name="ce20" office:value-type="date" office:date-value="2024-08-30" calcext:value-type="date">
            <text:p>2024-08-30</text:p>
          </table:table-cell>
          <table:table-cell office:value-type="float" office:value="1633063753" calcext:value-type="float">
            <text:p>1,633,063,753</text:p>
          </table:table-cell>
          <table:table-cell office:value-type="float" office:value="1718681084" calcext:value-type="float">
            <text:p>1,718,681,084</text:p>
          </table:table-cell>
          <table:table-cell table:number-columns-repeated="2" office:value-type="float" office:value="85617331" calcext:value-type="float">
            <text:p>85,617,331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345" calcext:value-type="float">
            <text:p>345</text:p>
          </table:table-cell>
          <table:table-cell table:number-columns-repeated="2" office:value-type="float" office:value="85742203" calcext:value-type="float">
            <text:p>85,742,203</text:p>
          </table:table-cell>
          <table:table-cell office:value-type="float" office:value="0" calcext:value-type="float">
            <text:p>0</text:p>
          </table:table-cell>
          <table:table-cell office:value-type="float" office:value="-124872" calcext:value-type="float">
            <text:p>-124,872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031020103000030025</text:p>
          </table:table-cell>
          <table:table-cell table:style-name="ce20" office:value-type="date" office:date-value="2024-09-02" calcext:value-type="date">
            <text:p>2024-09-02</text:p>
          </table:table-cell>
          <table:table-cell office:value-type="float" office:value="1718681084" calcext:value-type="float">
            <text:p>1,718,681,084</text:p>
          </table:table-cell>
          <table:table-cell office:value-type="float" office:value="1578079839" calcext:value-type="float">
            <text:p>1,578,079,839</text:p>
          </table:table-cell>
          <table:table-cell table:number-columns-repeated="2" office:value-type="float" office:value="-140601245" calcext:value-type="float">
            <text:p>-140,601,245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-141190607" calcext:value-type="float">
            <text:p>-141,190,607</text:p>
          </table:table-cell>
          <table:table-cell office:value-type="float" office:value="0" calcext:value-type="float">
            <text:p>0</text:p>
          </table:table-cell>
          <table:table-cell office:value-type="float" office:value="589362" calcext:value-type="float">
            <text:p>589,362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031020103000030025</text:p>
          </table:table-cell>
          <table:table-cell table:style-name="ce20" office:value-type="date" office:date-value="2024-09-03" calcext:value-type="date">
            <text:p>2024-09-03</text:p>
          </table:table-cell>
          <table:table-cell office:value-type="float" office:value="1578079839" calcext:value-type="float">
            <text:p>1,578,079,839</text:p>
          </table:table-cell>
          <table:table-cell office:value-type="float" office:value="1629252902" calcext:value-type="float">
            <text:p>1,629,252,902</text:p>
          </table:table-cell>
          <table:table-cell table:number-columns-repeated="2" office:value-type="float" office:value="51173063" calcext:value-type="float">
            <text:p>51,173,063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405" calcext:value-type="float">
            <text:p>405</text:p>
          </table:table-cell>
          <table:table-cell table:number-columns-repeated="2" office:value-type="float" office:value="51340420" calcext:value-type="float">
            <text:p>51,340,420</text:p>
          </table:table-cell>
          <table:table-cell office:value-type="float" office:value="0" calcext:value-type="float">
            <text:p>0</text:p>
          </table:table-cell>
          <table:table-cell office:value-type="float" office:value="-167357" calcext:value-type="float">
            <text:p>-167,357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031020103000030025</text:p>
          </table:table-cell>
          <table:table-cell table:style-name="ce20" office:value-type="date" office:date-value="2024-09-04" calcext:value-type="date">
            <text:p>2024-09-04</text:p>
          </table:table-cell>
          <table:table-cell office:value-type="float" office:value="1629252902" calcext:value-type="float">
            <text:p>1,629,252,902</text:p>
          </table:table-cell>
          <table:table-cell office:value-type="float" office:value="1722040619" calcext:value-type="float">
            <text:p>1,722,040,619</text:p>
          </table:table-cell>
          <table:table-cell table:number-columns-repeated="2" office:value-type="float" office:value="92787717" calcext:value-type="float">
            <text:p>92,787,717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float" office:value="93064093" calcext:value-type="float">
            <text:p>93,064,093</text:p>
          </table:table-cell>
          <table:table-cell office:value-type="float" office:value="0" calcext:value-type="float">
            <text:p>0</text:p>
          </table:table-cell>
          <table:table-cell office:value-type="float" office:value="-276376" calcext:value-type="float">
            <text:p>-276,376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031020103000030025</text:p>
          </table:table-cell>
          <table:table-cell table:style-name="ce20" office:value-type="date" office:date-value="2024-09-05" calcext:value-type="date">
            <text:p>2024-09-05</text:p>
          </table:table-cell>
          <table:table-cell office:value-type="float" office:value="1722040619" calcext:value-type="float">
            <text:p>1,722,040,619</text:p>
          </table:table-cell>
          <table:table-cell office:value-type="float" office:value="1794438597" calcext:value-type="float">
            <text:p>1,794,438,597</text:p>
          </table:table-cell>
          <table:table-cell table:number-columns-repeated="2" office:value-type="float" office:value="72397978" calcext:value-type="float">
            <text:p>72,397,978</text:p>
          </table:table-cell>
          <table:table-cell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 office:value-type="float" office:value="384" calcext:value-type="float">
            <text:p>384</text:p>
          </table:table-cell>
          <table:table-cell table:number-columns-repeated="2" office:value-type="float" office:value="73375235" calcext:value-type="float">
            <text:p>73,375,235</text:p>
          </table:table-cell>
          <table:table-cell office:value-type="float" office:value="0" calcext:value-type="float">
            <text:p>0</text:p>
          </table:table-cell>
          <table:table-cell office:value-type="float" office:value="-977257" calcext:value-type="float">
            <text:p>-977,257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031020103000030025</text:p>
          </table:table-cell>
          <table:table-cell table:style-name="ce20" office:value-type="date" office:date-value="2024-09-06" calcext:value-type="date">
            <text:p>2024-09-06</text:p>
          </table:table-cell>
          <table:table-cell office:value-type="float" office:value="1794438597" calcext:value-type="float">
            <text:p>1,794,438,597</text:p>
          </table:table-cell>
          <table:table-cell office:value-type="float" office:value="2014931633" calcext:value-type="float">
            <text:p>2,014,931,633</text:p>
          </table:table-cell>
          <table:table-cell table:number-columns-repeated="2" office:value-type="float" office:value="220493036" calcext:value-type="float">
            <text:p>220,493,036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304" calcext:value-type="float">
            <text:p>304</text:p>
          </table:table-cell>
          <table:table-cell table:number-columns-repeated="2" office:value-type="float" office:value="220967837" calcext:value-type="float">
            <text:p>220,967,837</text:p>
          </table:table-cell>
          <table:table-cell office:value-type="float" office:value="0" calcext:value-type="float">
            <text:p>0</text:p>
          </table:table-cell>
          <table:table-cell office:value-type="float" office:value="-474801" calcext:value-type="float">
            <text:p>-474,801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031020103000030025</text:p>
          </table:table-cell>
          <table:table-cell table:style-name="ce20" office:value-type="date" office:date-value="2024-09-09" calcext:value-type="date">
            <text:p>2024-09-09</text:p>
          </table:table-cell>
          <table:table-cell office:value-type="float" office:value="2014931633" calcext:value-type="float">
            <text:p>2,014,931,633</text:p>
          </table:table-cell>
          <table:table-cell office:value-type="float" office:value="1888017981" calcext:value-type="float">
            <text:p>1,888,017,981</text:p>
          </table:table-cell>
          <table:table-cell table:number-columns-repeated="2" office:value-type="float" office:value="-126913652" calcext:value-type="float">
            <text:p>-126,913,652</text:p>
          </table:table-cell>
          <table:table-cell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  <table:table-cell office:value-type="float" office:value="419" calcext:value-type="float">
            <text:p>419</text:p>
          </table:table-cell>
          <table:table-cell table:number-columns-repeated="2" office:value-type="float" office:value="-126646852" calcext:value-type="float">
            <text:p>-126,646,852</text:p>
          </table:table-cell>
          <table:table-cell office:value-type="float" office:value="0" calcext:value-type="float">
            <text:p>0</text:p>
          </table:table-cell>
          <table:table-cell office:value-type="float" office:value="-266800" calcext:value-type="float">
            <text:p>-266,800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9" office:value-type="string" calcext:value-type="string">
            <text:p>LT031020103000030025</text:p>
          </table:table-cell>
          <table:table-cell table:style-name="ce21" office:value-type="date" office:date-value="2024-09-10" calcext:value-type="date">
            <text:p>2024-09-10</text:p>
          </table:table-cell>
          <table:table-cell table:style-name="ce25" office:value-type="float" office:value="1888017981" calcext:value-type="float">
            <text:p>1,888,017,981</text:p>
          </table:table-cell>
          <table:table-cell table:style-name="ce26" office:value-type="float" office:value="1932600616" calcext:value-type="float">
            <text:p>1,932,600,616</text:p>
          </table:table-cell>
          <table:table-cell table:style-name="ce26" office:value-type="float" office:value="44582635" calcext:value-type="float">
            <text:p>44,582,635</text:p>
          </table:table-cell>
          <table:table-cell table:style-name="ce30" office:value-type="float" office:value="44582635" calcext:value-type="float">
            <text:p>44,582,635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 table:style-name="ce26" office:value-type="float" office:value="500" calcext:value-type="float">
            <text:p>500</text:p>
          </table:table-cell>
          <table:table-cell table:number-columns-repeated="2" table:style-name="ce26" office:value-type="float" office:value="-30890282" calcext:value-type="float">
            <text:p>-30,890,282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75472917" calcext:value-type="float">
            <text:p>75,472,917</text:p>
          </table:table-cell>
          <table:table-cell table:style-name="ce33" office:value-type="string" calcext:value-type="string">
            <text:p>&lt;nil&gt;</text:p>
          </table:table-cell>
          <table:table-cell table:style-name="ce34" office:value-type="string" calcext:value-type="string">
            <text:p>OK</text:p>
          </table:table-cell>
          <table:table-cell table:style-name="ce34" table:number-columns-repeated="16369"/>
        </table:table-row>
        <table:table-row table:style-name="ro1">
          <table:table-cell table:style-name="ce18" office:value-type="string" calcext:value-type="string">
            <text:p>LT031020103000030025</text:p>
          </table:table-cell>
          <table:table-cell table:style-name="ce20" office:value-type="date" office:date-value="2024-09-11" calcext:value-type="date">
            <text:p>2024-09-11</text:p>
          </table:table-cell>
          <table:table-cell office:value-type="float" office:value="1932600616" calcext:value-type="float">
            <text:p>1,932,600,616</text:p>
          </table:table-cell>
          <table:table-cell office:value-type="float" office:value="1954917242" calcext:value-type="float">
            <text:p>1,954,917,242</text:p>
          </table:table-cell>
          <table:table-cell table:number-columns-repeated="2" office:value-type="float" office:value="22316626" calcext:value-type="float">
            <text:p>22,316,626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261" calcext:value-type="float">
            <text:p>261</text:p>
          </table:table-cell>
          <table:table-cell table:number-columns-repeated="2" office:value-type="float" office:value="22584887" calcext:value-type="float">
            <text:p>22,584,887</text:p>
          </table:table-cell>
          <table:table-cell office:value-type="float" office:value="0" calcext:value-type="float">
            <text:p>0</text:p>
          </table:table-cell>
          <table:table-cell office:value-type="float" office:value="-268261" calcext:value-type="float">
            <text:p>-268,261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031020103000030025</text:p>
          </table:table-cell>
          <table:table-cell table:style-name="ce20" office:value-type="date" office:date-value="2024-09-12" calcext:value-type="date">
            <text:p>2024-09-12</text:p>
          </table:table-cell>
          <table:table-cell office:value-type="float" office:value="1954917242" calcext:value-type="float">
            <text:p>1,954,917,242</text:p>
          </table:table-cell>
          <table:table-cell office:value-type="float" office:value="1879108788" calcext:value-type="float">
            <text:p>1,879,108,788</text:p>
          </table:table-cell>
          <table:table-cell table:number-columns-repeated="2" office:value-type="float" office:value="-75808454" calcext:value-type="float">
            <text:p>-75,808,454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285" calcext:value-type="float">
            <text:p>285</text:p>
          </table:table-cell>
          <table:table-cell table:number-columns-repeated="2" office:value-type="float" office:value="-75218845" calcext:value-type="float">
            <text:p>-75,218,845</text:p>
          </table:table-cell>
          <table:table-cell office:value-type="float" office:value="0" calcext:value-type="float">
            <text:p>0</text:p>
          </table:table-cell>
          <table:table-cell office:value-type="float" office:value="-589609" calcext:value-type="float">
            <text:p>-589,609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031020103000030025</text:p>
          </table:table-cell>
          <table:table-cell table:style-name="ce20" office:value-type="date" office:date-value="2024-09-13" calcext:value-type="date">
            <text:p>2024-09-13</text:p>
          </table:table-cell>
          <table:table-cell office:value-type="float" office:value="1879108788" calcext:value-type="float">
            <text:p>1,879,108,788</text:p>
          </table:table-cell>
          <table:table-cell office:value-type="float" office:value="1981351981" calcext:value-type="float">
            <text:p>1,981,351,981</text:p>
          </table:table-cell>
          <table:table-cell table:number-columns-repeated="2" office:value-type="float" office:value="102243193" calcext:value-type="float">
            <text:p>102,243,193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102297729" calcext:value-type="float">
            <text:p>102,297,729</text:p>
          </table:table-cell>
          <table:table-cell office:value-type="float" office:value="0" calcext:value-type="float">
            <text:p>0</text:p>
          </table:table-cell>
          <table:table-cell office:value-type="float" office:value="-54536" calcext:value-type="float">
            <text:p>-54,536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031020103000030025</text:p>
          </table:table-cell>
          <table:table-cell table:style-name="ce20" office:value-type="date" office:date-value="2024-09-16" calcext:value-type="date">
            <text:p>2024-09-16</text:p>
          </table:table-cell>
          <table:table-cell office:value-type="float" office:value="1981351981" calcext:value-type="float">
            <text:p>1,981,351,981</text:p>
          </table:table-cell>
          <table:table-cell office:value-type="float" office:value="2023875593" calcext:value-type="float">
            <text:p>2,023,875,593</text:p>
          </table:table-cell>
          <table:table-cell table:number-columns-repeated="2" office:value-type="float" office:value="42523612" calcext:value-type="float">
            <text:p>42,523,612</text:p>
          </table:table-cell>
          <table:table-cell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office:value-type="float" office:value="398" calcext:value-type="float">
            <text:p>398</text:p>
          </table:table-cell>
          <table:table-cell table:number-columns-repeated="2" office:value-type="float" office:value="43273704" calcext:value-type="float">
            <text:p>43,273,704</text:p>
          </table:table-cell>
          <table:table-cell office:value-type="float" office:value="0" calcext:value-type="float">
            <text:p>0</text:p>
          </table:table-cell>
          <table:table-cell office:value-type="float" office:value="-750092" calcext:value-type="float">
            <text:p>-750,092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9" office:value-type="string" calcext:value-type="string">
            <text:p>LT031020103000030025</text:p>
          </table:table-cell>
          <table:table-cell table:style-name="ce21" office:value-type="date" office:date-value="2024-09-17" calcext:value-type="date">
            <text:p>2024-09-17</text:p>
          </table:table-cell>
          <table:table-cell table:style-name="ce25" office:value-type="float" office:value="2023875593" calcext:value-type="float">
            <text:p>2,023,875,593</text:p>
          </table:table-cell>
          <table:table-cell table:style-name="ce26" office:value-type="float" office:value="2012733696" calcext:value-type="float">
            <text:p>2,012,733,696</text:p>
          </table:table-cell>
          <table:table-cell table:style-name="ce26" office:value-type="float" office:value="-11141897" calcext:value-type="float">
            <text:p>-11,141,897</text:p>
          </table:table-cell>
          <table:table-cell table:style-name="ce30" office:value-type="float" office:value="-11141897" calcext:value-type="float">
            <text:p>-11,141,89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735" calcext:value-type="float">
            <text:p>735</text:p>
          </table:table-cell>
          <table:table-cell table:style-name="ce26" office:value-type="float" office:value="500" calcext:value-type="float">
            <text:p>500</text:p>
          </table:table-cell>
          <table:table-cell table:number-columns-repeated="2" table:style-name="ce26" office:value-type="float" office:value="-72301869" calcext:value-type="float">
            <text:p>-72,301,869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61159972" calcext:value-type="float">
            <text:p>61,159,972</text:p>
          </table:table-cell>
          <table:table-cell table:style-name="ce33" office:value-type="string" calcext:value-type="string">
            <text:p>&lt;nil&gt;</text:p>
          </table:table-cell>
          <table:table-cell table:style-name="ce34" office:value-type="string" calcext:value-type="string">
            <text:p>OK</text:p>
          </table:table-cell>
          <table:table-cell table:style-name="ce34" table:number-columns-repeated="16369"/>
        </table:table-row>
        <table:table-row table:style-name="ro1">
          <table:table-cell table:style-name="ce18" office:value-type="string" calcext:value-type="string">
            <text:p>LT031020103000030025</text:p>
          </table:table-cell>
          <table:table-cell table:style-name="ce20" office:value-type="date" office:date-value="2024-09-18" calcext:value-type="date">
            <text:p>2024-09-18</text:p>
          </table:table-cell>
          <table:table-cell office:value-type="float" office:value="2012733696" calcext:value-type="float">
            <text:p>2,012,733,696</text:p>
          </table:table-cell>
          <table:table-cell office:value-type="float" office:value="1981124402" calcext:value-type="float">
            <text:p>1,981,124,402</text:p>
          </table:table-cell>
          <table:table-cell table:number-columns-repeated="2" office:value-type="float" office:value="-31609294" calcext:value-type="float">
            <text:p>-31,609,294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294" calcext:value-type="float">
            <text:p>294</text:p>
          </table:table-cell>
          <table:table-cell table:number-columns-repeated="2" office:value-type="float" office:value="-31530512" calcext:value-type="float">
            <text:p>-31,530,512</text:p>
          </table:table-cell>
          <table:table-cell office:value-type="float" office:value="0" calcext:value-type="float">
            <text:p>0</text:p>
          </table:table-cell>
          <table:table-cell office:value-type="float" office:value="-78782" calcext:value-type="float">
            <text:p>-78,782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031020103000030025</text:p>
          </table:table-cell>
          <table:table-cell table:style-name="ce20" office:value-type="date" office:date-value="2024-09-19" calcext:value-type="date">
            <text:p>2024-09-19</text:p>
          </table:table-cell>
          <table:table-cell office:value-type="float" office:value="1981124402" calcext:value-type="float">
            <text:p>1,981,124,402</text:p>
          </table:table-cell>
          <table:table-cell office:value-type="float" office:value="1993372193" calcext:value-type="float">
            <text:p>1,993,372,193</text:p>
          </table:table-cell>
          <table:table-cell table:number-columns-repeated="2" office:value-type="float" office:value="12247791" calcext:value-type="float">
            <text:p>12,247,791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239" calcext:value-type="float">
            <text:p>239</text:p>
          </table:table-cell>
          <table:table-cell table:number-columns-repeated="2" office:value-type="float" office:value="12652784" calcext:value-type="float">
            <text:p>12,652,784</text:p>
          </table:table-cell>
          <table:table-cell office:value-type="float" office:value="0" calcext:value-type="float">
            <text:p>0</text:p>
          </table:table-cell>
          <table:table-cell office:value-type="float" office:value="-404993" calcext:value-type="float">
            <text:p>-404,993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031020103000030025</text:p>
          </table:table-cell>
          <table:table-cell table:style-name="ce20" office:value-type="date" office:date-value="2024-09-20" calcext:value-type="date">
            <text:p>2024-09-20</text:p>
          </table:table-cell>
          <table:table-cell office:value-type="float" office:value="1993372193" calcext:value-type="float">
            <text:p>1,993,372,193</text:p>
          </table:table-cell>
          <table:table-cell office:value-type="float" office:value="2121610109" calcext:value-type="float">
            <text:p>2,121,610,109</text:p>
          </table:table-cell>
          <table:table-cell table:number-columns-repeated="2" office:value-type="float" office:value="128237916" calcext:value-type="float">
            <text:p>128,237,916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float" office:value="128427218" calcext:value-type="float">
            <text:p>128,427,218</text:p>
          </table:table-cell>
          <table:table-cell office:value-type="float" office:value="0" calcext:value-type="float">
            <text:p>0</text:p>
          </table:table-cell>
          <table:table-cell office:value-type="float" office:value="-189302" calcext:value-type="float">
            <text:p>-189,302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031020103000030025</text:p>
          </table:table-cell>
          <table:table-cell table:style-name="ce20" office:value-type="date" office:date-value="2024-09-23" calcext:value-type="date">
            <text:p>2024-09-23</text:p>
          </table:table-cell>
          <table:table-cell office:value-type="float" office:value="2121610109" calcext:value-type="float">
            <text:p>2,121,610,109</text:p>
          </table:table-cell>
          <table:table-cell office:value-type="float" office:value="1959229121" calcext:value-type="float">
            <text:p>1,959,229,121</text:p>
          </table:table-cell>
          <table:table-cell table:number-columns-repeated="2" office:value-type="float" office:value="-162380988" calcext:value-type="float">
            <text:p>-162,380,988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office:value-type="float" office:value="362" calcext:value-type="float">
            <text:p>362</text:p>
          </table:table-cell>
          <table:table-cell table:number-columns-repeated="2" office:value-type="float" office:value="-162276374" calcext:value-type="float">
            <text:p>-162,276,374</text:p>
          </table:table-cell>
          <table:table-cell office:value-type="float" office:value="0" calcext:value-type="float">
            <text:p>0</text:p>
          </table:table-cell>
          <table:table-cell office:value-type="float" office:value="-104614" calcext:value-type="float">
            <text:p>-104,614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9" office:value-type="string" calcext:value-type="string">
            <text:p>LT031020103000030025</text:p>
          </table:table-cell>
          <table:table-cell table:style-name="ce21" office:value-type="date" office:date-value="2024-09-24" calcext:value-type="date">
            <text:p>2024-09-24</text:p>
          </table:table-cell>
          <table:table-cell table:style-name="ce25" office:value-type="float" office:value="1959229121" calcext:value-type="float">
            <text:p>1,959,229,121</text:p>
          </table:table-cell>
          <table:table-cell table:style-name="ce26" office:value-type="float" office:value="2058775359" calcext:value-type="float">
            <text:p>2,058,775,359</text:p>
          </table:table-cell>
          <table:table-cell table:style-name="ce26" office:value-type="float" office:value="99546238" calcext:value-type="float">
            <text:p>99,546,238</text:p>
          </table:table-cell>
          <table:table-cell table:style-name="ce30" office:value-type="float" office:value="99546238" calcext:value-type="float">
            <text:p>99,546,238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417" calcext:value-type="float">
            <text:p>417</text:p>
          </table:table-cell>
          <table:table-cell table:style-name="ce26" office:value-type="float" office:value="500" calcext:value-type="float">
            <text:p>500</text:p>
          </table:table-cell>
          <table:table-cell table:number-columns-repeated="2" table:style-name="ce26" office:value-type="float" office:value="77244626" calcext:value-type="float">
            <text:p>77,244,626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22301612" calcext:value-type="float">
            <text:p>22,301,612</text:p>
          </table:table-cell>
          <table:table-cell table:style-name="ce33" office:value-type="string" calcext:value-type="string">
            <text:p>&lt;nil&gt;</text:p>
          </table:table-cell>
          <table:table-cell table:style-name="ce34" office:value-type="string" calcext:value-type="string">
            <text:p>OK</text:p>
          </table:table-cell>
          <table:table-cell table:style-name="ce34" table:number-columns-repeated="16369"/>
        </table:table-row>
        <table:table-row table:style-name="ro1">
          <table:table-cell table:style-name="ce18" office:value-type="string" calcext:value-type="string">
            <text:p>LT031020103000030025</text:p>
          </table:table-cell>
          <table:table-cell table:style-name="ce20" office:value-type="date" office:date-value="2024-09-25" calcext:value-type="date">
            <text:p>2024-09-25</text:p>
          </table:table-cell>
          <table:table-cell office:value-type="float" office:value="2058775359" calcext:value-type="float">
            <text:p>2,058,775,359</text:p>
          </table:table-cell>
          <table:table-cell office:value-type="float" office:value="2129384718" calcext:value-type="float">
            <text:p>2,129,384,718</text:p>
          </table:table-cell>
          <table:table-cell table:number-columns-repeated="2" office:value-type="float" office:value="70609359" calcext:value-type="float">
            <text:p>70,609,359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242" calcext:value-type="float">
            <text:p>242</text:p>
          </table:table-cell>
          <table:table-cell table:number-columns-repeated="2" office:value-type="float" office:value="70705378" calcext:value-type="float">
            <text:p>70,705,378</text:p>
          </table:table-cell>
          <table:table-cell office:value-type="float" office:value="0" calcext:value-type="float">
            <text:p>0</text:p>
          </table:table-cell>
          <table:table-cell office:value-type="float" office:value="-96019" calcext:value-type="float">
            <text:p>-96,019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031020103000030025</text:p>
          </table:table-cell>
          <table:table-cell table:style-name="ce20" office:value-type="date" office:date-value="2024-09-26" calcext:value-type="date">
            <text:p>2024-09-26</text:p>
          </table:table-cell>
          <table:table-cell office:value-type="float" office:value="2129384718" calcext:value-type="float">
            <text:p>2,129,384,718</text:p>
          </table:table-cell>
          <table:table-cell office:value-type="float" office:value="2143420062" calcext:value-type="float">
            <text:p>2,143,420,062</text:p>
          </table:table-cell>
          <table:table-cell table:number-columns-repeated="2" office:value-type="float" office:value="14035344" calcext:value-type="float">
            <text:p>14,035,344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289" calcext:value-type="float">
            <text:p>289</text:p>
          </table:table-cell>
          <table:table-cell table:number-columns-repeated="2" office:value-type="float" office:value="14845202" calcext:value-type="float">
            <text:p>14,845,202</text:p>
          </table:table-cell>
          <table:table-cell office:value-type="float" office:value="0" calcext:value-type="float">
            <text:p>0</text:p>
          </table:table-cell>
          <table:table-cell office:value-type="float" office:value="-809858" calcext:value-type="float">
            <text:p>-809,858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031020103000030025</text:p>
          </table:table-cell>
          <table:table-cell table:style-name="ce20" office:value-type="date" office:date-value="2024-09-27" calcext:value-type="date">
            <text:p>2024-09-27</text:p>
          </table:table-cell>
          <table:table-cell office:value-type="float" office:value="2143420062" calcext:value-type="float">
            <text:p>2,143,420,062</text:p>
          </table:table-cell>
          <table:table-cell office:value-type="float" office:value="1959811721" calcext:value-type="float">
            <text:p>1,959,811,721</text:p>
          </table:table-cell>
          <table:table-cell table:number-columns-repeated="2" office:value-type="float" office:value="-183608341" calcext:value-type="float">
            <text:p>-183,608,341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448" calcext:value-type="float">
            <text:p>448</text:p>
          </table:table-cell>
          <table:table-cell table:number-columns-repeated="2" office:value-type="float" office:value="-183842661" calcext:value-type="float">
            <text:p>-183,842,661</text:p>
          </table:table-cell>
          <table:table-cell office:value-type="float" office:value="0" calcext:value-type="float">
            <text:p>0</text:p>
          </table:table-cell>
          <table:table-cell office:value-type="float" office:value="234320" calcext:value-type="float">
            <text:p>234,320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031020103000030025</text:p>
          </table:table-cell>
          <table:table-cell table:style-name="ce20" office:value-type="date" office:date-value="2024-09-30" calcext:value-type="date">
            <text:p>2024-09-30</text:p>
          </table:table-cell>
          <table:table-cell office:value-type="float" office:value="1959811721" calcext:value-type="float">
            <text:p>1,959,811,721</text:p>
          </table:table-cell>
          <table:table-cell office:value-type="float" office:value="1984035007" calcext:value-type="float">
            <text:p>1,984,035,007</text:p>
          </table:table-cell>
          <table:table-cell table:number-columns-repeated="2" office:value-type="float" office:value="24223286" calcext:value-type="float">
            <text:p>24,223,286</text:p>
          </table:table-cell>
          <table:table-cell office:value-type="float" office:value="0" calcext:value-type="float">
            <text:p>0</text:p>
          </table:table-cell>
          <table:table-cell office:value-type="float" office:value="344" calcext:value-type="float">
            <text:p>344</text:p>
          </table:table-cell>
          <table:table-cell office:value-type="float" office:value="467" calcext:value-type="float">
            <text:p>467</text:p>
          </table:table-cell>
          <table:table-cell table:number-columns-repeated="2" office:value-type="float" office:value="24400222" calcext:value-type="float">
            <text:p>24,400,222</text:p>
          </table:table-cell>
          <table:table-cell office:value-type="float" office:value="0" calcext:value-type="float">
            <text:p>0</text:p>
          </table:table-cell>
          <table:table-cell office:value-type="float" office:value="-176936" calcext:value-type="float">
            <text:p>-176,936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031020103000030025</text:p>
          </table:table-cell>
          <table:table-cell table:style-name="ce20" office:value-type="date" office:date-value="2024-10-01" calcext:value-type="date">
            <text:p>2024-10-01</text:p>
          </table:table-cell>
          <table:table-cell office:value-type="float" office:value="1984035007" calcext:value-type="float">
            <text:p>1,984,035,007</text:p>
          </table:table-cell>
          <table:table-cell office:value-type="float" office:value="2132978555" calcext:value-type="float">
            <text:p>2,132,978,555</text:p>
          </table:table-cell>
          <table:table-cell table:number-columns-repeated="2" office:value-type="float" office:value="148943548" calcext:value-type="float">
            <text:p>148,943,548</text:p>
          </table:table-cell>
          <table:table-cell office:value-type="float" office:value="0" calcext:value-type="float">
            <text:p>0</text:p>
          </table:table-cell>
          <table:table-cell office:value-type="float" office:value="415" calcext:value-type="float">
            <text:p>415</text:p>
          </table:table-cell>
          <table:table-cell office:value-type="float" office:value="497" calcext:value-type="float">
            <text:p>497</text:p>
          </table:table-cell>
          <table:table-cell table:number-columns-repeated="2" office:value-type="float" office:value="149436889" calcext:value-type="float">
            <text:p>149,436,889</text:p>
          </table:table-cell>
          <table:table-cell office:value-type="float" office:value="0" calcext:value-type="float">
            <text:p>0</text:p>
          </table:table-cell>
          <table:table-cell office:value-type="float" office:value="-493341" calcext:value-type="float">
            <text:p>-493,341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9" office:value-type="string" calcext:value-type="string">
            <text:p>LT031020103000030025</text:p>
          </table:table-cell>
          <table:table-cell table:style-name="ce21" office:value-type="date" office:date-value="2024-10-02" calcext:value-type="date">
            <text:p>2024-10-02</text:p>
          </table:table-cell>
          <table:table-cell table:style-name="ce25" office:value-type="float" office:value="2132978555" calcext:value-type="float">
            <text:p>2,132,978,555</text:p>
          </table:table-cell>
          <table:table-cell table:style-name="ce26" office:value-type="float" office:value="2113098085" calcext:value-type="float">
            <text:p>2,113,098,085</text:p>
          </table:table-cell>
          <table:table-cell table:style-name="ce26" office:value-type="float" office:value="-19880470" calcext:value-type="float">
            <text:p>-19,880,470</text:p>
          </table:table-cell>
          <table:table-cell table:style-name="ce30" office:value-type="float" office:value="-19880470" calcext:value-type="float">
            <text:p>-19,880,470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552" calcext:value-type="float">
            <text:p>552</text:p>
          </table:table-cell>
          <table:table-cell table:style-name="ce26" office:value-type="float" office:value="500" calcext:value-type="float">
            <text:p>500</text:p>
          </table:table-cell>
          <table:table-cell table:number-columns-repeated="2" table:style-name="ce26" office:value-type="float" office:value="-95678476" calcext:value-type="float">
            <text:p>-95,678,476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75798006" calcext:value-type="float">
            <text:p>75,798,006</text:p>
          </table:table-cell>
          <table:table-cell table:style-name="ce33" office:value-type="string" calcext:value-type="string">
            <text:p>&lt;nil&gt;</text:p>
          </table:table-cell>
          <table:table-cell table:style-name="ce34" office:value-type="string" calcext:value-type="string">
            <text:p>OK</text:p>
          </table:table-cell>
          <table:table-cell table:style-name="ce34" table:number-columns-repeated="16369"/>
        </table:table-row>
        <table:table-row table:style-name="ro1">
          <table:table-cell table:style-name="ce18" office:value-type="string" calcext:value-type="string">
            <text:p>LT031020103000030025</text:p>
          </table:table-cell>
          <table:table-cell table:style-name="ce20" office:value-type="date" office:date-value="2024-10-03" calcext:value-type="date">
            <text:p>2024-10-03</text:p>
          </table:table-cell>
          <table:table-cell office:value-type="float" office:value="2113098085" calcext:value-type="float">
            <text:p>2,113,098,085</text:p>
          </table:table-cell>
          <table:table-cell office:value-type="float" office:value="2159442163" calcext:value-type="float">
            <text:p>2,159,442,163</text:p>
          </table:table-cell>
          <table:table-cell table:number-columns-repeated="2" office:value-type="float" office:value="46344078" calcext:value-type="float">
            <text:p>46,344,078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370" calcext:value-type="float">
            <text:p>370</text:p>
          </table:table-cell>
          <table:table-cell table:number-columns-repeated="2" office:value-type="float" office:value="46568669" calcext:value-type="float">
            <text:p>46,568,669</text:p>
          </table:table-cell>
          <table:table-cell office:value-type="float" office:value="0" calcext:value-type="float">
            <text:p>0</text:p>
          </table:table-cell>
          <table:table-cell office:value-type="float" office:value="-224591" calcext:value-type="float">
            <text:p>-224,591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9" office:value-type="string" calcext:value-type="string">
            <text:p>LT031020103000030025</text:p>
          </table:table-cell>
          <table:table-cell table:style-name="ce21" office:value-type="date" office:date-value="2024-10-04" calcext:value-type="date">
            <text:p>2024-10-04</text:p>
          </table:table-cell>
          <table:table-cell table:style-name="ce25" office:value-type="float" office:value="2159442163" calcext:value-type="float">
            <text:p>2,159,442,163</text:p>
          </table:table-cell>
          <table:table-cell table:style-name="ce26" office:value-type="float" office:value="2064876562" calcext:value-type="float">
            <text:p>2,064,876,562</text:p>
          </table:table-cell>
          <table:table-cell table:style-name="ce26" office:value-type="float" office:value="-94565601" calcext:value-type="float">
            <text:p>-94,565,601</text:p>
          </table:table-cell>
          <table:table-cell table:style-name="ce30" office:value-type="float" office:value="-94565601" calcext:value-type="float">
            <text:p>-94,565,60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430" calcext:value-type="float">
            <text:p>430</text:p>
          </table:table-cell>
          <table:table-cell table:style-name="ce26" office:value-type="float" office:value="500" calcext:value-type="float">
            <text:p>500</text:p>
          </table:table-cell>
          <table:table-cell table:number-columns-repeated="2" table:style-name="ce26" office:value-type="float" office:value="-199203927" calcext:value-type="float">
            <text:p>-199,203,92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04638326" calcext:value-type="float">
            <text:p>104,638,326</text:p>
          </table:table-cell>
          <table:table-cell table:style-name="ce33" office:value-type="string" calcext:value-type="string">
            <text:p>&lt;nil&gt;</text:p>
          </table:table-cell>
          <table:table-cell table:style-name="ce34" office:value-type="string" calcext:value-type="string">
            <text:p>OK</text:p>
          </table:table-cell>
          <table:table-cell table:style-name="ce34" table:number-columns-repeated="16369"/>
        </table:table-row>
        <table:table-row table:style-name="ro1">
          <table:table-cell table:style-name="ce18" office:value-type="string" calcext:value-type="string">
            <text:p>LT031020103000030025</text:p>
          </table:table-cell>
          <table:table-cell table:style-name="ce20" office:value-type="date" office:date-value="2024-10-07" calcext:value-type="date">
            <text:p>2024-10-07</text:p>
          </table:table-cell>
          <table:table-cell office:value-type="float" office:value="2064876562" calcext:value-type="float">
            <text:p>2,064,876,562</text:p>
          </table:table-cell>
          <table:table-cell office:value-type="float" office:value="2070762613" calcext:value-type="float">
            <text:p>2,070,762,613</text:p>
          </table:table-cell>
          <table:table-cell table:number-columns-repeated="2" office:value-type="float" office:value="5886051" calcext:value-type="float">
            <text:p>5,886,051</text:p>
          </table:table-cell>
          <table:table-cell office:value-type="float" office:value="0" calcext:value-type="float">
            <text:p>0</text:p>
          </table:table-cell>
          <table:table-cell office:value-type="float" office:value="372" calcext:value-type="float">
            <text:p>37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6741210" calcext:value-type="float">
            <text:p>6,741,210</text:p>
          </table:table-cell>
          <table:table-cell office:value-type="float" office:value="0" calcext:value-type="float">
            <text:p>0</text:p>
          </table:table-cell>
          <table:table-cell office:value-type="float" office:value="-855159" calcext:value-type="float">
            <text:p>-855,159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9" office:value-type="string" calcext:value-type="string">
            <text:p>LT031020103000030025</text:p>
          </table:table-cell>
          <table:table-cell table:style-name="ce21" office:value-type="date" office:date-value="2024-10-08" calcext:value-type="date">
            <text:p>2024-10-08</text:p>
          </table:table-cell>
          <table:table-cell table:style-name="ce25" office:value-type="float" office:value="2070762613" calcext:value-type="float">
            <text:p>2,070,762,613</text:p>
          </table:table-cell>
          <table:table-cell table:style-name="ce26" office:value-type="float" office:value="1995380826" calcext:value-type="float">
            <text:p>1,995,380,826</text:p>
          </table:table-cell>
          <table:table-cell table:style-name="ce26" office:value-type="float" office:value="-75381787" calcext:value-type="float">
            <text:p>-75,381,787</text:p>
          </table:table-cell>
          <table:table-cell table:style-name="ce30" office:value-type="float" office:value="-75381787" calcext:value-type="float">
            <text:p>-75,381,78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594" calcext:value-type="float">
            <text:p>594</text:p>
          </table:table-cell>
          <table:table-cell table:style-name="ce26" office:value-type="float" office:value="500" calcext:value-type="float">
            <text:p>500</text:p>
          </table:table-cell>
          <table:table-cell table:number-columns-repeated="2" table:style-name="ce26" office:value-type="float" office:value="-117386351" calcext:value-type="float">
            <text:p>-117,386,35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42004564" calcext:value-type="float">
            <text:p>42,004,564</text:p>
          </table:table-cell>
          <table:table-cell table:style-name="ce33" office:value-type="string" calcext:value-type="string">
            <text:p>&lt;nil&gt;</text:p>
          </table:table-cell>
          <table:table-cell table:style-name="ce34" office:value-type="string" calcext:value-type="string">
            <text:p>OK</text:p>
          </table:table-cell>
          <table:table-cell table:style-name="ce34" table:number-columns-repeated="16369"/>
        </table:table-row>
        <table:table-row table:style-name="ro1">
          <table:table-cell table:style-name="ce18" office:value-type="string" calcext:value-type="string">
            <text:p>LT031020103000030025</text:p>
          </table:table-cell>
          <table:table-cell table:style-name="ce20" office:value-type="date" office:date-value="2024-10-09" calcext:value-type="date">
            <text:p>2024-10-09</text:p>
          </table:table-cell>
          <table:table-cell office:value-type="float" office:value="1995380826" calcext:value-type="float">
            <text:p>1,995,380,826</text:p>
          </table:table-cell>
          <table:table-cell office:value-type="float" office:value="1855073156" calcext:value-type="float">
            <text:p>1,855,073,156</text:p>
          </table:table-cell>
          <table:table-cell table:number-columns-repeated="2" office:value-type="float" office:value="-140307670" calcext:value-type="float">
            <text:p>-140,307,670</text:p>
          </table:table-cell>
          <table:table-cell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344" calcext:value-type="float">
            <text:p>344</text:p>
          </table:table-cell>
          <table:table-cell table:number-columns-repeated="2" office:value-type="float" office:value="-139860278" calcext:value-type="float">
            <text:p>-139,860,278</text:p>
          </table:table-cell>
          <table:table-cell office:value-type="float" office:value="0" calcext:value-type="float">
            <text:p>0</text:p>
          </table:table-cell>
          <table:table-cell office:value-type="float" office:value="-447392" calcext:value-type="float">
            <text:p>-447,392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031020103000030025</text:p>
          </table:table-cell>
          <table:table-cell table:style-name="ce20" office:value-type="date" office:date-value="2024-10-10" calcext:value-type="date">
            <text:p>2024-10-10</text:p>
          </table:table-cell>
          <table:table-cell office:value-type="float" office:value="1855073156" calcext:value-type="float">
            <text:p>1,855,073,156</text:p>
          </table:table-cell>
          <table:table-cell office:value-type="float" office:value="1794563222" calcext:value-type="float">
            <text:p>1,794,563,222</text:p>
          </table:table-cell>
          <table:table-cell table:number-columns-repeated="2" office:value-type="float" office:value="-60509934" calcext:value-type="float">
            <text:p>-60,509,934</text:p>
          </table:table-cell>
          <table:table-cell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378" calcext:value-type="float">
            <text:p>378</text:p>
          </table:table-cell>
          <table:table-cell table:number-columns-repeated="2" office:value-type="float" office:value="-60006709" calcext:value-type="float">
            <text:p>-60,006,709</text:p>
          </table:table-cell>
          <table:table-cell office:value-type="float" office:value="0" calcext:value-type="float">
            <text:p>0</text:p>
          </table:table-cell>
          <table:table-cell office:value-type="float" office:value="-503225" calcext:value-type="float">
            <text:p>-503,225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031020103000030025</text:p>
          </table:table-cell>
          <table:table-cell table:style-name="ce20" office:value-type="date" office:date-value="2024-10-11" calcext:value-type="date">
            <text:p>2024-10-11</text:p>
          </table:table-cell>
          <table:table-cell office:value-type="float" office:value="1794563222" calcext:value-type="float">
            <text:p>1,794,563,222</text:p>
          </table:table-cell>
          <table:table-cell office:value-type="float" office:value="1799951167" calcext:value-type="float">
            <text:p>1,799,951,167</text:p>
          </table:table-cell>
          <table:table-cell table:number-columns-repeated="2" office:value-type="float" office:value="5387945" calcext:value-type="float">
            <text:p>5,387,945</text:p>
          </table:table-cell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419" calcext:value-type="float">
            <text:p>419</text:p>
          </table:table-cell>
          <table:table-cell table:number-columns-repeated="2" office:value-type="float" office:value="5632335" calcext:value-type="float">
            <text:p>5,632,335</text:p>
          </table:table-cell>
          <table:table-cell office:value-type="float" office:value="0" calcext:value-type="float">
            <text:p>0</text:p>
          </table:table-cell>
          <table:table-cell office:value-type="float" office:value="-244390" calcext:value-type="float">
            <text:p>-244,390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031020103000030025</text:p>
          </table:table-cell>
          <table:table-cell table:style-name="ce20" office:value-type="date" office:date-value="2024-10-14" calcext:value-type="date">
            <text:p>2024-10-14</text:p>
          </table:table-cell>
          <table:table-cell office:value-type="float" office:value="1799951167" calcext:value-type="float">
            <text:p>1,799,951,167</text:p>
          </table:table-cell>
          <table:table-cell office:value-type="float" office:value="1783287936" calcext:value-type="float">
            <text:p>1,783,287,936</text:p>
          </table:table-cell>
          <table:table-cell table:number-columns-repeated="2" office:value-type="float" office:value="-16663231" calcext:value-type="float">
            <text:p>-16,663,231</text:p>
          </table:table-cell>
          <table:table-cell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office:value-type="float" office:value="445" calcext:value-type="float">
            <text:p>445</text:p>
          </table:table-cell>
          <table:table-cell table:number-columns-repeated="2" office:value-type="float" office:value="-16314908" calcext:value-type="float">
            <text:p>-16,314,908</text:p>
          </table:table-cell>
          <table:table-cell office:value-type="float" office:value="0" calcext:value-type="float">
            <text:p>0</text:p>
          </table:table-cell>
          <table:table-cell office:value-type="float" office:value="-348323" calcext:value-type="float">
            <text:p>-348,323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101020105000030025</text:p>
          </table:table-cell>
          <table:table-cell table:style-name="ce20" office:value-type="date" office:date-value="2024-03-11" calcext:value-type="date">
            <text:p>2024-03-11</text:p>
          </table:table-cell>
          <table:table-cell table:number-columns-repeated="2" office:value-type="float" office:value="480155" calcext:value-type="float">
            <text:p>480,155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NA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101020105000030025</text:p>
          </table:table-cell>
          <table:table-cell table:style-name="ce20" office:value-type="date" office:date-value="2024-03-12" calcext:value-type="date">
            <text:p>2024-03-12</text:p>
          </table:table-cell>
          <table:table-cell table:number-columns-repeated="2" office:value-type="float" office:value="480155" calcext:value-type="float">
            <text:p>480,155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101020105000030025</text:p>
          </table:table-cell>
          <table:table-cell table:style-name="ce20" office:value-type="date" office:date-value="2024-03-13" calcext:value-type="date">
            <text:p>2024-03-13</text:p>
          </table:table-cell>
          <table:table-cell table:number-columns-repeated="2" office:value-type="float" office:value="480155" calcext:value-type="float">
            <text:p>480,155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101020105000030025</text:p>
          </table:table-cell>
          <table:table-cell table:style-name="ce20" office:value-type="date" office:date-value="2024-03-14" calcext:value-type="date">
            <text:p>2024-03-14</text:p>
          </table:table-cell>
          <table:table-cell table:number-columns-repeated="2" office:value-type="float" office:value="480155" calcext:value-type="float">
            <text:p>480,155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101020105000030025</text:p>
          </table:table-cell>
          <table:table-cell table:style-name="ce20" office:value-type="date" office:date-value="2024-03-15" calcext:value-type="date">
            <text:p>2024-03-15</text:p>
          </table:table-cell>
          <table:table-cell table:number-columns-repeated="2" office:value-type="float" office:value="480155" calcext:value-type="float">
            <text:p>480,155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101020105000030025</text:p>
          </table:table-cell>
          <table:table-cell table:style-name="ce20" office:value-type="date" office:date-value="2024-03-18" calcext:value-type="date">
            <text:p>2024-03-18</text:p>
          </table:table-cell>
          <table:table-cell table:number-columns-repeated="2" office:value-type="float" office:value="480155" calcext:value-type="float">
            <text:p>480,155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101020105000030025</text:p>
          </table:table-cell>
          <table:table-cell table:style-name="ce20" office:value-type="date" office:date-value="2024-03-19" calcext:value-type="date">
            <text:p>2024-03-19</text:p>
          </table:table-cell>
          <table:table-cell table:number-columns-repeated="2" office:value-type="float" office:value="480155" calcext:value-type="float">
            <text:p>480,155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101020105000030025</text:p>
          </table:table-cell>
          <table:table-cell table:style-name="ce20" office:value-type="date" office:date-value="2024-03-20" calcext:value-type="date">
            <text:p>2024-03-20</text:p>
          </table:table-cell>
          <table:table-cell table:number-columns-repeated="2" office:value-type="float" office:value="480155" calcext:value-type="float">
            <text:p>480,155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101020105000030025</text:p>
          </table:table-cell>
          <table:table-cell table:style-name="ce20" office:value-type="date" office:date-value="2024-03-21" calcext:value-type="date">
            <text:p>2024-03-21</text:p>
          </table:table-cell>
          <table:table-cell table:number-columns-repeated="2" office:value-type="float" office:value="480155" calcext:value-type="float">
            <text:p>480,155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101020105000030025</text:p>
          </table:table-cell>
          <table:table-cell table:style-name="ce20" office:value-type="date" office:date-value="2024-03-22" calcext:value-type="date">
            <text:p>2024-03-22</text:p>
          </table:table-cell>
          <table:table-cell office:value-type="float" office:value="480155" calcext:value-type="float">
            <text:p>480,155</text:p>
          </table:table-cell>
          <table:table-cell office:value-type="float" office:value="280155" calcext:value-type="float">
            <text:p>280,155</text:p>
          </table:table-cell>
          <table:table-cell table:number-columns-repeated="2" office:value-type="float" office:value="-200000" calcext:value-type="float">
            <text:p>-200,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00000" calcext:value-type="float">
            <text:p>-200,000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101020105000030025</text:p>
          </table:table-cell>
          <table:table-cell table:style-name="ce20" office:value-type="date" office:date-value="2024-03-25" calcext:value-type="date">
            <text:p>2024-03-25</text:p>
          </table:table-cell>
          <table:table-cell table:number-columns-repeated="2" office:value-type="float" office:value="280155" calcext:value-type="float">
            <text:p>280,155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101020105000030025</text:p>
          </table:table-cell>
          <table:table-cell table:style-name="ce20" office:value-type="date" office:date-value="2024-03-26" calcext:value-type="date">
            <text:p>2024-03-26</text:p>
          </table:table-cell>
          <table:table-cell table:number-columns-repeated="2" office:value-type="float" office:value="280155" calcext:value-type="float">
            <text:p>280,155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101020105000030025</text:p>
          </table:table-cell>
          <table:table-cell table:style-name="ce20" office:value-type="date" office:date-value="2024-03-27" calcext:value-type="date">
            <text:p>2024-03-27</text:p>
          </table:table-cell>
          <table:table-cell table:number-columns-repeated="2" office:value-type="float" office:value="280155" calcext:value-type="float">
            <text:p>280,155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101020105000030025</text:p>
          </table:table-cell>
          <table:table-cell table:style-name="ce20" office:value-type="date" office:date-value="2024-03-28" calcext:value-type="date">
            <text:p>2024-03-28</text:p>
          </table:table-cell>
          <table:table-cell table:number-columns-repeated="2" office:value-type="float" office:value="280155" calcext:value-type="float">
            <text:p>280,155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101020105000030025</text:p>
          </table:table-cell>
          <table:table-cell table:style-name="ce20" office:value-type="date" office:date-value="2024-04-02" calcext:value-type="date">
            <text:p>2024-04-02</text:p>
          </table:table-cell>
          <table:table-cell table:number-columns-repeated="2" office:value-type="float" office:value="280155" calcext:value-type="float">
            <text:p>280,155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101020105000030025</text:p>
          </table:table-cell>
          <table:table-cell table:style-name="ce20" office:value-type="date" office:date-value="2024-04-03" calcext:value-type="date">
            <text:p>2024-04-03</text:p>
          </table:table-cell>
          <table:table-cell table:number-columns-repeated="2" office:value-type="float" office:value="280155" calcext:value-type="float">
            <text:p>280,155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101020105000030025</text:p>
          </table:table-cell>
          <table:table-cell table:style-name="ce20" office:value-type="date" office:date-value="2024-04-04" calcext:value-type="date">
            <text:p>2024-04-04</text:p>
          </table:table-cell>
          <table:table-cell table:number-columns-repeated="2" office:value-type="float" office:value="280155" calcext:value-type="float">
            <text:p>280,155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101020105000030025</text:p>
          </table:table-cell>
          <table:table-cell table:style-name="ce20" office:value-type="date" office:date-value="2024-04-05" calcext:value-type="date">
            <text:p>2024-04-05</text:p>
          </table:table-cell>
          <table:table-cell table:number-columns-repeated="2" office:value-type="float" office:value="280155" calcext:value-type="float">
            <text:p>280,155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101020105000030025</text:p>
          </table:table-cell>
          <table:table-cell table:style-name="ce20" office:value-type="date" office:date-value="2024-04-08" calcext:value-type="date">
            <text:p>2024-04-08</text:p>
          </table:table-cell>
          <table:table-cell table:number-columns-repeated="2" office:value-type="float" office:value="280155" calcext:value-type="float">
            <text:p>280,155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101020105000030025</text:p>
          </table:table-cell>
          <table:table-cell table:style-name="ce20" office:value-type="date" office:date-value="2024-04-09" calcext:value-type="date">
            <text:p>2024-04-09</text:p>
          </table:table-cell>
          <table:table-cell table:number-columns-repeated="2" office:value-type="float" office:value="280155" calcext:value-type="float">
            <text:p>280,155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101020105000030025</text:p>
          </table:table-cell>
          <table:table-cell table:style-name="ce20" office:value-type="date" office:date-value="2024-04-10" calcext:value-type="date">
            <text:p>2024-04-10</text:p>
          </table:table-cell>
          <table:table-cell table:number-columns-repeated="2" office:value-type="float" office:value="280155" calcext:value-type="float">
            <text:p>280,155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101020105000030025</text:p>
          </table:table-cell>
          <table:table-cell table:style-name="ce20" office:value-type="date" office:date-value="2024-04-11" calcext:value-type="date">
            <text:p>2024-04-11</text:p>
          </table:table-cell>
          <table:table-cell table:number-columns-repeated="2" office:value-type="float" office:value="280155" calcext:value-type="float">
            <text:p>280,155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101020105000030025</text:p>
          </table:table-cell>
          <table:table-cell table:style-name="ce20" office:value-type="date" office:date-value="2024-04-12" calcext:value-type="date">
            <text:p>2024-04-12</text:p>
          </table:table-cell>
          <table:table-cell table:number-columns-repeated="2" office:value-type="float" office:value="280155" calcext:value-type="float">
            <text:p>280,155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101020105000030025</text:p>
          </table:table-cell>
          <table:table-cell table:style-name="ce20" office:value-type="date" office:date-value="2024-04-15" calcext:value-type="date">
            <text:p>2024-04-15</text:p>
          </table:table-cell>
          <table:table-cell table:number-columns-repeated="2" office:value-type="float" office:value="280155" calcext:value-type="float">
            <text:p>280,155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101020105000030025</text:p>
          </table:table-cell>
          <table:table-cell table:style-name="ce20" office:value-type="date" office:date-value="2024-04-16" calcext:value-type="date">
            <text:p>2024-04-16</text:p>
          </table:table-cell>
          <table:table-cell table:number-columns-repeated="2" office:value-type="float" office:value="280155" calcext:value-type="float">
            <text:p>280,155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101020105000030025</text:p>
          </table:table-cell>
          <table:table-cell table:style-name="ce20" office:value-type="date" office:date-value="2024-04-17" calcext:value-type="date">
            <text:p>2024-04-17</text:p>
          </table:table-cell>
          <table:table-cell table:number-columns-repeated="2" office:value-type="float" office:value="280155" calcext:value-type="float">
            <text:p>280,155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101020105000030025</text:p>
          </table:table-cell>
          <table:table-cell table:style-name="ce20" office:value-type="date" office:date-value="2024-04-18" calcext:value-type="date">
            <text:p>2024-04-18</text:p>
          </table:table-cell>
          <table:table-cell table:number-columns-repeated="2" office:value-type="float" office:value="280155" calcext:value-type="float">
            <text:p>280,155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101020105000030025</text:p>
          </table:table-cell>
          <table:table-cell table:style-name="ce20" office:value-type="date" office:date-value="2024-04-19" calcext:value-type="date">
            <text:p>2024-04-19</text:p>
          </table:table-cell>
          <table:table-cell table:number-columns-repeated="2" office:value-type="float" office:value="280155" calcext:value-type="float">
            <text:p>280,155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101020105000030025</text:p>
          </table:table-cell>
          <table:table-cell table:style-name="ce20" office:value-type="date" office:date-value="2024-04-22" calcext:value-type="date">
            <text:p>2024-04-22</text:p>
          </table:table-cell>
          <table:table-cell office:value-type="float" office:value="280155" calcext:value-type="float">
            <text:p>280,155</text:p>
          </table:table-cell>
          <table:table-cell office:value-type="float" office:value="80155" calcext:value-type="float">
            <text:p>80,155</text:p>
          </table:table-cell>
          <table:table-cell table:number-columns-repeated="2" office:value-type="float" office:value="-200000" calcext:value-type="float">
            <text:p>-200,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00000" calcext:value-type="float">
            <text:p>-200,000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101020105000030025</text:p>
          </table:table-cell>
          <table:table-cell table:style-name="ce20" office:value-type="date" office:date-value="2024-04-23" calcext:value-type="date">
            <text:p>2024-04-23</text:p>
          </table:table-cell>
          <table:table-cell table:number-columns-repeated="2" office:value-type="float" office:value="80155" calcext:value-type="float">
            <text:p>80,155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101020105000030025</text:p>
          </table:table-cell>
          <table:table-cell table:style-name="ce20" office:value-type="date" office:date-value="2024-04-24" calcext:value-type="date">
            <text:p>2024-04-24</text:p>
          </table:table-cell>
          <table:table-cell table:number-columns-repeated="2" office:value-type="float" office:value="80155" calcext:value-type="float">
            <text:p>80,155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101020105000030025</text:p>
          </table:table-cell>
          <table:table-cell table:style-name="ce20" office:value-type="date" office:date-value="2024-04-25" calcext:value-type="date">
            <text:p>2024-04-25</text:p>
          </table:table-cell>
          <table:table-cell table:number-columns-repeated="2" office:value-type="float" office:value="80155" calcext:value-type="float">
            <text:p>80,155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101020105000030025</text:p>
          </table:table-cell>
          <table:table-cell table:style-name="ce20" office:value-type="date" office:date-value="2024-04-26" calcext:value-type="date">
            <text:p>2024-04-26</text:p>
          </table:table-cell>
          <table:table-cell table:number-columns-repeated="2" office:value-type="float" office:value="80155" calcext:value-type="float">
            <text:p>80,155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101020105000030025</text:p>
          </table:table-cell>
          <table:table-cell table:style-name="ce20" office:value-type="date" office:date-value="2024-04-29" calcext:value-type="date">
            <text:p>2024-04-29</text:p>
          </table:table-cell>
          <table:table-cell table:number-columns-repeated="2" office:value-type="float" office:value="80155" calcext:value-type="float">
            <text:p>80,155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101020105000030025</text:p>
          </table:table-cell>
          <table:table-cell table:style-name="ce20" office:value-type="date" office:date-value="2024-04-30" calcext:value-type="date">
            <text:p>2024-04-30</text:p>
          </table:table-cell>
          <table:table-cell table:number-columns-repeated="2" office:value-type="float" office:value="80155" calcext:value-type="float">
            <text:p>80,155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101020105000030025</text:p>
          </table:table-cell>
          <table:table-cell table:style-name="ce20" office:value-type="date" office:date-value="2024-05-02" calcext:value-type="date">
            <text:p>2024-05-02</text:p>
          </table:table-cell>
          <table:table-cell table:number-columns-repeated="2" office:value-type="float" office:value="80155" calcext:value-type="float">
            <text:p>80,155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101020105000030025</text:p>
          </table:table-cell>
          <table:table-cell table:style-name="ce20" office:value-type="date" office:date-value="2024-05-03" calcext:value-type="date">
            <text:p>2024-05-03</text:p>
          </table:table-cell>
          <table:table-cell table:number-columns-repeated="2" office:value-type="float" office:value="80155" calcext:value-type="float">
            <text:p>80,155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101020105000030025</text:p>
          </table:table-cell>
          <table:table-cell table:style-name="ce20" office:value-type="date" office:date-value="2024-05-06" calcext:value-type="date">
            <text:p>2024-05-06</text:p>
          </table:table-cell>
          <table:table-cell table:number-columns-repeated="2" office:value-type="float" office:value="80155" calcext:value-type="float">
            <text:p>80,155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101020105000030025</text:p>
          </table:table-cell>
          <table:table-cell table:style-name="ce20" office:value-type="date" office:date-value="2024-05-07" calcext:value-type="date">
            <text:p>2024-05-07</text:p>
          </table:table-cell>
          <table:table-cell table:number-columns-repeated="2" office:value-type="float" office:value="80155" calcext:value-type="float">
            <text:p>80,155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101020105000030025</text:p>
          </table:table-cell>
          <table:table-cell table:style-name="ce20" office:value-type="date" office:date-value="2024-05-08" calcext:value-type="date">
            <text:p>2024-05-08</text:p>
          </table:table-cell>
          <table:table-cell table:number-columns-repeated="2" office:value-type="float" office:value="80155" calcext:value-type="float">
            <text:p>80,155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101020105000030025</text:p>
          </table:table-cell>
          <table:table-cell table:style-name="ce20" office:value-type="date" office:date-value="2024-05-09" calcext:value-type="date">
            <text:p>2024-05-09</text:p>
          </table:table-cell>
          <table:table-cell table:number-columns-repeated="2" office:value-type="float" office:value="80155" calcext:value-type="float">
            <text:p>80,155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101020105000030025</text:p>
          </table:table-cell>
          <table:table-cell table:style-name="ce20" office:value-type="date" office:date-value="2024-05-10" calcext:value-type="date">
            <text:p>2024-05-10</text:p>
          </table:table-cell>
          <table:table-cell table:number-columns-repeated="2" office:value-type="float" office:value="80155" calcext:value-type="float">
            <text:p>80,155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101020105000030025</text:p>
          </table:table-cell>
          <table:table-cell table:style-name="ce20" office:value-type="date" office:date-value="2024-05-13" calcext:value-type="date">
            <text:p>2024-05-13</text:p>
          </table:table-cell>
          <table:table-cell table:number-columns-repeated="2" office:value-type="float" office:value="80155" calcext:value-type="float">
            <text:p>80,155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101020105000030025</text:p>
          </table:table-cell>
          <table:table-cell table:style-name="ce20" office:value-type="date" office:date-value="2024-05-14" calcext:value-type="date">
            <text:p>2024-05-14</text:p>
          </table:table-cell>
          <table:table-cell table:number-columns-repeated="2" office:value-type="float" office:value="80155" calcext:value-type="float">
            <text:p>80,155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101020105000030025</text:p>
          </table:table-cell>
          <table:table-cell table:style-name="ce20" office:value-type="date" office:date-value="2024-05-15" calcext:value-type="date">
            <text:p>2024-05-15</text:p>
          </table:table-cell>
          <table:table-cell table:number-columns-repeated="2" office:value-type="float" office:value="80155" calcext:value-type="float">
            <text:p>80,155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101020105000030025</text:p>
          </table:table-cell>
          <table:table-cell table:style-name="ce20" office:value-type="date" office:date-value="2024-05-16" calcext:value-type="date">
            <text:p>2024-05-16</text:p>
          </table:table-cell>
          <table:table-cell table:number-columns-repeated="2" office:value-type="float" office:value="80155" calcext:value-type="float">
            <text:p>80,155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101020105000030025</text:p>
          </table:table-cell>
          <table:table-cell table:style-name="ce20" office:value-type="date" office:date-value="2024-05-17" calcext:value-type="date">
            <text:p>2024-05-17</text:p>
          </table:table-cell>
          <table:table-cell table:number-columns-repeated="2" office:value-type="float" office:value="80155" calcext:value-type="float">
            <text:p>80,155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101020105000030025</text:p>
          </table:table-cell>
          <table:table-cell table:style-name="ce20" office:value-type="date" office:date-value="2024-05-20" calcext:value-type="date">
            <text:p>2024-05-20</text:p>
          </table:table-cell>
          <table:table-cell table:number-columns-repeated="2" office:value-type="float" office:value="80155" calcext:value-type="float">
            <text:p>80,155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101020105000030025</text:p>
          </table:table-cell>
          <table:table-cell table:style-name="ce20" office:value-type="date" office:date-value="2024-05-21" calcext:value-type="date">
            <text:p>2024-05-21</text:p>
          </table:table-cell>
          <table:table-cell table:number-columns-repeated="2" office:value-type="float" office:value="80155" calcext:value-type="float">
            <text:p>80,155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101020105000030025</text:p>
          </table:table-cell>
          <table:table-cell table:style-name="ce20" office:value-type="date" office:date-value="2024-05-22" calcext:value-type="date">
            <text:p>2024-05-22</text:p>
          </table:table-cell>
          <table:table-cell table:number-columns-repeated="2" office:value-type="float" office:value="80155" calcext:value-type="float">
            <text:p>80,155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101020105000030025</text:p>
          </table:table-cell>
          <table:table-cell table:style-name="ce20" office:value-type="date" office:date-value="2024-05-23" calcext:value-type="date">
            <text:p>2024-05-23</text:p>
          </table:table-cell>
          <table:table-cell table:number-columns-repeated="2" office:value-type="float" office:value="80155" calcext:value-type="float">
            <text:p>80,155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101020105000030025</text:p>
          </table:table-cell>
          <table:table-cell table:style-name="ce20" office:value-type="date" office:date-value="2024-05-24" calcext:value-type="date">
            <text:p>2024-05-24</text:p>
          </table:table-cell>
          <table:table-cell table:number-columns-repeated="2" office:value-type="float" office:value="80155" calcext:value-type="float">
            <text:p>80,155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101020105000030025</text:p>
          </table:table-cell>
          <table:table-cell table:style-name="ce20" office:value-type="date" office:date-value="2024-05-27" calcext:value-type="date">
            <text:p>2024-05-27</text:p>
          </table:table-cell>
          <table:table-cell table:number-columns-repeated="2" office:value-type="float" office:value="80155" calcext:value-type="float">
            <text:p>80,155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101020105000030025</text:p>
          </table:table-cell>
          <table:table-cell table:style-name="ce20" office:value-type="date" office:date-value="2024-05-28" calcext:value-type="date">
            <text:p>2024-05-28</text:p>
          </table:table-cell>
          <table:table-cell table:number-columns-repeated="2" office:value-type="float" office:value="80155" calcext:value-type="float">
            <text:p>80,155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101020105000030025</text:p>
          </table:table-cell>
          <table:table-cell table:style-name="ce20" office:value-type="date" office:date-value="2024-05-29" calcext:value-type="date">
            <text:p>2024-05-29</text:p>
          </table:table-cell>
          <table:table-cell table:number-columns-repeated="2" office:value-type="float" office:value="80155" calcext:value-type="float">
            <text:p>80,155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101020105000030025</text:p>
          </table:table-cell>
          <table:table-cell table:style-name="ce20" office:value-type="date" office:date-value="2024-05-30" calcext:value-type="date">
            <text:p>2024-05-30</text:p>
          </table:table-cell>
          <table:table-cell table:number-columns-repeated="2" office:value-type="float" office:value="80155" calcext:value-type="float">
            <text:p>80,155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101020105000030025</text:p>
          </table:table-cell>
          <table:table-cell table:style-name="ce20" office:value-type="date" office:date-value="2024-05-31" calcext:value-type="date">
            <text:p>2024-05-31</text:p>
          </table:table-cell>
          <table:table-cell table:number-columns-repeated="2" office:value-type="float" office:value="80155" calcext:value-type="float">
            <text:p>80,155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101020105000030025</text:p>
          </table:table-cell>
          <table:table-cell table:style-name="ce20" office:value-type="date" office:date-value="2024-06-03" calcext:value-type="date">
            <text:p>2024-06-03</text:p>
          </table:table-cell>
          <table:table-cell table:number-columns-repeated="2" office:value-type="float" office:value="80155" calcext:value-type="float">
            <text:p>80,155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101020105000030025</text:p>
          </table:table-cell>
          <table:table-cell table:style-name="ce20" office:value-type="date" office:date-value="2024-06-04" calcext:value-type="date">
            <text:p>2024-06-04</text:p>
          </table:table-cell>
          <table:table-cell table:number-columns-repeated="2" office:value-type="float" office:value="80155" calcext:value-type="float">
            <text:p>80,155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101020105000030025</text:p>
          </table:table-cell>
          <table:table-cell table:style-name="ce20" office:value-type="date" office:date-value="2024-06-05" calcext:value-type="date">
            <text:p>2024-06-05</text:p>
          </table:table-cell>
          <table:table-cell table:number-columns-repeated="2" office:value-type="float" office:value="80155" calcext:value-type="float">
            <text:p>80,155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101020105000030025</text:p>
          </table:table-cell>
          <table:table-cell table:style-name="ce20" office:value-type="date" office:date-value="2024-06-06" calcext:value-type="date">
            <text:p>2024-06-06</text:p>
          </table:table-cell>
          <table:table-cell table:number-columns-repeated="2" office:value-type="float" office:value="80155" calcext:value-type="float">
            <text:p>80,155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101020105000030025</text:p>
          </table:table-cell>
          <table:table-cell table:style-name="ce20" office:value-type="date" office:date-value="2024-06-07" calcext:value-type="date">
            <text:p>2024-06-07</text:p>
          </table:table-cell>
          <table:table-cell table:number-columns-repeated="2" office:value-type="float" office:value="80155" calcext:value-type="float">
            <text:p>80,155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101020105000030025</text:p>
          </table:table-cell>
          <table:table-cell table:style-name="ce20" office:value-type="date" office:date-value="2024-06-10" calcext:value-type="date">
            <text:p>2024-06-10</text:p>
          </table:table-cell>
          <table:table-cell table:number-columns-repeated="2" office:value-type="float" office:value="80155" calcext:value-type="float">
            <text:p>80,155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101020105000030025</text:p>
          </table:table-cell>
          <table:table-cell table:style-name="ce20" office:value-type="date" office:date-value="2024-06-11" calcext:value-type="date">
            <text:p>2024-06-11</text:p>
          </table:table-cell>
          <table:table-cell table:number-columns-repeated="2" office:value-type="float" office:value="80155" calcext:value-type="float">
            <text:p>80,155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101020105000030025</text:p>
          </table:table-cell>
          <table:table-cell table:style-name="ce20" office:value-type="date" office:date-value="2024-06-12" calcext:value-type="date">
            <text:p>2024-06-12</text:p>
          </table:table-cell>
          <table:table-cell table:number-columns-repeated="2" office:value-type="float" office:value="80155" calcext:value-type="float">
            <text:p>80,155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101020105000030025</text:p>
          </table:table-cell>
          <table:table-cell table:style-name="ce20" office:value-type="date" office:date-value="2024-06-13" calcext:value-type="date">
            <text:p>2024-06-13</text:p>
          </table:table-cell>
          <table:table-cell table:number-columns-repeated="2" office:value-type="float" office:value="80155" calcext:value-type="float">
            <text:p>80,155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101020105000030025</text:p>
          </table:table-cell>
          <table:table-cell table:style-name="ce20" office:value-type="date" office:date-value="2024-06-14" calcext:value-type="date">
            <text:p>2024-06-14</text:p>
          </table:table-cell>
          <table:table-cell table:number-columns-repeated="2" office:value-type="float" office:value="80155" calcext:value-type="float">
            <text:p>80,155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101020105000030025</text:p>
          </table:table-cell>
          <table:table-cell table:style-name="ce20" office:value-type="date" office:date-value="2024-06-17" calcext:value-type="date">
            <text:p>2024-06-17</text:p>
          </table:table-cell>
          <table:table-cell table:number-columns-repeated="2" office:value-type="float" office:value="80155" calcext:value-type="float">
            <text:p>80,155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101020105000030025</text:p>
          </table:table-cell>
          <table:table-cell table:style-name="ce20" office:value-type="date" office:date-value="2024-06-18" calcext:value-type="date">
            <text:p>2024-06-18</text:p>
          </table:table-cell>
          <table:table-cell table:number-columns-repeated="2" office:value-type="float" office:value="80155" calcext:value-type="float">
            <text:p>80,155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101020105000030025</text:p>
          </table:table-cell>
          <table:table-cell table:style-name="ce20" office:value-type="date" office:date-value="2024-06-19" calcext:value-type="date">
            <text:p>2024-06-19</text:p>
          </table:table-cell>
          <table:table-cell table:number-columns-repeated="2" office:value-type="float" office:value="80155" calcext:value-type="float">
            <text:p>80,155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101020105000030025</text:p>
          </table:table-cell>
          <table:table-cell table:style-name="ce20" office:value-type="date" office:date-value="2024-06-20" calcext:value-type="date">
            <text:p>2024-06-20</text:p>
          </table:table-cell>
          <table:table-cell table:number-columns-repeated="2" office:value-type="float" office:value="80155" calcext:value-type="float">
            <text:p>80,155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101020105000030025</text:p>
          </table:table-cell>
          <table:table-cell table:style-name="ce20" office:value-type="date" office:date-value="2024-06-21" calcext:value-type="date">
            <text:p>2024-06-21</text:p>
          </table:table-cell>
          <table:table-cell table:number-columns-repeated="2" office:value-type="float" office:value="80155" calcext:value-type="float">
            <text:p>80,155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101020105000030025</text:p>
          </table:table-cell>
          <table:table-cell table:style-name="ce20" office:value-type="date" office:date-value="2024-06-24" calcext:value-type="date">
            <text:p>2024-06-24</text:p>
          </table:table-cell>
          <table:table-cell table:number-columns-repeated="2" office:value-type="float" office:value="80155" calcext:value-type="float">
            <text:p>80,155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101020105000030025</text:p>
          </table:table-cell>
          <table:table-cell table:style-name="ce20" office:value-type="date" office:date-value="2024-06-25" calcext:value-type="date">
            <text:p>2024-06-25</text:p>
          </table:table-cell>
          <table:table-cell table:number-columns-repeated="2" office:value-type="float" office:value="80155" calcext:value-type="float">
            <text:p>80,155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101020105000030025</text:p>
          </table:table-cell>
          <table:table-cell table:style-name="ce20" office:value-type="date" office:date-value="2024-06-26" calcext:value-type="date">
            <text:p>2024-06-26</text:p>
          </table:table-cell>
          <table:table-cell table:number-columns-repeated="2" office:value-type="float" office:value="80155" calcext:value-type="float">
            <text:p>80,155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101020105000030025</text:p>
          </table:table-cell>
          <table:table-cell table:style-name="ce20" office:value-type="date" office:date-value="2024-06-27" calcext:value-type="date">
            <text:p>2024-06-27</text:p>
          </table:table-cell>
          <table:table-cell table:number-columns-repeated="2" office:value-type="float" office:value="80155" calcext:value-type="float">
            <text:p>80,155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101020105000030025</text:p>
          </table:table-cell>
          <table:table-cell table:style-name="ce20" office:value-type="date" office:date-value="2024-06-28" calcext:value-type="date">
            <text:p>2024-06-28</text:p>
          </table:table-cell>
          <table:table-cell table:number-columns-repeated="2" office:value-type="float" office:value="80155" calcext:value-type="float">
            <text:p>80,155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101020105000030025</text:p>
          </table:table-cell>
          <table:table-cell table:style-name="ce20" office:value-type="date" office:date-value="2024-07-01" calcext:value-type="date">
            <text:p>2024-07-01</text:p>
          </table:table-cell>
          <table:table-cell table:number-columns-repeated="2" office:value-type="float" office:value="80155" calcext:value-type="float">
            <text:p>80,155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101020105000030025</text:p>
          </table:table-cell>
          <table:table-cell table:style-name="ce20" office:value-type="date" office:date-value="2024-07-02" calcext:value-type="date">
            <text:p>2024-07-02</text:p>
          </table:table-cell>
          <table:table-cell table:number-columns-repeated="2" office:value-type="float" office:value="80155" calcext:value-type="float">
            <text:p>80,155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101020105000030025</text:p>
          </table:table-cell>
          <table:table-cell table:style-name="ce20" office:value-type="date" office:date-value="2024-07-03" calcext:value-type="date">
            <text:p>2024-07-03</text:p>
          </table:table-cell>
          <table:table-cell table:number-columns-repeated="2" office:value-type="float" office:value="80155" calcext:value-type="float">
            <text:p>80,155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101020105000030025</text:p>
          </table:table-cell>
          <table:table-cell table:style-name="ce20" office:value-type="date" office:date-value="2024-07-04" calcext:value-type="date">
            <text:p>2024-07-04</text:p>
          </table:table-cell>
          <table:table-cell table:number-columns-repeated="2" office:value-type="float" office:value="80155" calcext:value-type="float">
            <text:p>80,155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101020105000030025</text:p>
          </table:table-cell>
          <table:table-cell table:style-name="ce20" office:value-type="date" office:date-value="2024-07-05" calcext:value-type="date">
            <text:p>2024-07-05</text:p>
          </table:table-cell>
          <table:table-cell table:number-columns-repeated="2" office:value-type="float" office:value="80155" calcext:value-type="float">
            <text:p>80,155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101020105000030025</text:p>
          </table:table-cell>
          <table:table-cell table:style-name="ce20" office:value-type="date" office:date-value="2024-07-08" calcext:value-type="date">
            <text:p>2024-07-08</text:p>
          </table:table-cell>
          <table:table-cell table:number-columns-repeated="2" office:value-type="float" office:value="80155" calcext:value-type="float">
            <text:p>80,155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101020105000030025</text:p>
          </table:table-cell>
          <table:table-cell table:style-name="ce20" office:value-type="date" office:date-value="2024-07-09" calcext:value-type="date">
            <text:p>2024-07-09</text:p>
          </table:table-cell>
          <table:table-cell table:number-columns-repeated="2" office:value-type="float" office:value="80155" calcext:value-type="float">
            <text:p>80,155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101020105000030025</text:p>
          </table:table-cell>
          <table:table-cell table:style-name="ce20" office:value-type="date" office:date-value="2024-07-10" calcext:value-type="date">
            <text:p>2024-07-10</text:p>
          </table:table-cell>
          <table:table-cell table:number-columns-repeated="2" office:value-type="float" office:value="80155" calcext:value-type="float">
            <text:p>80,155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101020105000030025</text:p>
          </table:table-cell>
          <table:table-cell table:style-name="ce20" office:value-type="date" office:date-value="2024-07-11" calcext:value-type="date">
            <text:p>2024-07-11</text:p>
          </table:table-cell>
          <table:table-cell table:number-columns-repeated="2" office:value-type="float" office:value="80155" calcext:value-type="float">
            <text:p>80,155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101020105000030025</text:p>
          </table:table-cell>
          <table:table-cell table:style-name="ce20" office:value-type="date" office:date-value="2024-07-12" calcext:value-type="date">
            <text:p>2024-07-12</text:p>
          </table:table-cell>
          <table:table-cell table:number-columns-repeated="2" office:value-type="float" office:value="80155" calcext:value-type="float">
            <text:p>80,155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101020105000030025</text:p>
          </table:table-cell>
          <table:table-cell table:style-name="ce20" office:value-type="date" office:date-value="2024-07-15" calcext:value-type="date">
            <text:p>2024-07-15</text:p>
          </table:table-cell>
          <table:table-cell table:number-columns-repeated="2" office:value-type="float" office:value="80155" calcext:value-type="float">
            <text:p>80,155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101020105000030025</text:p>
          </table:table-cell>
          <table:table-cell table:style-name="ce20" office:value-type="date" office:date-value="2024-07-16" calcext:value-type="date">
            <text:p>2024-07-16</text:p>
          </table:table-cell>
          <table:table-cell table:number-columns-repeated="2" office:value-type="float" office:value="80155" calcext:value-type="float">
            <text:p>80,155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101020105000030025</text:p>
          </table:table-cell>
          <table:table-cell table:style-name="ce20" office:value-type="date" office:date-value="2024-07-17" calcext:value-type="date">
            <text:p>2024-07-17</text:p>
          </table:table-cell>
          <table:table-cell table:number-columns-repeated="2" office:value-type="float" office:value="80155" calcext:value-type="float">
            <text:p>80,155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101020105000030025</text:p>
          </table:table-cell>
          <table:table-cell table:style-name="ce20" office:value-type="date" office:date-value="2024-07-18" calcext:value-type="date">
            <text:p>2024-07-18</text:p>
          </table:table-cell>
          <table:table-cell table:number-columns-repeated="2" office:value-type="float" office:value="80155" calcext:value-type="float">
            <text:p>80,155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101020105000030025</text:p>
          </table:table-cell>
          <table:table-cell table:style-name="ce20" office:value-type="date" office:date-value="2024-07-19" calcext:value-type="date">
            <text:p>2024-07-19</text:p>
          </table:table-cell>
          <table:table-cell table:number-columns-repeated="2" office:value-type="float" office:value="80155" calcext:value-type="float">
            <text:p>80,155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101020105000030025</text:p>
          </table:table-cell>
          <table:table-cell table:style-name="ce20" office:value-type="date" office:date-value="2024-07-22" calcext:value-type="date">
            <text:p>2024-07-22</text:p>
          </table:table-cell>
          <table:table-cell table:number-columns-repeated="2" office:value-type="float" office:value="80155" calcext:value-type="float">
            <text:p>80,155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101020105000030025</text:p>
          </table:table-cell>
          <table:table-cell table:style-name="ce20" office:value-type="date" office:date-value="2024-07-23" calcext:value-type="date">
            <text:p>2024-07-23</text:p>
          </table:table-cell>
          <table:table-cell table:number-columns-repeated="2" office:value-type="float" office:value="80155" calcext:value-type="float">
            <text:p>80,155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101020105000030025</text:p>
          </table:table-cell>
          <table:table-cell table:style-name="ce20" office:value-type="date" office:date-value="2024-07-24" calcext:value-type="date">
            <text:p>2024-07-24</text:p>
          </table:table-cell>
          <table:table-cell table:number-columns-repeated="2" office:value-type="float" office:value="80155" calcext:value-type="float">
            <text:p>80,155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101020105000030025</text:p>
          </table:table-cell>
          <table:table-cell table:style-name="ce20" office:value-type="date" office:date-value="2024-07-25" calcext:value-type="date">
            <text:p>2024-07-25</text:p>
          </table:table-cell>
          <table:table-cell table:number-columns-repeated="2" office:value-type="float" office:value="80155" calcext:value-type="float">
            <text:p>80,155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101020105000030025</text:p>
          </table:table-cell>
          <table:table-cell table:style-name="ce20" office:value-type="date" office:date-value="2024-07-26" calcext:value-type="date">
            <text:p>2024-07-26</text:p>
          </table:table-cell>
          <table:table-cell table:number-columns-repeated="2" office:value-type="float" office:value="80155" calcext:value-type="float">
            <text:p>80,155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101020105000030025</text:p>
          </table:table-cell>
          <table:table-cell table:style-name="ce20" office:value-type="date" office:date-value="2024-07-29" calcext:value-type="date">
            <text:p>2024-07-29</text:p>
          </table:table-cell>
          <table:table-cell table:number-columns-repeated="2" office:value-type="float" office:value="80155" calcext:value-type="float">
            <text:p>80,155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101020105000030025</text:p>
          </table:table-cell>
          <table:table-cell table:style-name="ce20" office:value-type="date" office:date-value="2024-07-30" calcext:value-type="date">
            <text:p>2024-07-30</text:p>
          </table:table-cell>
          <table:table-cell table:number-columns-repeated="2" office:value-type="float" office:value="80155" calcext:value-type="float">
            <text:p>80,155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101020105000030025</text:p>
          </table:table-cell>
          <table:table-cell table:style-name="ce20" office:value-type="date" office:date-value="2024-07-31" calcext:value-type="date">
            <text:p>2024-07-31</text:p>
          </table:table-cell>
          <table:table-cell table:number-columns-repeated="2" office:value-type="float" office:value="80155" calcext:value-type="float">
            <text:p>80,155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101020105000030025</text:p>
          </table:table-cell>
          <table:table-cell table:style-name="ce20" office:value-type="date" office:date-value="2024-08-01" calcext:value-type="date">
            <text:p>2024-08-01</text:p>
          </table:table-cell>
          <table:table-cell table:number-columns-repeated="2" office:value-type="float" office:value="80155" calcext:value-type="float">
            <text:p>80,155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101020105000030025</text:p>
          </table:table-cell>
          <table:table-cell table:style-name="ce20" office:value-type="date" office:date-value="2024-08-02" calcext:value-type="date">
            <text:p>2024-08-02</text:p>
          </table:table-cell>
          <table:table-cell table:number-columns-repeated="2" office:value-type="float" office:value="80155" calcext:value-type="float">
            <text:p>80,155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101020105000030025</text:p>
          </table:table-cell>
          <table:table-cell table:style-name="ce20" office:value-type="date" office:date-value="2024-08-05" calcext:value-type="date">
            <text:p>2024-08-05</text:p>
          </table:table-cell>
          <table:table-cell table:number-columns-repeated="2" office:value-type="float" office:value="80155" calcext:value-type="float">
            <text:p>80,155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101020105000030025</text:p>
          </table:table-cell>
          <table:table-cell table:style-name="ce20" office:value-type="date" office:date-value="2024-08-06" calcext:value-type="date">
            <text:p>2024-08-06</text:p>
          </table:table-cell>
          <table:table-cell table:number-columns-repeated="2" office:value-type="float" office:value="80155" calcext:value-type="float">
            <text:p>80,155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101020105000030025</text:p>
          </table:table-cell>
          <table:table-cell table:style-name="ce20" office:value-type="date" office:date-value="2024-08-07" calcext:value-type="date">
            <text:p>2024-08-07</text:p>
          </table:table-cell>
          <table:table-cell table:number-columns-repeated="2" office:value-type="float" office:value="80155" calcext:value-type="float">
            <text:p>80,155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101020105000030025</text:p>
          </table:table-cell>
          <table:table-cell table:style-name="ce20" office:value-type="date" office:date-value="2024-08-08" calcext:value-type="date">
            <text:p>2024-08-08</text:p>
          </table:table-cell>
          <table:table-cell table:number-columns-repeated="2" office:value-type="float" office:value="80155" calcext:value-type="float">
            <text:p>80,155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101020105000030025</text:p>
          </table:table-cell>
          <table:table-cell table:style-name="ce20" office:value-type="date" office:date-value="2024-08-09" calcext:value-type="date">
            <text:p>2024-08-09</text:p>
          </table:table-cell>
          <table:table-cell table:number-columns-repeated="2" office:value-type="float" office:value="80155" calcext:value-type="float">
            <text:p>80,155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101020105000030025</text:p>
          </table:table-cell>
          <table:table-cell table:style-name="ce20" office:value-type="date" office:date-value="2024-08-12" calcext:value-type="date">
            <text:p>2024-08-12</text:p>
          </table:table-cell>
          <table:table-cell table:number-columns-repeated="2" office:value-type="float" office:value="80155" calcext:value-type="float">
            <text:p>80,155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101020105000030025</text:p>
          </table:table-cell>
          <table:table-cell table:style-name="ce20" office:value-type="date" office:date-value="2024-08-13" calcext:value-type="date">
            <text:p>2024-08-13</text:p>
          </table:table-cell>
          <table:table-cell table:number-columns-repeated="2" office:value-type="float" office:value="80155" calcext:value-type="float">
            <text:p>80,155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101020105000030025</text:p>
          </table:table-cell>
          <table:table-cell table:style-name="ce20" office:value-type="date" office:date-value="2024-08-14" calcext:value-type="date">
            <text:p>2024-08-14</text:p>
          </table:table-cell>
          <table:table-cell table:number-columns-repeated="2" office:value-type="float" office:value="80155" calcext:value-type="float">
            <text:p>80,155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101020105000030025</text:p>
          </table:table-cell>
          <table:table-cell table:style-name="ce20" office:value-type="date" office:date-value="2024-08-15" calcext:value-type="date">
            <text:p>2024-08-15</text:p>
          </table:table-cell>
          <table:table-cell table:number-columns-repeated="2" office:value-type="float" office:value="80155" calcext:value-type="float">
            <text:p>80,155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101020105000030025</text:p>
          </table:table-cell>
          <table:table-cell table:style-name="ce20" office:value-type="date" office:date-value="2024-08-16" calcext:value-type="date">
            <text:p>2024-08-16</text:p>
          </table:table-cell>
          <table:table-cell table:number-columns-repeated="2" office:value-type="float" office:value="80155" calcext:value-type="float">
            <text:p>80,155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101020105000030025</text:p>
          </table:table-cell>
          <table:table-cell table:style-name="ce20" office:value-type="date" office:date-value="2024-08-19" calcext:value-type="date">
            <text:p>2024-08-19</text:p>
          </table:table-cell>
          <table:table-cell table:number-columns-repeated="2" office:value-type="float" office:value="80155" calcext:value-type="float">
            <text:p>80,155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101020105000030025</text:p>
          </table:table-cell>
          <table:table-cell table:style-name="ce20" office:value-type="date" office:date-value="2024-08-20" calcext:value-type="date">
            <text:p>2024-08-20</text:p>
          </table:table-cell>
          <table:table-cell table:number-columns-repeated="2" office:value-type="float" office:value="80155" calcext:value-type="float">
            <text:p>80,155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101020105000030025</text:p>
          </table:table-cell>
          <table:table-cell table:style-name="ce20" office:value-type="date" office:date-value="2024-08-21" calcext:value-type="date">
            <text:p>2024-08-21</text:p>
          </table:table-cell>
          <table:table-cell table:number-columns-repeated="2" office:value-type="float" office:value="80155" calcext:value-type="float">
            <text:p>80,155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101020105000030025</text:p>
          </table:table-cell>
          <table:table-cell table:style-name="ce20" office:value-type="date" office:date-value="2024-08-22" calcext:value-type="date">
            <text:p>2024-08-22</text:p>
          </table:table-cell>
          <table:table-cell table:number-columns-repeated="2" office:value-type="float" office:value="80155" calcext:value-type="float">
            <text:p>80,155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101020105000030025</text:p>
          </table:table-cell>
          <table:table-cell table:style-name="ce20" office:value-type="date" office:date-value="2024-08-23" calcext:value-type="date">
            <text:p>2024-08-23</text:p>
          </table:table-cell>
          <table:table-cell table:number-columns-repeated="2" office:value-type="float" office:value="80155" calcext:value-type="float">
            <text:p>80,155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101020105000030025</text:p>
          </table:table-cell>
          <table:table-cell table:style-name="ce20" office:value-type="date" office:date-value="2024-08-26" calcext:value-type="date">
            <text:p>2024-08-26</text:p>
          </table:table-cell>
          <table:table-cell table:number-columns-repeated="2" office:value-type="float" office:value="80155" calcext:value-type="float">
            <text:p>80,155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101020105000030025</text:p>
          </table:table-cell>
          <table:table-cell table:style-name="ce20" office:value-type="date" office:date-value="2024-08-27" calcext:value-type="date">
            <text:p>2024-08-27</text:p>
          </table:table-cell>
          <table:table-cell office:value-type="float" office:value="80155" calcext:value-type="float">
            <text:p>80,1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80155" calcext:value-type="float">
            <text:p>-80,1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80155" calcext:value-type="float">
            <text:p>-80,155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LT101020105000030025</text:p>
          </table:table-cell>
          <table:table-cell table:style-name="ce20" office:value-type="date" office:date-value="2024-08-28" calcext:value-type="date">
            <text:p>2024-08-28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32" office:value-type="string" calcext:value-type="string">
            <text:p>&lt;nil&gt;</text:p>
          </table:table-cell>
          <table:table-cell office:value-type="string" calcext:value-type="string">
            <text:p>OK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2024/11/29 14:47:43 INFO Done <text:s/>in=334.7961ms</text:p>
          </table:table-cell>
          <table:table-cell table:number-columns-repeated="16383"/>
        </table:table-row>
        <table:table-row table:style-name="ro1" table:number-rows-repeated="104829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Consolas" svg:font-family="Consolas"/>
    <style:font-face style:name="Liberation Sans" svg:font-family="'Liberation Sans'" style:font-family-generic="swiss" style:font-pitch="variable"/>
    <style:font-face style:name="Lucida Console" svg:font-family="'Lucida Console'" style:font-family-generic="modern" style:font-pitch="fixed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number:number-style style:name="N131">
      <number:number number:decimal-places="3" number:min-decimal-places="3" number:min-integer-digits="1" number:grouping="true"/>
    </number:number-style>
    <number:number-style style:name="N132">
      <number:number number:decimal-places="4" number:min-decimal-places="4" number:min-integer-digits="1" number:grouping="true"/>
    </number:number-style>
    <number:number-style style:name="N133">
      <number:number number:decimal-places="1" number:min-decimal-places="1" number:min-integer-digits="1" number:grouping="true"/>
    </number:number-style>
    <number:number-style style:name="N134">
      <number:number number:decimal-places="1" number:min-decimal-places="1" number:min-integer-digits="1"/>
    </number:number-style>
    <number:number-style style:name="N135">
      <number:number number:decimal-places="3" number:min-decimal-places="3" number:min-integer-digits="1"/>
    </number:number-style>
    <number:number-style style:name="N136">
      <number:scientific-number number:decimal-places="3" number:min-decimal-places="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9">00/00/0000</text:date>, <text:time style:data-style-name="N2" text:time-value="12:54:10.62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6T09:11:03.566000000</meta:creation-date>
    <dc:date>2024-11-29T14:58:12.493000000</dc:date>
    <meta:editing-duration>PT1H28M52S</meta:editing-duration>
    <meta:editing-cycles>7</meta:editing-cycles>
    <meta:generator>LibreOffice/24.8.3.2$Windows_X86_64 LibreOffice_project/48a6bac9e7e268aeb4c3483fcf825c94556d9f92</meta:generator>
    <meta:document-statistic meta:table-count="2" meta:cell-count="4202" meta:object-count="0"/>
  </office:meta>
</office:document-meta>
</file>